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6.6984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1.16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ackground-color="#ccffff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ummary" table:style-name="ta1" table:print="false">
        <table:table-column table:style-name="co3" table:default-cell-style-name="ce2"/>
        <table:table-column table:style-name="co2" table:number-columns-repeated="2" table:default-cell-style-name="ce4"/>
        <table:table-column table:style-name="co2" table:number-columns-repeated="3" table:default-cell-style-name="ce5"/>
        <table:table-column table:style-name="co4" table:default-cell-style-name="ce4"/>
        <table:table-row table:style-name="ro3">
          <table:table-cell table:style-name="ce1"/>
          <table:table-cell table:style-name="ce3" office:value-type="string">
            <text:p>Confidence</text:p>
          </table:table-cell>
          <table:table-cell table:style-name="ce3" office:value-type="string">
            <text:p>PCA Confidence</text:p>
          </table:table-cell>
          <table:table-cell table:style-name="ce3" office:value-type="string">
            <text:p>Predictions (modality 1)</text:p>
          </table:table-cell>
          <table:table-cell table:style-name="ce3" office:value-type="string">
            <text:p>Predictions (modality 2)</text:p>
          </table:table-cell>
          <table:table-cell table:style-name="ce3" office:value-type="string">
            <text:p>Real precision (modality 1)</text:p>
          </table:table-cell>
          <table:table-cell table:style-name="ce3" office:value-type="string">
            <text:p>Real precision (modality 2)</text:p>
          </table:table-cell>
        </table:table-row>
        <table:table-row table:style-name="ro2">
          <table:table-cell table:style-name="ce1" office:value-type="string">
            <text:p>?o34 <text:s/>&lt;isMarriedTo&gt; <text:s/>?s34 <text:s text:c="2"/>=&gt; ?s34 <text:s/>&lt;isMarriedTo&gt; <text:s/>?o34</text:p>
          </table:table-cell>
          <table:table-cell office:value-type="percentage" office:value="0.530143">
            <text:p>53.01%</text:p>
          </table:table-cell>
          <table:table-cell office:value-type="percentage" office:value="0.917858">
            <text:p>91.79%</text:p>
          </table:table-cell>
          <table:table-cell office:value-type="float" office:value="5158">
            <text:p>5158</text:p>
          </table:table-cell>
          <table:table-cell office:value-type="float" office:value="5066">
            <text:p>5066</text:p>
          </table:table-cell>
          <table:table-cell office:value-type="string">
            <text:p>98.22%</text:p>
          </table:table-cell>
          <table:table-cell office:value-type="percentage" office:value="1">
            <text:p>100.00%</text:p>
          </table:table-cell>
        </table:table-row>
        <table:table-row table:style-name="ro2">
          <table:table-cell table:style-name="ce1" office:value-type="string">
            <text:p>?s33 <text:s/>&lt;created&gt; <text:s/>?o33 <text:s/>?s33 <text:s/>&lt;produced&gt; <text:s/>?o33 <text:s text:c="2"/>=&gt; ?s33 <text:s/>&lt;directed&gt; <text:s/>?o33</text:p>
          </table:table-cell>
          <table:table-cell office:value-type="percentage" office:value="0.498275">
            <text:p>49.83%</text:p>
          </table:table-cell>
          <table:table-cell office:value-type="percentage" office:value="0.586767">
            <text:p>58.68%</text:p>
          </table:table-cell>
          <table:table-cell office:value-type="float" office:value="976">
            <text:p>976</text:p>
          </table:table-cell>
          <table:table-cell office:value-type="float" office:value="306">
            <text:p>306</text:p>
          </table:table-cell>
          <table:table-cell office:value-type="string">
            <text:p>0.0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table:style-name="ce1" office:value-type="string">
            <text:p>?s33 <text:s/>&lt;actedIn&gt; <text:s/>?o33 <text:s/>?s33 <text:s/>&lt;created&gt; <text:s/>?o33 <text:s text:c="2"/>=&gt; ?s33 <text:s/>&lt;directed&gt; <text:s/>?o33</text:p>
          </table:table-cell>
          <table:table-cell office:value-type="percentage" office:value="0.382851">
            <text:p>38.29%</text:p>
          </table:table-cell>
          <table:table-cell office:value-type="percentage" office:value="0.452297">
            <text:p>45.23%</text:p>
          </table:table-cell>
          <table:table-cell office:value-type="float" office:value="608">
            <text:p>608</text:p>
          </table:table-cell>
          <table:table-cell office:value-type="float" office:value="154">
            <text:p>154</text:p>
          </table:table-cell>
          <table:table-cell office:value-type="string">
            <text:p>0.87%</text:p>
          </table:table-cell>
          <table:table-cell office:value-type="percentage" office:value="0.0344827586206897">
            <text:p>3.45%</text:p>
          </table:table-cell>
        </table:table-row>
        <table:table-row table:style-name="ro2">
          <table:table-cell table:style-name="ce1" office:value-type="string">
            <text:p>?s9 <text:s/>&lt;isMarriedTo&gt; <text:s/>?o82 <text:s/>?o82 <text:s/>&lt;livesIn&gt; <text:s/>?o9 <text:s text:c="2"/>=&gt; ?s9 <text:s/>&lt;livesIn&gt; <text:s/>?o9</text:p>
          </table:table-cell>
          <table:table-cell office:value-type="percentage" office:value="0.337058">
            <text:p>33.71%</text:p>
          </table:table-cell>
          <table:table-cell office:value-type="percentage" office:value="0.698842">
            <text:p>69.88%</text:p>
          </table:table-cell>
          <table:table-cell office:value-type="float" office:value="326">
            <text:p>326</text:p>
          </table:table-cell>
          <table:table-cell office:value-type="float" office:value="278">
            <text:p>278</text:p>
          </table:table-cell>
          <table:table-cell office:value-type="string">
            <text:p>57.87%</text:p>
          </table:table-cell>
          <table:table-cell office:value-type="percentage" office:value="0.678571428571429">
            <text:p>67.86%</text:p>
          </table:table-cell>
        </table:table-row>
        <table:table-row table:style-name="ro2">
          <table:table-cell table:style-name="ce1" office:value-type="string">
            <text:p>?s82 <text:s/>&lt;isMarriedTo&gt; <text:s/>?s9 <text:s/>?s82 <text:s/>&lt;livesIn&gt; <text:s/>?o9 <text:s text:c="2"/>=&gt; ?s9 <text:s/>&lt;livesIn&gt; <text:s/>?o9</text:p>
          </table:table-cell>
          <table:table-cell office:value-type="percentage" office:value="0.22807">
            <text:p>22.81%</text:p>
          </table:table-cell>
          <table:table-cell office:value-type="percentage" office:value="0.684211">
            <text:p>68.42%</text:p>
          </table:table-cell>
          <table:table-cell office:value-type="float" office:value="542">
            <text:p>542</text:p>
          </table:table-cell>
          <table:table-cell office:value-type="float" office:value="494">
            <text:p>494</text:p>
          </table:table-cell>
          <table:table-cell office:value-type="string">
            <text:p>71.33%</text:p>
          </table:table-cell>
          <table:table-cell office:value-type="percentage" office:value="0.782608695652174">
            <text:p>78.26%</text:p>
          </table:table-cell>
        </table:table-row>
        <table:table-row table:style-name="ro2">
          <table:table-cell table:style-name="ce1" office:value-type="string">
            <text:p>?s26 <text:s/>&lt;actedIn&gt; <text:s/>?o26 <text:s/>?s26 <text:s/>&lt;created&gt; <text:s/>?o26 <text:s text:c="2"/>=&gt; ?s26 <text:s/>&lt;produced&gt; <text:s/>?o26</text:p>
          </table:table-cell>
          <table:table-cell office:value-type="percentage" office:value="0.206381">
            <text:p>20.64%</text:p>
          </table:table-cell>
          <table:table-cell office:value-type="percentage" office:value="0.389831">
            <text:p>38.98%</text:p>
          </table:table-cell>
          <table:table-cell office:value-type="float" office:value="790">
            <text:p>790</text:p>
          </table:table-cell>
          <table:table-cell office:value-type="float" office:value="472">
            <text:p>472</text:p>
          </table:table-cell>
          <table:table-cell office:value-type="string">
            <text:p>0.0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table:style-name="ce1" office:value-type="string">
            <text:p>?s8 <text:s/>&lt;directed&gt; <text:s/>?o8 <text:s text:c="2"/>=&gt; ?s8 <text:s/>&lt;created&gt; <text:s/>?o8</text:p>
          </table:table-cell>
          <table:table-cell office:value-type="percentage" office:value="0.187524">
            <text:p>18.75%</text:p>
          </table:table-cell>
          <table:table-cell office:value-type="percentage" office:value="0.324644">
            <text:p>32.46%</text:p>
          </table:table-cell>
          <table:table-cell office:value-type="float" office:value="26980">
            <text:p>26980</text:p>
          </table:table-cell>
          <table:table-cell office:value-type="float" office:value="14138">
            <text:p>14138</text:p>
          </table:table-cell>
          <table:table-cell office:value-type="string">
            <text:p>12.23%</text:p>
          </table:table-cell>
          <table:table-cell office:value-type="percentage" office:value="0.233333333333333">
            <text:p>23.33%</text:p>
          </table:table-cell>
        </table:table-row>
        <table:table-row table:style-name="ro2">
          <table:table-cell table:style-name="ce1" office:value-type="string">
            <text:p>?s34 <text:s/>&lt;hasChild&gt; <text:s/>?o99 <text:s/>?o34 <text:s/>&lt;hasChild&gt; <text:s/>?o99 <text:s text:c="2"/>=&gt; ?s34 <text:s/>&lt;isMarriedTo&gt; <text:s/>?o34</text:p>
          </table:table-cell>
          <table:table-cell office:value-type="percentage" office:value="0.173212">
            <text:p>17.32%</text:p>
          </table:table-cell>
          <table:table-cell office:value-type="percentage" office:value="0.409815">
            <text:p>40.98%</text:p>
          </table:table-cell>
          <table:table-cell office:value-type="float" office:value="6908">
            <text:p>6908</text:p>
          </table:table-cell>
          <table:table-cell office:value-type="float" office:value="6263">
            <text:p>6263</text:p>
          </table:table-cell>
          <table:table-cell office:value-type="string">
            <text:p>9.07%</text:p>
          </table:table-cell>
          <table:table-cell office:value-type="percentage" office:value="0.1">
            <text:p>10.00%</text:p>
          </table:table-cell>
        </table:table-row>
        <table:table-row table:style-name="ro2">
          <table:table-cell office:value-type="string">
            <text:p>?s26 <text:s/>&lt;created&gt; <text:s/>?o26 <text:s/>?s26 <text:s/>&lt;directed&gt; <text:s/>?o26 <text:s text:c="2"/>=&gt; ?s26 <text:s/>&lt;produced&gt; <text:s/>?o26</text:p>
          </table:table-cell>
          <table:table-cell office:value-type="percentage" office:value="0.161064">
            <text:p>16.11%</text:p>
          </table:table-cell>
          <table:table-cell office:value-type="percentage" office:value="0.374722">
            <text:p>37.47%</text:p>
          </table:table-cell>
          <table:table-cell office:value-type="float" office:value="5258">
            <text:p>5258</text:p>
          </table:table-cell>
          <table:table-cell office:value-type="float" office:value="3579">
            <text:p>3579</text:p>
          </table:table-cell>
          <table:table-cell office:value-type="string">
            <text:p>2.52%</text:p>
          </table:table-cell>
          <table:table-cell office:value-type="percentage" office:value="0.037037037037037">
            <text:p>3.70%</text:p>
          </table:table-cell>
        </table:table-row>
        <table:table-row table:style-name="ro2">
          <table:table-cell table:style-name="ce1" office:value-type="string">
            <text:p>?s63 <text:s/>&lt;dealsWith&gt; <text:s/>?s21 <text:s/>?s63 <text:s/>&lt;dealsWith&gt; <text:s/>?o21 <text:s text:c="2"/>=&gt; ?s21 <text:s/>&lt;dealsWith&gt; <text:s/>?o21</text:p>
          </table:table-cell>
          <table:table-cell office:value-type="percentage" office:value="0.154425">
            <text:p>15.44%</text:p>
          </table:table-cell>
          <table:table-cell office:value-type="percentage" office:value="0.217781">
            <text:p>21.78%</text:p>
          </table:table-cell>
          <table:table-cell office:value-type="float" office:value="518">
            <text:p>518</text:p>
          </table:table-cell>
          <table:table-cell office:value-type="float" office:value="503">
            <text:p>503</text:p>
          </table:table-cell>
          <table:table-cell office:value-type="string">
            <text:p>38.84%</text:p>
          </table:table-cell>
          <table:table-cell office:value-type="percentage" office:value="0.4">
            <text:p>40.00%</text:p>
          </table:table-cell>
        </table:table-row>
        <table:table-row table:style-name="ro2">
          <table:table-cell table:style-name="ce1" office:value-type="string">
            <text:p>?s94 <text:s/>&lt;hasOfficialLanguage&gt; <text:s/>?o36 <text:s/>?s94 <text:s/>&lt;isLocatedIn&gt; <text:s/>?s36 <text:s text:c="2"/>=&gt; ?s36 <text:s/>&lt;hasOfficialLanguage&gt; <text:s/>?o36</text:p>
          </table:table-cell>
          <table:table-cell office:value-type="percentage" office:value="0.142857">
            <text:p>14.29%</text:p>
          </table:table-cell>
          <table:table-cell office:value-type="percentage" office:value="0.642857">
            <text:p>64.29%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string">
            <text:p>81.67%</text:p>
          </table:table-cell>
          <table:table-cell office:value-type="percentage" office:value="0.833333333333333">
            <text:p>83.33%</text:p>
          </table:table-cell>
        </table:table-row>
        <table:table-row table:style-name="ro2">
          <table:table-cell table:style-name="ce1" office:value-type="string">
            <text:p>?o21 <text:s/>&lt;dealsWith&gt; <text:s/>?s21 <text:s text:c="2"/>=&gt; ?s21 <text:s/>&lt;dealsWith&gt; <text:s/>?o21</text:p>
          </table:table-cell>
          <table:table-cell office:value-type="percentage" office:value="0.13643">
            <text:p>13.64%</text:p>
          </table:table-cell>
          <table:table-cell office:value-type="percentage" office:value="0.183236">
            <text:p>18.32%</text:p>
          </table:table-cell>
          <table:table-cell office:value-type="float" office:value="219">
            <text:p>219</text:p>
          </table:table-cell>
          <table:table-cell office:value-type="float" office:value="176">
            <text:p>176</text:p>
          </table:table-cell>
          <table:table-cell office:value-type="string">
            <text:p>77.69%</text:p>
          </table:table-cell>
          <table:table-cell office:value-type="percentage" office:value="0.966666666666667">
            <text:p>96.67%</text:p>
          </table:table-cell>
        </table:table-row>
        <table:table-row table:style-name="ro2">
          <table:table-cell table:style-name="ce1" office:value-type="string">
            <text:p>?s67 <text:s/>&lt;hasAcademicAdvisor&gt; <text:s/>?s22 <text:s/>?s67 <text:s/>&lt;graduatedFrom&gt; <text:s/>?o22 <text:s text:c="2"/>=&gt; ?s22 <text:s/>&lt;worksAt&gt; <text:s/>?o22</text:p>
          </table:table-cell>
          <table:table-cell office:value-type="percentage" office:value="0.134441">
            <text:p>13.44%</text:p>
          </table:table-cell>
          <table:table-cell office:value-type="percentage" office:value="0.390351">
            <text:p>39.04%</text:p>
          </table:table-cell>
          <table:table-cell office:value-type="float" office:value="552">
            <text:p>552</text:p>
          </table:table-cell>
          <table:table-cell office:value-type="float" office:value="434">
            <text:p>434</text:p>
          </table:table-cell>
          <table:table-cell office:value-type="string">
            <text:p>41.93%</text:p>
          </table:table-cell>
          <table:table-cell office:value-type="percentage" office:value="0.533333333333333">
            <text:p>53.33%</text:p>
          </table:table-cell>
        </table:table-row>
        <table:table-row table:style-name="ro2">
          <table:table-cell table:style-name="ce1" office:value-type="string">
            <text:p>?s19 <text:s/>&lt;imports&gt; <text:s/>?o19 <text:s text:c="2"/>=&gt; ?s19 <text:s/>&lt;exports&gt; <text:s/>?o19</text:p>
          </table:table-cell>
          <table:table-cell office:value-type="percentage" office:value="0.130952">
            <text:p>13.10%</text:p>
          </table:table-cell>
          <table:table-cell office:value-type="percentage" office:value="0.144737">
            <text:p>14.47%</text:p>
          </table:table-cell>
          <table:table-cell office:value-type="float" office:value="94">
            <text:p>94</text:p>
          </table:table-cell>
          <table:table-cell office:value-type="float" office:value="32">
            <text:p>32</text:p>
          </table:table-cell>
          <table:table-cell table:style-name="ce4" office:value-type="percentage" office:value="0">
            <text:p>0.0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table:style-name="ce1" office:value-type="string">
            <text:p>?s33 <text:s/>&lt;produced&gt; <text:s/>?o33 <text:s text:c="2"/>=&gt; ?s33 <text:s/>&lt;directed&gt; <text:s/>?o33</text:p>
          </table:table-cell>
          <table:table-cell office:value-type="percentage" office:value="0.112559">
            <text:p>11.26%</text:p>
          </table:table-cell>
          <table:table-cell office:value-type="percentage" office:value="0.133951">
            <text:p>13.40%</text:p>
          </table:table-cell>
          <table:table-cell office:value-type="float" office:value="17188">
            <text:p>17188</text:p>
          </table:table-cell>
          <table:table-cell office:value-type="float" office:value="3222">
            <text:p>3222</text:p>
          </table:table-cell>
          <table:table-cell office:value-type="string">
            <text:p>9.07%</text:p>
          </table:table-cell>
          <table:table-cell office:value-type="percentage" office:value="0.483870967741936">
            <text:p>48.39%</text:p>
          </table:table-cell>
        </table:table-row>
        <table:table-row table:style-name="ro2">
          <table:table-cell table:style-name="ce1" office:value-type="string">
            <text:p>?s13 <text:s/>&lt;dealsWith&gt; <text:s/>?o54 <text:s/>?o54 <text:s/>&lt;imports&gt; <text:s/>?o13 <text:s text:c="2"/>=&gt; ?s13 <text:s/>&lt;imports&gt; <text:s/>?o13</text:p>
          </table:table-cell>
          <table:table-cell office:value-type="percentage" office:value="0.105815">
            <text:p>10.58%</text:p>
          </table:table-cell>
          <table:table-cell office:value-type="percentage" office:value="0.148794">
            <text:p>14.88%</text:p>
          </table:table-cell>
          <table:table-cell office:value-type="float" office:value="438">
            <text:p>438</text:p>
          </table:table-cell>
          <table:table-cell office:value-type="float" office:value="303">
            <text:p>303</text:p>
          </table:table-cell>
          <table:table-cell office:value-type="string">
            <text:p>44.47%</text:p>
          </table:table-cell>
          <table:table-cell office:value-type="percentage" office:value="0.642857142857143">
            <text:p>64.29%</text:p>
          </table:table-cell>
        </table:table-row>
        <table:table-row table:style-name="ro2">
          <table:table-cell table:style-name="ce1" office:value-type="string">
            <text:p>?s92 <text:s/>&lt;isCitizenOf&gt; <text:s/>?o29 <text:s/>?s29 <text:s/>&lt;influences&gt; <text:s/>?s92 <text:s text:c="2"/>=&gt; ?s29 <text:s/>&lt;isCitizenOf&gt; <text:s/>?o29</text:p>
          </table:table-cell>
          <table:table-cell office:value-type="percentage" office:value="0.105644">
            <text:p>10.56%</text:p>
          </table:table-cell>
          <table:table-cell office:value-type="percentage" office:value="0.519573">
            <text:p>51.96%</text:p>
          </table:table-cell>
          <table:table-cell office:value-type="float" office:value="1199">
            <text:p>1199</text:p>
          </table:table-cell>
          <table:table-cell office:value-type="float" office:value="1101">
            <text:p>1101</text:p>
          </table:table-cell>
          <table:table-cell office:value-type="string">
            <text:p>27.55%</text:p>
          </table:table-cell>
          <table:table-cell office:value-type="percentage" office:value="0.3">
            <text:p>30.00%</text:p>
          </table:table-cell>
        </table:table-row>
        <table:table-row table:style-name="ro2">
          <table:table-cell table:style-name="ce1" office:value-type="string">
            <text:p>?s8 <text:s/>&lt;produced&gt; <text:s/>?o8 <text:s text:c="2"/>=&gt; ?s8 <text:s/>&lt;created&gt; <text:s/>?o8</text:p>
          </table:table-cell>
          <table:table-cell office:value-type="percentage" office:value="0.100565">
            <text:p>10.06%</text:p>
          </table:table-cell>
          <table:table-cell office:value-type="percentage" office:value="0.156898">
            <text:p>15.69%</text:p>
          </table:table-cell>
          <table:table-cell office:value-type="float" office:value="17463">
            <text:p>17463</text:p>
          </table:table-cell>
          <table:table-cell office:value-type="float" office:value="7244">
            <text:p>7244</text:p>
          </table:table-cell>
          <table:table-cell office:value-type="string">
            <text:p>4.61%</text:p>
          </table:table-cell>
          <table:table-cell office:value-type="percentage" office:value="0.111111111111111">
            <text:p>11.11%</text:p>
          </table:table-cell>
        </table:table-row>
        <table:table-row table:style-name="ro2">
          <table:table-cell table:style-name="ce1" office:value-type="string">
            <text:p>?s54 <text:s/>&lt;dealsWith&gt; <text:s/>?s13 <text:s/>?s54 <text:s/>&lt;imports&gt; <text:s/>?o13 <text:s text:c="2"/>=&gt; ?s13 <text:s/>&lt;imports&gt; <text:s/>?o13</text:p>
          </table:table-cell>
          <table:table-cell office:value-type="percentage" office:value="0.092822">
            <text:p>9.28%</text:p>
          </table:table-cell>
          <table:table-cell office:value-type="percentage" office:value="0.140977">
            <text:p>14.10%</text:p>
          </table:table-cell>
          <table:table-cell office:value-type="float" office:value="355">
            <text:p>355</text:p>
          </table:table-cell>
          <table:table-cell office:value-type="float" office:value="276">
            <text:p>276</text:p>
          </table:table-cell>
          <table:table-cell office:value-type="string">
            <text:p>36.44%</text:p>
          </table:table-cell>
          <table:table-cell office:value-type="percentage" office:value="0.46875">
            <text:p>46.88%</text:p>
          </table:table-cell>
        </table:table-row>
        <table:table-row table:style-name="ro2">
          <table:table-cell table:style-name="ce1" office:value-type="string">
            <text:p>?s23 <text:s/>&lt;worksAt&gt; <text:s/>?o23 <text:s text:c="2"/>=&gt; ?s23 <text:s/>&lt;graduatedFrom&gt; <text:s/>?o23</text:p>
          </table:table-cell>
          <table:table-cell office:value-type="percentage" office:value="0.089901">
            <text:p>8.99%</text:p>
          </table:table-cell>
          <table:table-cell office:value-type="percentage" office:value="0.162463">
            <text:p>16.25%</text:p>
          </table:table-cell>
          <table:table-cell office:value-type="float" office:value="2217">
            <text:p>2217</text:p>
          </table:table-cell>
          <table:table-cell office:value-type="float" office:value="1088">
            <text:p>1088</text:p>
          </table:table-cell>
          <table:table-cell office:value-type="string">
            <text:p>8.18%</text:p>
          </table:table-cell>
          <table:table-cell office:value-type="percentage" office:value="0.166666666666667">
            <text:p>16.67%</text:p>
          </table:table-cell>
        </table:table-row>
        <table:table-row table:style-name="ro2">
          <table:table-cell office:value-type="string">
            <text:p>?s15 <text:s/>&lt;diedIn&gt; <text:s/>?o15 <text:s text:c="2"/>=&gt; ?s15 <text:s/>&lt;wasBornIn&gt; <text:s/>?o15</text:p>
          </table:table-cell>
          <table:table-cell office:value-type="percentage" office:value="0.088464">
            <text:p>8.85%</text:p>
          </table:table-cell>
          <table:table-cell office:value-type="percentage" office:value="0.225313">
            <text:p>22.53%</text:p>
          </table:table-cell>
          <table:table-cell office:value-type="float" office:value="20196">
            <text:p>20196</text:p>
          </table:table-cell>
          <table:table-cell office:value-type="float" office:value="13457">
            <text:p>13457</text:p>
          </table:table-cell>
          <table:table-cell office:value-type="string">
            <text:p>0.0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?s13 <text:s/>&lt;exports&gt; <text:s/>?o13 <text:s text:c="2"/>=&gt; ?s13 <text:s/>&lt;imports&gt; <text:s/>?o13</text:p>
          </table:table-cell>
          <table:table-cell office:value-type="percentage" office:value="0.086785">
            <text:p>8.68%</text:p>
          </table:table-cell>
          <table:table-cell office:value-type="percentage" office:value="0.103286">
            <text:p>10.33%</text:p>
          </table:table-cell>
          <table:table-cell office:value-type="float" office:value="393">
            <text:p>393</text:p>
          </table:table-cell>
          <table:table-cell office:value-type="float" office:value="81">
            <text:p>81</text:p>
          </table:table-cell>
          <table:table-cell office:value-type="string">
            <text:p>2.29%</text:p>
          </table:table-cell>
          <table:table-cell office:value-type="percentage" office:value="0.111111111111111">
            <text:p>11.11%</text:p>
          </table:table-cell>
        </table:table-row>
        <table:table-row table:style-name="ro2">
          <table:table-cell office:value-type="string">
            <text:p>?s67 <text:s/>&lt;hasAcademicAdvisor&gt; <text:s/>?s22 <text:s/>?s67 <text:s/>&lt;worksAt&gt; <text:s/>?o22 <text:s text:c="2"/>=&gt; ?s22 <text:s/>&lt;worksAt&gt; <text:s/>?o22</text:p>
          </table:table-cell>
          <table:table-cell office:value-type="percentage" office:value="0.086556">
            <text:p>8.66%</text:p>
          </table:table-cell>
          <table:table-cell office:value-type="percentage" office:value="0.218605">
            <text:p>21.86%</text:p>
          </table:table-cell>
          <table:table-cell office:value-type="float" office:value="486">
            <text:p>486</text:p>
          </table:table-cell>
          <table:table-cell office:value-type="float" office:value="328">
            <text:p>328</text:p>
          </table:table-cell>
          <table:table-cell office:value-type="string">
            <text:p>5.40%</text:p>
          </table:table-cell>
          <table:table-cell office:value-type="percentage" office:value="0.08">
            <text:p>8.00%</text:p>
          </table:table-cell>
        </table:table-row>
        <table:table-row table:style-name="ro2">
          <table:table-cell office:value-type="string">
            <text:p>?s94 <text:s/>&lt;dealsWith&gt; <text:s/>?s36 <text:s/>?s94 <text:s/>&lt;hasOfficialLanguage&gt; <text:s/>?o36 <text:s text:c="2"/>=&gt; ?s36 <text:s/>&lt;hasOfficialLanguage&gt; <text:s/>?o36</text:p>
          </table:table-cell>
          <table:table-cell office:value-type="percentage" office:value="0.077844">
            <text:p>7.78%</text:p>
          </table:table-cell>
          <table:table-cell office:value-type="percentage" office:value="0.096475">
            <text:p>9.65%</text:p>
          </table:table-cell>
          <table:table-cell office:value-type="float" office:value="275">
            <text:p>275</text:p>
          </table:table-cell>
          <table:table-cell office:value-type="float" office:value="129">
            <text:p>129</text:p>
          </table:table-cell>
          <table:table-cell office:value-type="string">
            <text:p>4.69%</text:p>
          </table:table-cell>
          <table:table-cell office:value-type="percentage" office:value="0.1">
            <text:p>10.00%</text:p>
          </table:table-cell>
        </table:table-row>
        <table:table-row table:style-name="ro2">
          <table:table-cell office:value-type="string">
            <text:p>?s15 <text:s/>&lt;isCitizenOf&gt; <text:s/>?o195 <text:s/>?o195 <text:s/>&lt;hasCapital&gt; <text:s/>?o15 <text:s text:c="2"/>=&gt; ?s15 <text:s/>&lt;wasBornIn&gt; <text:s/>?o15</text:p>
          </table:table-cell>
          <table:table-cell office:value-type="percentage" office:value="0.071638">
            <text:p>7.16%</text:p>
          </table:table-cell>
          <table:table-cell office:value-type="percentage" office:value="0.268722">
            <text:p>26.87%</text:p>
          </table:table-cell>
          <table:table-cell office:value-type="float" office:value="12648">
            <text:p>12648</text:p>
          </table:table-cell>
          <table:table-cell office:value-type="float" office:value="9992">
            <text:p>9992</text:p>
          </table:table-cell>
          <table:table-cell office:value-type="string">
            <text:p>0.0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?s36 <text:s/>&lt;dealsWith&gt; <text:s/>?o94 <text:s/>?o94 <text:s/>&lt;hasOfficialLanguage&gt; <text:s/>?o36 <text:s text:c="2"/>=&gt; ?s36 <text:s/>&lt;hasOfficialLanguage&gt; <text:s/>?o36</text:p>
          </table:table-cell>
          <table:table-cell office:value-type="percentage" office:value="0.069825">
            <text:p>6.98%</text:p>
          </table:table-cell>
          <table:table-cell office:value-type="percentage" office:value="0.086957">
            <text:p>8.70%</text:p>
          </table:table-cell>
          <table:table-cell office:value-type="float" office:value="392">
            <text:p>392</text:p>
          </table:table-cell>
          <table:table-cell office:value-type="float" office:value="158">
            <text:p>158</text:p>
          </table:table-cell>
          <table:table-cell office:value-type="string">
            <text:p>6.72%</text:p>
          </table:table-cell>
          <table:table-cell office:value-type="percentage" office:value="0.166666666666667">
            <text:p>16.67%</text:p>
          </table:table-cell>
        </table:table-row>
        <table:table-row table:style-name="ro2">
          <table:table-cell office:value-type="string">
            <text:p>?s22 <text:s/>&lt;hasAcademicAdvisor&gt; <text:s/>?o67 <text:s/>?o67 <text:s/>&lt;worksAt&gt; <text:s/>?o22 <text:s text:c="2"/>=&gt; ?s22 <text:s/>&lt;worksAt&gt; <text:s/>?o22</text:p>
          </table:table-cell>
          <table:table-cell office:value-type="percentage" office:value="0.068681">
            <text:p>6.87%</text:p>
          </table:table-cell>
          <table:table-cell office:value-type="percentage" office:value="0.227273">
            <text:p>22.73%</text:p>
          </table:table-cell>
          <table:table-cell office:value-type="float" office:value="676">
            <text:p>676</text:p>
          </table:table-cell>
          <table:table-cell office:value-type="float" office:value="508">
            <text:p>508</text:p>
          </table:table-cell>
          <table:table-cell office:value-type="string">
            <text:p>17.34%</text:p>
          </table:table-cell>
          <table:table-cell office:value-type="percentage" office:value="0.230769230769231">
            <text:p>23.08%</text:p>
          </table:table-cell>
        </table:table-row>
        <table:table-row table:style-name="ro2">
          <table:table-cell office:value-type="string">
            <text:p>?s13 <text:s/>&lt;dealsWith&gt; <text:s/>?o54 <text:s/>?o54 <text:s/>&lt;exports&gt; <text:s/>?o13 <text:s text:c="2"/>=&gt; ?s13 <text:s/>&lt;imports&gt; <text:s/>?o13</text:p>
          </table:table-cell>
          <table:table-cell office:value-type="percentage" office:value="0.068144">
            <text:p>6.81%</text:p>
          </table:table-cell>
          <table:table-cell office:value-type="percentage" office:value="0.091814">
            <text:p>9.18%</text:p>
          </table:table-cell>
          <table:table-cell office:value-type="float" office:value="518">
            <text:p>518</text:p>
          </table:table-cell>
          <table:table-cell office:value-type="float" office:value="314">
            <text:p>314</text:p>
          </table:table-cell>
          <table:table-cell office:value-type="string">
            <text:p>6.06%</text:p>
          </table:table-cell>
          <table:table-cell office:value-type="percentage" office:value="0.1">
            <text:p>10.00%</text:p>
          </table:table-cell>
        </table:table-row>
        <table:table-row table:style-name="ro2">
          <table:table-cell office:value-type="string">
            <text:p>?s64 <text:s/>&lt;isCitizenOf&gt; <text:s/>?s12 <text:s/>?s64 <text:s/>&lt;diedIn&gt; <text:s/>?o12 <text:s text:c="2"/>=&gt; ?s12 <text:s/>&lt;hasCapital&gt; <text:s/>?o12</text:p>
          </table:table-cell>
          <table:table-cell office:value-type="percentage" office:value="0.067989">
            <text:p>6.80%</text:p>
          </table:table-cell>
          <table:table-cell office:value-type="percentage" office:value="0.072727">
            <text:p>7.27%</text:p>
          </table:table-cell>
          <table:table-cell office:value-type="float" office:value="194">
            <text:p>194</text:p>
          </table:table-cell>
          <table:table-cell office:value-type="float" office:value="46">
            <text:p>46</text:p>
          </table:table-cell>
          <table:table-cell office:value-type="string">
            <text:p>3.16%</text:p>
          </table:table-cell>
          <table:table-cell office:value-type="percentage" office:value="0.133333333333333">
            <text:p>13.33%</text:p>
          </table:table-cell>
        </table:table-row>
        <table:table-row table:style-name="ro2">
          <table:table-cell office:value-type="string">
            <text:p>?s26 <text:s/>&lt;directed&gt; <text:s/>?o26 <text:s text:c="2"/>=&gt; ?s26 <text:s/>&lt;produced&gt; <text:s/>?o26</text:p>
          </table:table-cell>
          <table:table-cell office:value-type="percentage" office:value="0.067846">
            <text:p>6.78%</text:p>
          </table:table-cell>
          <table:table-cell office:value-type="percentage" office:value="0.161891">
            <text:p>16.19%</text:p>
          </table:table-cell>
          <table:table-cell office:value-type="float" office:value="31017">
            <text:p>31017</text:p>
          </table:table-cell>
          <table:table-cell office:value-type="float" office:value="19445">
            <text:p>19445</text:p>
          </table:table-cell>
          <table:table-cell office:value-type="string">
            <text:p>12.54%</text:p>
          </table:table-cell>
          <table:table-cell office:value-type="percentage" office:value="0.2">
            <text:p>20.00%</text:p>
          </table:table-cell>
        </table:table-row>
        <table:table-row table:style-name="ro2">
          <table:table-cell office:value-type="string">
            <text:p>?s64 <text:s/>&lt;isCitizenOf&gt; <text:s/>?s12 <text:s/>?s64 <text:s/>&lt;isLocatedIn&gt; <text:s/>?o12 <text:s text:c="2"/>=&gt; ?s12 <text:s/>&lt;hasCapital&gt; <text:s/>?o12</text:p>
          </table:table-cell>
          <table:table-cell office:value-type="percentage" office:value="0.060137">
            <text:p>6.01%</text:p>
          </table:table-cell>
          <table:table-cell office:value-type="percentage" office:value="0.064103">
            <text:p>6.41%</text:p>
          </table:table-cell>
          <table:table-cell office:value-type="float" office:value="124">
            <text:p>124</text:p>
          </table:table-cell>
          <table:table-cell office:value-type="float" office:value="36">
            <text:p>36</text:p>
          </table:table-cell>
          <table:table-cell office:value-type="string">
            <text:p>0.97%</text:p>
          </table:table-cell>
          <table:table-cell office:value-type="percentage" office:value="0.0333333333333333">
            <text:p>3.33%</text:p>
          </table:table-cell>
        </table:table-row>
        <table:table-row table:style-name="ro2">
          <table:table-cell office:value-type="string">
            <text:p>?s64 <text:s/>&lt;isCitizenOf&gt; <text:s/>?s12 <text:s/>?s64 <text:s/>&lt;livesIn&gt; <text:s/>?o12 <text:s text:c="2"/>=&gt; ?s12 <text:s/>&lt;hasCapital&gt; <text:s/>?o12</text:p>
          </table:table-cell>
          <table:table-cell office:value-type="percentage" office:value="0.058583">
            <text:p>5.86%</text:p>
          </table:table-cell>
          <table:table-cell office:value-type="percentage" office:value="0.065749">
            <text:p>6.57%</text:p>
          </table:table-cell>
          <table:table-cell office:value-type="float" office:value="164">
            <text:p>164</text:p>
          </table:table-cell>
          <table:table-cell office:value-type="float" office:value="80">
            <text:p>80</text:p>
          </table:table-cell>
          <table:table-cell office:value-type="string">
            <text:p>0.0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?s57 <text:s/>&lt;dealsWith&gt; <text:s/>?s19 <text:s/>?s57 <text:s/>&lt;imports&gt; <text:s/>?o19 <text:s text:c="2"/>=&gt; ?s19 <text:s/>&lt;exports&gt; <text:s/>?o19</text:p>
          </table:table-cell>
          <table:table-cell office:value-type="percentage" office:value="0.055693">
            <text:p>5.57%</text:p>
          </table:table-cell>
          <table:table-cell office:value-type="percentage" office:value="0.064748">
            <text:p>6.47%</text:p>
          </table:table-cell>
          <table:table-cell office:value-type="float" office:value="394">
            <text:p>394</text:p>
          </table:table-cell>
          <table:table-cell office:value-type="float" office:value="113">
            <text:p>113</text:p>
          </table:table-cell>
          <table:table-cell office:value-type="string">
            <text:p>0.99%</text:p>
          </table:table-cell>
          <table:table-cell office:value-type="percentage" office:value="0.0344827586206897">
            <text:p>3.45%</text:p>
          </table:table-cell>
        </table:table-row>
        <table:table-row table:style-name="ro2">
          <table:table-cell office:value-type="string">
            <text:p>?s15 <text:s/>&lt;livesIn&gt; <text:s/>?o15 <text:s text:c="2"/>=&gt; ?s15 <text:s/>&lt;wasBornIn&gt; <text:s/>?o15</text:p>
          </table:table-cell>
          <table:table-cell office:value-type="percentage" office:value="0.052971">
            <text:p>5.30%</text:p>
          </table:table-cell>
          <table:table-cell office:value-type="percentage" office:value="0.171169">
            <text:p>17.12%</text:p>
          </table:table-cell>
          <table:table-cell office:value-type="float" office:value="13493">
            <text:p>13493</text:p>
          </table:table-cell>
          <table:table-cell office:value-type="float" office:value="10077">
            <text:p>10077</text:p>
          </table:table-cell>
          <table:table-cell office:value-type="string">
            <text:p>30.43%</text:p>
          </table:table-cell>
          <table:table-cell office:value-type="percentage" office:value="0.407407407407407">
            <text:p>40.74%</text:p>
          </table:table-cell>
        </table:table-row>
        <table:table-row table:style-name="ro2">
          <table:table-cell office:value-type="string">
            <text:p>?s11 <text:s/>&lt;isCitizenOf&gt; <text:s/>?o89 <text:s/>?o89 <text:s/>&lt;hasCapital&gt; <text:s/>?o11 <text:s text:c="2"/>=&gt; ?s11 <text:s/>&lt;diedIn&gt; <text:s/>?o11</text:p>
          </table:table-cell>
          <table:table-cell office:value-type="percentage" office:value="0.050499">
            <text:p>5.05%</text:p>
          </table:table-cell>
          <table:table-cell office:value-type="percentage" office:value="0.384572">
            <text:p>38.46%</text:p>
          </table:table-cell>
          <table:table-cell office:value-type="float" office:value="12936">
            <text:p>12936</text:p>
          </table:table-cell>
          <table:table-cell office:value-type="float" office:value="11835">
            <text:p>11835</text:p>
          </table:table-cell>
          <table:table-cell office:value-type="string">
            <text:p>9.46%</text:p>
          </table:table-cell>
          <table:table-cell office:value-type="percentage" office:value="0.103448275862069">
            <text:p>10.34%</text:p>
          </table:table-cell>
        </table:table-row>
        <table:table-row table:style-name="ro2">
          <table:table-cell office:value-type="string">
            <text:p>?s13 <text:s/>&lt;exports&gt; <text:s/>?o13 <text:s text:c="2"/>=&gt; ?s13 <text:s/>&lt;imports&gt; <text:s/>?o13</text:p>
          </table:table-cell>
          <table:table-cell office:value-type="percentage" office:value="0.086785">
            <text:p>8.68%</text:p>
          </table:table-cell>
          <table:table-cell office:value-type="percentage" office:value="0.103286">
            <text:p>10.33%</text:p>
          </table:table-cell>
          <table:table-cell office:value-type="float" office:value="393">
            <text:p>393</text:p>
          </table:table-cell>
          <table:table-cell office:value-type="float" office:value="81">
            <text:p>81</text:p>
          </table:table-cell>
          <table:table-cell office:value-type="string">
            <text:p>2.06%</text:p>
          </table:table-cell>
          <table:table-cell office:value-type="percentage" office:value="0.1">
            <text:p>10.00%</text:p>
          </table:table-cell>
        </table:table-row>
        <table:table-row table:style-name="ro2">
          <table:table-cell office:value-type="string">
            <text:p>?s68 <text:s/>&lt;hasAcademicAdvisor&gt; <text:s/>?s22 <text:s/>?s68 <text:s/>&lt;worksAt&gt; <text:s/>?o22 <text:s text:c="2"/>=&gt; ?s22 <text:s/>&lt;worksAt&gt; <text:s/>?o22</text:p>
          </table:table-cell>
          <table:table-cell office:value-type="percentage" office:value="0.086556">
            <text:p>8.66%</text:p>
          </table:table-cell>
          <table:table-cell office:value-type="percentage" office:value="0.218605">
            <text:p>21.86%</text:p>
          </table:table-cell>
          <table:table-cell office:value-type="float" office:value="486">
            <text:p>486</text:p>
          </table:table-cell>
          <table:table-cell office:value-type="float" office:value="328">
            <text:p>328</text:p>
          </table:table-cell>
          <table:table-cell office:value-type="string">
            <text:p>13.50%</text:p>
          </table:table-cell>
          <table:table-cell office:value-type="percentage" office:value="0.2">
            <text:p>20.00%</text:p>
          </table:table-cell>
        </table:table-row>
        <table:table-row table:style-name="ro2">
          <table:table-cell office:value-type="string">
            <text:p>?s91 <text:s/>&lt;dealsWith&gt; <text:s/>?s36 <text:s/>?s91 <text:s/>&lt;hasOfficialLanguage&gt; <text:s/>?o36 <text:s text:c="2"/>=&gt; ?s36 <text:s/>&lt;hasOfficialLanguage&gt; <text:s/>?o36</text:p>
          </table:table-cell>
          <table:table-cell office:value-type="percentage" office:value="0.077844">
            <text:p>7.78%</text:p>
          </table:table-cell>
          <table:table-cell office:value-type="percentage" office:value="0.096475">
            <text:p>9.65%</text:p>
          </table:table-cell>
          <table:table-cell office:value-type="float" office:value="275">
            <text:p>275</text:p>
          </table:table-cell>
          <table:table-cell office:value-type="float" office:value="129">
            <text:p>129</text:p>
          </table:table-cell>
          <table:table-cell office:value-type="string">
            <text:p>2.35%</text:p>
          </table:table-cell>
          <table:table-cell office:value-type="percentage" office:value="0.05">
            <text:p>5.00%</text:p>
          </table:table-cell>
        </table:table-row>
        <table:table-row table:style-name="ro2">
          <table:table-cell office:value-type="string">
            <text:p>?s15 <text:s/>&lt;isCitizenOf&gt; <text:s/>?o141 <text:s/>?o141 <text:s/>&lt;hasCapital&gt; <text:s/>?o15 <text:s text:c="2"/>=&gt; ?s15 <text:s/>&lt;wasBornIn&gt; <text:s/>?o15</text:p>
          </table:table-cell>
          <table:table-cell office:value-type="percentage" office:value="0.071638">
            <text:p>7.16%</text:p>
          </table:table-cell>
          <table:table-cell office:value-type="percentage" office:value="0.268722">
            <text:p>26.87%</text:p>
          </table:table-cell>
          <table:table-cell office:value-type="float" office:value="12648">
            <text:p>12648</text:p>
          </table:table-cell>
          <table:table-cell office:value-type="float" office:value="9992">
            <text:p>9992</text:p>
          </table:table-cell>
          <table:table-cell office:value-type="string">
            <text:p>13.17%</text:p>
          </table:table-cell>
          <table:table-cell office:value-type="percentage" office:value="0.166666666666667">
            <text:p>16.67%</text:p>
          </table:table-cell>
        </table:table-row>
        <table:table-row table:style-name="ro2">
          <table:table-cell office:value-type="string">
            <text:p>?s36 <text:s/>&lt;dealsWith&gt; <text:s/>?o91 <text:s/>?o91 <text:s/>&lt;hasOfficialLanguage&gt; <text:s/>?o36 <text:s text:c="2"/>=&gt; ?s36 <text:s/>&lt;hasOfficialLanguage&gt; <text:s/>?o36</text:p>
          </table:table-cell>
          <table:table-cell office:value-type="percentage" office:value="0.069825">
            <text:p>6.98%</text:p>
          </table:table-cell>
          <table:table-cell office:value-type="percentage" office:value="0.086957">
            <text:p>8.70%</text:p>
          </table:table-cell>
          <table:table-cell office:value-type="float" office:value="392">
            <text:p>392</text:p>
          </table:table-cell>
          <table:table-cell office:value-type="float" office:value="158">
            <text:p>158</text:p>
          </table:table-cell>
          <table:table-cell office:value-type="string">
            <text:p>4.03%</text:p>
          </table:table-cell>
          <table:table-cell office:value-type="percentage" office:value="0.1">
            <text:p>10.00%</text:p>
          </table:table-cell>
        </table:table-row>
        <table:table-row table:style-name="ro2">
          <table:table-cell office:value-type="string">
            <text:p>?s22 <text:s/>&lt;hasAcademicAdvisor&gt; <text:s/>?o68 <text:s/>?o68 <text:s/>&lt;worksAt&gt; <text:s/>?o22 <text:s text:c="2"/>=&gt; ?s22 <text:s/>&lt;worksAt&gt; <text:s/>?o22</text:p>
          </table:table-cell>
          <table:table-cell office:value-type="percentage" office:value="0.068681">
            <text:p>6.87%</text:p>
          </table:table-cell>
          <table:table-cell office:value-type="percentage" office:value="0.227273">
            <text:p>22.73%</text:p>
          </table:table-cell>
          <table:table-cell office:value-type="float" office:value="676">
            <text:p>676</text:p>
          </table:table-cell>
          <table:table-cell office:value-type="float" office:value="508">
            <text:p>508</text:p>
          </table:table-cell>
          <table:table-cell office:value-type="string">
            <text:p>10.74%</text:p>
          </table:table-cell>
          <table:table-cell office:value-type="percentage" office:value="0.142857142857143">
            <text:p>14.29%</text:p>
          </table:table-cell>
        </table:table-row>
        <table:table-row table:style-name="ro2">
          <table:table-cell office:value-type="string">
            <text:p>?s13 <text:s/>&lt;dealsWith&gt; <text:s/>?o58 <text:s/>?o58 <text:s/>&lt;exports&gt; <text:s/>?o13 <text:s text:c="2"/>=&gt; ?s13 <text:s/>&lt;imports&gt; <text:s/>?o13</text:p>
          </table:table-cell>
          <table:table-cell office:value-type="percentage" office:value="0.068144">
            <text:p>6.81%</text:p>
          </table:table-cell>
          <table:table-cell office:value-type="percentage" office:value="0.091814">
            <text:p>9.18%</text:p>
          </table:table-cell>
          <table:table-cell office:value-type="float" office:value="518">
            <text:p>518</text:p>
          </table:table-cell>
          <table:table-cell office:value-type="float" office:value="314">
            <text:p>314</text:p>
          </table:table-cell>
          <table:table-cell office:value-type="string">
            <text:p>12.12%</text:p>
          </table:table-cell>
          <table:table-cell office:value-type="percentage" office:value="0.2">
            <text:p>20.00%</text:p>
          </table:table-cell>
        </table:table-row>
        <table:table-row table:style-name="ro2">
          <table:table-cell office:value-type="string">
            <text:p>?s63 <text:s/>&lt;isCitizenOf&gt; <text:s/>?s12 <text:s/>?s63 <text:s/>&lt;diedIn&gt; <text:s/>?o12 <text:s text:c="2"/>=&gt; ?s12 <text:s/>&lt;hasCapital&gt; <text:s/>?o12</text:p>
          </table:table-cell>
          <table:table-cell office:value-type="percentage" office:value="0.067989">
            <text:p>6.80%</text:p>
          </table:table-cell>
          <table:table-cell office:value-type="percentage" office:value="0.072727">
            <text:p>7.27%</text:p>
          </table:table-cell>
          <table:table-cell office:value-type="float" office:value="194">
            <text:p>194</text:p>
          </table:table-cell>
          <table:table-cell office:value-type="float" office:value="46">
            <text:p>46</text:p>
          </table:table-cell>
          <table:table-cell office:value-type="string">
            <text:p>4.74%</text:p>
          </table:table-cell>
          <table:table-cell office:value-type="percentage" office:value="0.2">
            <text:p>20.00%</text:p>
          </table:table-cell>
        </table:table-row>
        <table:table-row table:style-name="ro2">
          <table:table-cell office:value-type="string">
            <text:p>?s26 <text:s/>&lt;directed&gt; <text:s/>?o26 <text:s text:c="2"/>=&gt; ?s26 <text:s/>&lt;produced&gt; <text:s/>?o26</text:p>
          </table:table-cell>
          <table:table-cell office:value-type="percentage" office:value="0.067846">
            <text:p>6.78%</text:p>
          </table:table-cell>
          <table:table-cell office:value-type="percentage" office:value="0.161891">
            <text:p>16.19%</text:p>
          </table:table-cell>
          <table:table-cell office:value-type="float" office:value="31017">
            <text:p>31017</text:p>
          </table:table-cell>
          <table:table-cell office:value-type="float" office:value="19445">
            <text:p>19445</text:p>
          </table:table-cell>
          <table:table-cell office:value-type="string">
            <text:p>8.36%</text:p>
          </table:table-cell>
          <table:table-cell office:value-type="percentage" office:value="0.133333333333333">
            <text:p>13.33%</text:p>
          </table:table-cell>
        </table:table-row>
        <table:table-row table:style-name="ro2">
          <table:table-cell office:value-type="string">
            <text:p>?s63 <text:s/>&lt;isCitizenOf&gt; <text:s/>?s12 <text:s/>?s63 <text:s/>&lt;isLocatedIn&gt; <text:s/>?o12 <text:s text:c="2"/>=&gt; ?s12 <text:s/>&lt;hasCapital&gt; <text:s/>?o12</text:p>
          </table:table-cell>
          <table:table-cell office:value-type="percentage" office:value="0.060137">
            <text:p>6.01%</text:p>
          </table:table-cell>
          <table:table-cell office:value-type="percentage" office:value="0.064103">
            <text:p>6.41%</text:p>
          </table:table-cell>
          <table:table-cell office:value-type="float" office:value="124">
            <text:p>124</text:p>
          </table:table-cell>
          <table:table-cell office:value-type="float" office:value="36">
            <text:p>36</text:p>
          </table:table-cell>
          <table:table-cell office:value-type="string">
            <text:p>1.94%</text:p>
          </table:table-cell>
          <table:table-cell office:value-type="percentage" office:value="0.0666666666666667">
            <text:p>6.67%</text:p>
          </table:table-cell>
        </table:table-row>
        <table:table-row table:style-name="ro2">
          <table:table-cell office:value-type="string">
            <text:p>?s63 <text:s/>&lt;isCitizenOf&gt; <text:s/>?s12 <text:s/>?s63 <text:s/>&lt;livesIn&gt; <text:s/>?o12 <text:s text:c="2"/>=&gt; ?s12 <text:s/>&lt;hasCapital&gt; <text:s/>?o12</text:p>
          </table:table-cell>
          <table:table-cell office:value-type="percentage" office:value="0.058583">
            <text:p>5.86%</text:p>
          </table:table-cell>
          <table:table-cell office:value-type="percentage" office:value="0.065749">
            <text:p>6.57%</text:p>
          </table:table-cell>
          <table:table-cell office:value-type="float" office:value="164">
            <text:p>164</text:p>
          </table:table-cell>
          <table:table-cell office:value-type="float" office:value="80">
            <text:p>80</text:p>
          </table:table-cell>
          <table:table-cell office:value-type="string">
            <text:p>0.0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?s55 <text:s/>&lt;dealsWith&gt; <text:s/>?s19 <text:s/>?s55 <text:s/>&lt;imports&gt; <text:s/>?o19 <text:s text:c="2"/>=&gt; ?s19 <text:s/>&lt;exports&gt; <text:s/>?o19 </text:p>
          </table:table-cell>
          <table:table-cell office:value-type="percentage" office:value="0.055693">
            <text:p>5.57%</text:p>
          </table:table-cell>
          <table:table-cell office:value-type="percentage" office:value="0.064748">
            <text:p>6.47%</text:p>
          </table:table-cell>
          <table:table-cell office:value-type="float" office:value="394">
            <text:p>394</text:p>
          </table:table-cell>
          <table:table-cell office:value-type="float" office:value="113">
            <text:p>113</text:p>
          </table:table-cell>
          <table:table-cell office:value-type="string">
            <text:p>1.91%</text:p>
          </table:table-cell>
          <table:table-cell office:value-type="percentage" office:value="0.0666666666666667">
            <text:p>6.67%</text:p>
          </table:table-cell>
        </table:table-row>
        <table:table-row table:style-name="ro2">
          <table:table-cell office:value-type="string">
            <text:p>?s15 <text:s/>&lt;livesIn&gt; <text:s/>?o15 <text:s text:c="2"/>=&gt; ?s15 <text:s/>&lt;wasBornIn&gt; <text:s/>?o15</text:p>
          </table:table-cell>
          <table:table-cell office:value-type="percentage" office:value="0.052971">
            <text:p>5.30%</text:p>
          </table:table-cell>
          <table:table-cell office:value-type="percentage" office:value="0.171169">
            <text:p>17.12%</text:p>
          </table:table-cell>
          <table:table-cell office:value-type="float" office:value="13493">
            <text:p>13493</text:p>
          </table:table-cell>
          <table:table-cell office:value-type="float" office:value="10077">
            <text:p>10077</text:p>
          </table:table-cell>
          <table:table-cell office:value-type="string">
            <text:p>32.01%</text:p>
          </table:table-cell>
          <table:table-cell office:value-type="percentage" office:value="0.428571428571429">
            <text:p>42.86%</text:p>
          </table:table-cell>
        </table:table-row>
        <table:table-row table:style-name="ro2">
          <table:table-cell office:value-type="string">
            <text:p>?s11 <text:s/>&lt;isCitizenOf&gt; <text:s/>?o88 <text:s/>?o88 <text:s/>&lt;hasCapital&gt; <text:s/>?o11 <text:s text:c="2"/>=&gt; ?s11 <text:s/>&lt;diedIn&gt; <text:s/>?o11</text:p>
          </table:table-cell>
          <table:table-cell office:value-type="percentage" office:value="0.050499">
            <text:p>5.05%</text:p>
          </table:table-cell>
          <table:table-cell office:value-type="percentage" office:value="0.384572">
            <text:p>38.46%</text:p>
          </table:table-cell>
          <table:table-cell office:value-type="float" office:value="12936">
            <text:p>12936</text:p>
          </table:table-cell>
          <table:table-cell office:value-type="float" office:value="11835">
            <text:p>11835</text:p>
          </table:table-cell>
          <table:table-cell office:value-type="string">
            <text:p>10.17%</text:p>
          </table:table-cell>
          <table:table-cell office:value-type="percentage" office:value="0.111111111111111">
            <text:p>11.11%</text:p>
          </table:table-cell>
        </table:table-row>
        <table:table-row table:style-name="ro2">
          <table:table-cell office:value-type="string">
            <text:p>?s21 <text:s/>&lt;imports&gt; <text:s/>?o61 <text:s/>?o21 <text:s/>&lt;exports&gt; <text:s/>?o61 <text:s text:c="2"/>=&gt; ?s21 <text:s/>&lt;dealsWith&gt; <text:s/>?o21</text:p>
          </table:table-cell>
          <table:table-cell office:value-type="percentage" office:value="0.049958">
            <text:p>5.00%</text:p>
          </table:table-cell>
          <table:table-cell office:value-type="percentage" office:value="0.064137">
            <text:p>6.41%</text:p>
          </table:table-cell>
          <table:table-cell office:value-type="float" office:value="845">
            <text:p>845</text:p>
          </table:table-cell>
          <table:table-cell office:value-type="float" office:value="531">
            <text:p>531</text:p>
          </table:table-cell>
          <table:table-cell office:value-type="string">
            <text:p>4.19%</text:p>
          </table:table-cell>
          <table:table-cell office:value-type="percentage" office:value="0.0666666666666667">
            <text:p>6.67%</text:p>
          </table:table-cell>
        </table:table-row>
        <table:table-row table:style-name="ro2">
          <table:table-cell office:value-type="string">
            <text:p>?s19 <text:s/>&lt;dealsWith&gt; <text:s/>?o55 <text:s/>?o55 <text:s/>&lt;imports&gt; <text:s/>?o19 <text:s text:c="2"/>=&gt; ?s19 <text:s/>&lt;exports&gt; <text:s/>?o19</text:p>
          </table:table-cell>
          <table:table-cell office:value-type="percentage" office:value="0.049571">
            <text:p>4.96%</text:p>
          </table:table-cell>
          <table:table-cell office:value-type="percentage" office:value="0.054507">
            <text:p>5.45%</text:p>
          </table:table-cell>
          <table:table-cell office:value-type="float" office:value="309">
            <text:p>309</text:p>
          </table:table-cell>
          <table:table-cell office:value-type="float" office:value="95">
            <text:p>95</text:p>
          </table:table-cell>
          <table:table-cell office:value-type="string">
            <text:p>0.0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?s29 <text:s/>&lt;diedIn&gt; <text:s/>?o99 <text:s/>?o99 <text:s/>&lt;isLocatedIn&gt; <text:s/>?o29 <text:s text:c="2"/>=&gt; ?s29 <text:s/>&lt;isCitizenOf&gt; <text:s/>?o29</text:p>
          </table:table-cell>
          <table:table-cell office:value-type="percentage" office:value="0.045149">
            <text:p>4.51%</text:p>
          </table:table-cell>
          <table:table-cell office:value-type="percentage" office:value="0.481305">
            <text:p>48.13%</text:p>
          </table:table-cell>
          <table:table-cell office:value-type="float" office:value="12791">
            <text:p>12791</text:p>
          </table:table-cell>
          <table:table-cell office:value-type="float" office:value="12143">
            <text:p>12143</text:p>
          </table:table-cell>
          <table:table-cell office:value-type="string">
            <text:p>12.99%</text:p>
          </table:table-cell>
          <table:table-cell office:value-type="percentage" office:value="0.136842105263158">
            <text:p>13.68%</text:p>
          </table:table-cell>
        </table:table-row>
        <table:table-row table:style-name="ro2">
          <table:table-cell office:value-type="string">
            <text:p>?s9 <text:s/>&lt;isCitizenOf&gt; <text:s/>?o9 <text:s text:c="2"/>=&gt; ?s9 <text:s/>&lt;livesIn&gt; <text:s/>?o9</text:p>
          </table:table-cell>
          <table:table-cell office:value-type="percentage" office:value="0.044955">
            <text:p>4.50%</text:p>
          </table:table-cell>
          <table:table-cell office:value-type="percentage" office:value="0.523581">
            <text:p>52.36%</text:p>
          </table:table-cell>
          <table:table-cell office:value-type="float" office:value="13915">
            <text:p>13915</text:p>
          </table:table-cell>
          <table:table-cell office:value-type="float" office:value="13319">
            <text:p>13319</text:p>
          </table:table-cell>
          <table:table-cell office:value-type="string">
            <text:p>95.72%</text:p>
          </table:table-cell>
          <table:table-cell office:value-type="percentage" office:value="1">
            <text:p>100.00%</text:p>
          </table:table-cell>
        </table:table-row>
        <table:table-row table:style-name="ro2">
          <table:table-cell office:value-type="string">
            <text:p>?s29 <text:s/>&lt;livesIn&gt; <text:s/>?o29 <text:s text:c="2"/>=&gt; ?s29 <text:s/>&lt;isCitizenOf&gt; <text:s/>?o29</text:p>
          </table:table-cell>
          <table:table-cell office:value-type="percentage" office:value="0.044885">
            <text:p>4.49%</text:p>
          </table:table-cell>
          <table:table-cell office:value-type="percentage" office:value="0.365717">
            <text:p>36.57%</text:p>
          </table:table-cell>
          <table:table-cell office:value-type="float" office:value="13611">
            <text:p>13611</text:p>
          </table:table-cell>
          <table:table-cell office:value-type="float" office:value="12802">
            <text:p>12802</text:p>
          </table:table-cell>
          <table:table-cell office:value-type="string">
            <text:p>7.91%</text:p>
          </table:table-cell>
          <table:table-cell office:value-type="percentage" office:value="0.0841121495327103">
            <text:p>8.41%</text:p>
          </table:table-cell>
        </table:table-row>
        <table:table-row table:style-name="ro2">
          <table:table-cell office:value-type="string">
            <text:p>?s61 <text:s/>&lt;dealsWith&gt; <text:s/>?s21 <text:s/>?o21 <text:s/>&lt;dealsWith&gt; <text:s/>?s61 <text:s text:c="2"/>=&gt; ?s21 <text:s/>&lt;dealsWith&gt; <text:s/>?o21 </text:p>
          </table:table-cell>
          <table:table-cell office:value-type="percentage" office:value="0.043612">
            <text:p>4.36%</text:p>
          </table:table-cell>
          <table:table-cell office:value-type="percentage" office:value="0.055774">
            <text:p>5.58%</text:p>
          </table:table-cell>
          <table:table-cell office:value-type="float" office:value="537">
            <text:p>537</text:p>
          </table:table-cell>
          <table:table-cell office:value-type="float" office:value="355">
            <text:p>355</text:p>
          </table:table-cell>
          <table:table-cell office:value-type="string">
            <text:p>35.26%</text:p>
          </table:table-cell>
          <table:table-cell office:value-type="percentage" office:value="0.533333333333333">
            <text:p>53.33%</text:p>
          </table:table-cell>
        </table:table-row>
        <table:table-row table:style-name="ro2">
          <table:table-cell table:style-name="ce1" office:value-type="string">
            <text:p>?s63 <text:s/>&lt;livesIn&gt; <text:s/>?s12 <text:s/>?s63 <text:s/>&lt;diedIn&gt; <text:s/>?o12 <text:s text:c="2"/>=&gt; ?s12 <text:s/>&lt;hasCapital&gt; <text:s/>?o12</text:p>
          </table:table-cell>
          <table:table-cell office:value-type="percentage" office:value="0.042662">
            <text:p>4.27%</text:p>
          </table:table-cell>
          <table:table-cell office:value-type="percentage" office:value="0.159236">
            <text:p>15.92%</text:p>
          </table:table-cell>
          <table:table-cell office:value-type="float" office:value="491">
            <text:p>491</text:p>
          </table:table-cell>
          <table:table-cell office:value-type="float" office:value="429">
            <text:p>429</text:p>
          </table:table-cell>
          <table:table-cell office:value-type="string">
            <text:p>0.0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table:style-name="ce1" office:value-type="string">
            <text:p>?s29 <text:s/>&lt;livesIn&gt; <text:s/>?o99 <text:s/>?o29 <text:s/>&lt;hasCapital&gt; <text:s/>?o99 <text:s text:c="2"/>=&gt; ?s29 <text:s/>&lt;isCitizenOf&gt; <text:s/>?o29</text:p>
          </table:table-cell>
          <table:table-cell office:value-type="percentage" office:value="0.040837">
            <text:p>4.08%</text:p>
          </table:table-cell>
          <table:table-cell office:value-type="percentage" office:value="0.207003">
            <text:p>20.70%</text:p>
          </table:table-cell>
          <table:table-cell office:value-type="float" office:value="4239">
            <text:p>4239</text:p>
          </table:table-cell>
          <table:table-cell office:value-type="float" office:value="3951">
            <text:p>3951</text:p>
          </table:table-cell>
          <table:table-cell office:value-type="string">
            <text:p>31.07%</text:p>
          </table:table-cell>
          <table:table-cell office:value-type="percentage" office:value="0.333333333333333">
            <text:p>33.33%</text:p>
          </table:table-cell>
        </table:table-row>
        <table:table-row table:style-name="ro2">
          <table:table-cell table:style-name="ce1" office:value-type="string">
            <text:p>?s29 <text:s/>&lt;livesIn&gt; <text:s/>?o99 <text:s/>?o99 <text:s/>&lt;isLocatedIn&gt; <text:s/>?o29 <text:s text:c="2"/>=&gt; ?s29 <text:s/>&lt;isCitizenOf&gt; <text:s/>?o29</text:p>
          </table:table-cell>
          <table:table-cell office:value-type="percentage" office:value="0.039097">
            <text:p>3.91%</text:p>
          </table:table-cell>
          <table:table-cell office:value-type="percentage" office:value="0.481308">
            <text:p>48.13%</text:p>
          </table:table-cell>
          <table:table-cell office:value-type="float" office:value="5047">
            <text:p>5047</text:p>
          </table:table-cell>
          <table:table-cell office:value-type="float" office:value="4841">
            <text:p>4841</text:p>
          </table:table-cell>
          <table:table-cell office:value-type="string">
            <text:p>0.0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table:style-name="ce1" office:value-type="string">
            <text:p>?s29 <text:s/>&lt;wasBornIn&gt; <text:s/>?o99 <text:s/>?o99 <text:s/>&lt;isLocatedIn&gt; <text:s/>?o29 <text:s text:c="2"/>=&gt; ?s29 <text:s/>&lt;isCitizenOf&gt; <text:s/>?o29</text:p>
          </table:table-cell>
          <table:table-cell office:value-type="percentage" office:value="0.03745">
            <text:p>3.75%</text:p>
          </table:table-cell>
          <table:table-cell office:value-type="percentage" office:value="0.574217">
            <text:p>57.42%</text:p>
          </table:table-cell>
          <table:table-cell office:value-type="float" office:value="32491">
            <text:p>32491</text:p>
          </table:table-cell>
          <table:table-cell office:value-type="float" office:value="31575">
            <text:p>31575</text:p>
          </table:table-cell>
          <table:table-cell office:value-type="string">
            <text:p>22.68%</text:p>
          </table:table-cell>
          <table:table-cell office:value-type="percentage" office:value="0.233333333333333">
            <text:p>23.33%</text:p>
          </table:table-cell>
        </table:table-row>
        <table:table-row table:style-name="ro2">
          <table:table-cell table:style-name="ce1" office:value-type="string">
            <text:p>?s21 <text:s/>&lt;exports&gt; <text:s/>?o61 <text:s/>?o21 <text:s/>&lt;imports&gt; <text:s/>?o61 <text:s text:c="2"/>=&gt; ?s21 <text:s/>&lt;dealsWith&gt; <text:s/>?o21 </text:p>
          </table:table-cell>
          <table:table-cell office:value-type="percentage" office:value="0.035387">
            <text:p>3.54%</text:p>
          </table:table-cell>
          <table:table-cell office:value-type="percentage" office:value="0.042142">
            <text:p>4.21%</text:p>
          </table:table-cell>
          <table:table-cell office:value-type="float" office:value="947">
            <text:p>947</text:p>
          </table:table-cell>
          <table:table-cell office:value-type="float" office:value="385">
            <text:p>385</text:p>
          </table:table-cell>
          <table:table-cell office:value-type="string">
            <text:p>0.0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table:style-name="ce1" office:value-type="string">
            <text:p>?s11 <text:s/>&lt;wasBornIn&gt; <text:s/>?o11 <text:s text:c="2"/>=&gt; ?s11 <text:s/>&lt;diedIn&gt; <text:s/>?o11</text:p>
          </table:table-cell>
          <table:table-cell office:value-type="percentage" office:value="0.035023">
            <text:p>3.50%</text:p>
          </table:table-cell>
          <table:table-cell office:value-type="percentage" office:value="0.225313">
            <text:p>22.53%</text:p>
          </table:table-cell>
          <table:table-cell office:value-type="float" office:value="54003">
            <text:p>54003</text:p>
          </table:table-cell>
          <table:table-cell office:value-type="float" office:value="47264">
            <text:p>47264</text:p>
          </table:table-cell>
          <table:table-cell office:value-type="string">
            <text:p>4.38%</text:p>
          </table:table-cell>
          <table:table-cell office:value-type="percentage" office:value="0.05">
            <text:p>5.00%</text:p>
          </table:table-cell>
        </table:table-row>
        <table:table-row table:style-name="ro2">
          <table:table-cell table:style-name="ce1" office:value-type="string">
            <text:p>?s9 <text:s/>&lt;isLeaderOf&gt; <text:s/>?o9 <text:s text:c="2"/>=&gt; ?s9 <text:s/>&lt;livesIn&gt; <text:s/>?o9</text:p>
          </table:table-cell>
          <table:table-cell office:value-type="percentage" office:value="0.033704">
            <text:p>3.37%</text:p>
          </table:table-cell>
          <table:table-cell office:value-type="percentage" office:value="0.144489">
            <text:p>14.45%</text:p>
          </table:table-cell>
          <table:table-cell office:value-type="float" office:value="5758">
            <text:p>5758</text:p>
          </table:table-cell>
          <table:table-cell office:value-type="float" office:value="4891">
            <text:p>4891</text:p>
          </table:table-cell>
          <table:table-cell office:value-type="string">
            <text:p>50.97%</text:p>
          </table:table-cell>
          <table:table-cell office:value-type="percentage" office:value="0.6">
            <text:p>60.00%</text:p>
          </table:table-cell>
        </table:table-row>
        <table:table-row table:style-name="ro2">
          <table:table-cell table:style-name="ce1" office:value-type="string">
            <text:p>?s21 <text:s/>&lt;exports&gt; <text:s/>?o61 <text:s/>?o21 <text:s/>&lt;exports&gt; <text:s/>?o61 <text:s text:c="2"/>=&gt; ?s21 <text:s/>&lt;dealsWith&gt; <text:s/>?o21</text:p>
          </table:table-cell>
          <table:table-cell office:value-type="percentage" office:value="0.032084">
            <text:p>3.21%</text:p>
          </table:table-cell>
          <table:table-cell office:value-type="percentage" office:value="0.042118">
            <text:p>4.21%</text:p>
          </table:table-cell>
          <table:table-cell office:value-type="float" office:value="1439">
            <text:p>1439</text:p>
          </table:table-cell>
          <table:table-cell office:value-type="float" office:value="750">
            <text:p>750</text:p>
          </table:table-cell>
          <table:table-cell office:value-type="string">
            <text:p>3.47%</text:p>
          </table:table-cell>
          <table:table-cell office:value-type="percentage" office:value="0.0666666666666667">
            <text:p>6.67%</text:p>
          </table:table-cell>
        </table:table-row>
        <table:table-row table:style-name="ro2">
          <table:table-cell table:style-name="ce1" office:value-type="string">
            <text:p>?s21 <text:s/>&lt;imports&gt; <text:s/>?o61 <text:s/>?o21 <text:s/>&lt;imports&gt; <text:s/>?o61 <text:s text:c="2"/>=&gt; ?s21 <text:s/>&lt;dealsWith&gt; <text:s/>?o21 </text:p>
          </table:table-cell>
          <table:table-cell office:value-type="percentage" office:value="0.031935">
            <text:p>3.19%</text:p>
          </table:table-cell>
          <table:table-cell office:value-type="percentage" office:value="0.041546">
            <text:p>4.15%</text:p>
          </table:table-cell>
          <table:table-cell office:value-type="float" office:value="1847">
            <text:p>1847</text:p>
          </table:table-cell>
          <table:table-cell office:value-type="float" office:value="1246">
            <text:p>1246</text:p>
          </table:table-cell>
          <table:table-cell office:value-type="string">
            <text:p>4.50%</text:p>
          </table:table-cell>
          <table:table-cell office:value-type="percentage" office:value="0.0666666666666667">
            <text:p>6.67%</text:p>
          </table:table-cell>
        </table:table-row>
        <table:table-row table:style-name="ro2">
          <table:table-cell table:style-name="ce1" office:value-type="string">
            <text:p>?s33 <text:s/>&lt;created&gt; <text:s/>?o33 <text:s text:c="2"/>=&gt; ?s33 <text:s/>&lt;directed&gt; <text:s/>?o33</text:p>
          </table:table-cell>
          <table:table-cell office:value-type="percentage" office:value="0.03136">
            <text:p>3.14%</text:p>
          </table:table-cell>
          <table:table-cell office:value-type="percentage" office:value="0.228022">
            <text:p>22.80%</text:p>
          </table:table-cell>
          <table:table-cell office:value-type="float" office:value="190975">
            <text:p>190975</text:p>
          </table:table-cell>
          <table:table-cell office:value-type="float" office:value="172630">
            <text:p>172630</text:p>
          </table:table-cell>
          <table:table-cell office:value-type="string">
            <text:p>0.00%</text:p>
          </table:table-cell>
          <table:table-cell office:value-type="percentage" office:value="0">
            <text:p>0.00%</text:p>
          </table:table-cell>
        </table:table-row>
      </table:table>
      <table:table table:name="all fields" table:style-name="ta1" table:print="false">
        <table:table-column table:style-name="co3" table:default-cell-style-name="ce6"/>
        <table:table-column table:style-name="co2" table:number-columns-repeated="3" table:default-cell-style-name="ce8"/>
        <table:table-column table:style-name="co5" table:default-cell-style-name="ce14"/>
        <table:table-column table:style-name="co2" table:default-cell-style-name="ce16"/>
        <table:table-column table:style-name="co2" table:default-cell-style-name="ce10"/>
        <table:table-column table:style-name="co2" table:number-columns-repeated="2" table:default-cell-style-name="ce14"/>
        <table:table-column table:style-name="co2" table:number-columns-repeated="6" table:default-cell-style-name="ce10"/>
        <table:table-column table:style-name="co2" table:default-cell-style-name="ce20"/>
        <table:table-column table:style-name="co2" table:number-columns-repeated="2" table:default-cell-style-name="ce21"/>
        <table:table-column table:style-name="co3" table:default-cell-style-name="Default"/>
        <table:table-row table:style-name="ro4">
          <table:table-cell table:style-name="Default"/>
          <table:table-cell table:style-name="ce7" office:value-type="boolean" office:boolean-value="true">
            <text:p>TRUE</text:p>
          </table:table-cell>
          <table:table-cell table:style-name="ce7" office:value-type="boolean" office:boolean-value="false">
            <text:p>FALSE</text:p>
          </table:table-cell>
          <table:table-cell table:style-name="ce11" office:value-type="string">
            <text:p>Unknown</text:p>
          </table:table-cell>
          <table:table-cell table:style-name="ce13" office:value-type="string">
            <text:p>Real precision</text:p>
          </table:table-cell>
          <table:table-cell table:style-name="ce15" office:value-type="string">
            <text:p>Support</text:p>
          </table:table-cell>
          <table:table-cell table:style-name="ce15" office:value-type="string">
            <text:p>Head coverage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CA Confidence</text:p>
          </table:table-cell>
          <table:table-cell table:style-name="ce15" office:value-type="string">
            <text:p>Cardinality</text:p>
          </table:table-cell>
          <table:table-cell table:style-name="ce15" office:value-type="string">
            <text:p>Body size</text:p>
          </table:table-cell>
          <table:table-cell table:style-name="ce15" office:value-type="string">
            <text:p>Counting variable</text:p>
          </table:table-cell>
          <table:table-cell table:style-name="ce15" office:value-type="string">
            <text:p>Right predictions</text:p>
          </table:table-cell>
          <table:table-cell table:style-name="ce15" office:value-type="string">
            <text:p>Wrong predictions</text:p>
          </table:table-cell>
          <table:table-cell table:style-name="ce15" office:value-type="string">
            <text:p>Unknown predictions</text:p>
          </table:table-cell>
          <table:table-cell table:style-name="ce19" office:value-type="string">
            <text:p>Total predictions</text:p>
          </table:table-cell>
          <table:table-cell table:style-name="ce15" office:value-type="string">
            <text:p>Total precision</text:p>
          </table:table-cell>
          <table:table-cell table:style-name="ce15" office:value-type="string">
            <text:p>PCA Precision</text:p>
          </table:table-cell>
          <table:table-cell/>
        </table:table-row>
        <table:table-row table:style-name="ro2">
          <table:table-cell table:style-name="Default" office:value-type="string">
            <text:p>?o34 <text:s/>&lt;isMarriedTo&gt; <text:s/>?s34 <text:s text:c="2"/>=&gt; ?s34 <text:s/>&lt;isMarriedTo&gt; <text:s/>?o34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B2]/([.B2]+[.C2])" office:value-type="percentage" office:value="1">
            <text:p>100.00%</text:p>
          </table:table-cell>
          <table:table-cell office:value-type="float" office:value="0.006706">
            <text:p>0.006706</text:p>
          </table:table-cell>
          <table:table-cell table:style-name="ce18" office:value-type="float" office:value="0.530143">
            <text:p>0.5301</text:p>
          </table:table-cell>
          <table:table-cell office:value-type="percentage" office:value="0.530143">
            <text:p>53.01%</text:p>
          </table:table-cell>
          <table:table-cell office:value-type="percentage" office:value="0.917858">
            <text:p>91.79%</text:p>
          </table:table-cell>
          <table:table-cell office:value-type="float" office:value="6358">
            <text:p>6358</text:p>
          </table:table-cell>
          <table:table-cell office:value-type="float" office:value="11993">
            <text:p>11993</text:p>
          </table:table-cell>
          <table:table-cell office:value-type="string">
            <text:p>?o34</text:p>
          </table:table-cell>
          <table:table-cell office:value-type="float" office:value="3793">
            <text:p>3793</text:p>
          </table:table-cell>
          <table:table-cell office:value-type="float" office:value="140">
            <text:p>140</text:p>
          </table:table-cell>
          <table:table-cell office:value-type="float" office:value="1133">
            <text:p>1133</text:p>
          </table:table-cell>
          <table:table-cell table:formula="of:=SUM([.M2:.O2])" office:value-type="float" office:value="5066">
            <text:p>5066</text:p>
          </table:table-cell>
          <table:table-cell table:formula="of:=[.M2]/[.P2]" office:value-type="percentage" office:value="0.748716936439005">
            <text:p>74.87%</text:p>
          </table:table-cell>
          <table:table-cell table:formula="of:=[.M2]/([.M2]+[.N2])" office:value-type="percentage" office:value="0.964403763030765">
            <text:p>96.44%</text:p>
          </table:table-cell>
          <table:table-cell/>
        </table:table-row>
        <table:table-row table:style-name="ro2">
          <table:table-cell table:style-name="Default" office:value-type="string">
            <text:p>?s33 <text:s/>&lt;created&gt; <text:s/>?o33 <text:s/>?s33 <text:s/>&lt;produced&gt; <text:s/>?o33 <text:s text:c="2"/>=&gt; ?s33 <text:s/>&lt;directed&gt; <text:s/>?o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]/([.B3]+[.C3])" office:value-type="percentage" office:value="0">
            <text:p>0.00%</text:p>
          </table:table-cell>
          <table:table-cell office:value-type="float" office:value="0.001066">
            <text:p>0.001066</text:p>
          </table:table-cell>
          <table:table-cell table:style-name="ce18" office:value-type="float" office:value="0.030203">
            <text:p>0.0302</text:p>
          </table:table-cell>
          <table:table-cell office:value-type="percentage" office:value="0.498275">
            <text:p>49.83%</text:p>
          </table:table-cell>
          <table:table-cell office:value-type="percentage" office:value="0.586767">
            <text:p>58.68%</text:p>
          </table:table-cell>
          <table:table-cell office:value-type="float" office:value="1011">
            <text:p>1011</text:p>
          </table:table-cell>
          <table:table-cell office:value-type="float" office:value="2029">
            <text:p>2029</text:p>
          </table:table-cell>
          <table:table-cell office:value-type="string">
            <text:p>?o33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224">
            <text:p>224</text:p>
          </table:table-cell>
          <table:table-cell table:formula="of:=SUM([.M3:.O3])" office:value-type="float" office:value="306">
            <text:p>306</text:p>
          </table:table-cell>
          <table:table-cell table:formula="of:=[.M3]/[.P3]" office:value-type="percentage" office:value="0.0163398692810458">
            <text:p>1.63%</text:p>
          </table:table-cell>
          <table:table-cell table:formula="of:=[.M3]/([.M3]+[.N3])" office:value-type="percentage" office:value="0.0609756097560976">
            <text:p>6.10%</text:p>
          </table:table-cell>
          <table:table-cell/>
        </table:table-row>
        <table:table-row table:style-name="ro2">
          <table:table-cell table:style-name="Default" office:value-type="string">
            <text:p>?s33 <text:s/>&lt;actedIn&gt; <text:s/>?o33 <text:s/>?s33 <text:s/>&lt;created&gt; <text:s/>?o33 <text:s text:c="2"/>=&gt; ?s33 <text:s/>&lt;directed&gt; <text:s/>?o3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4]/([.B4]+[.C4])" office:value-type="percentage" office:value="0.0344827586206897">
            <text:p>3.45%</text:p>
          </table:table-cell>
          <table:table-cell office:value-type="float" office:value="0.000405">
            <text:p>0.000405</text:p>
          </table:table-cell>
          <table:table-cell table:style-name="ce18" office:value-type="float" office:value="0.011472">
            <text:p>0.0115</text:p>
          </table:table-cell>
          <table:table-cell office:value-type="percentage" office:value="0.382851">
            <text:p>38.29%</text:p>
          </table:table-cell>
          <table:table-cell office:value-type="percentage" office:value="0.452297">
            <text:p>45.23%</text:p>
          </table:table-cell>
          <table:table-cell office:value-type="float" office:value="384">
            <text:p>384</text:p>
          </table:table-cell>
          <table:table-cell office:value-type="float" office:value="1003">
            <text:p>1003</text:p>
          </table:table-cell>
          <table:table-cell office:value-type="string">
            <text:p>?o3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  <table:table-cell table:formula="of:=SUM([.M4:.O4])" office:value-type="float" office:value="154">
            <text:p>154</text:p>
          </table:table-cell>
          <table:table-cell table:formula="of:=[.M4]/[.P4]" office:value-type="percentage" office:value="0.00649350649350649">
            <text:p>0.65%</text:p>
          </table:table-cell>
          <table:table-cell table:formula="of:=[.M4]/([.M4]+[.N4])" office:value-type="percentage" office:value="0.032258064516129">
            <text:p>3.23%</text:p>
          </table:table-cell>
          <table:table-cell/>
        </table:table-row>
        <table:table-row table:style-name="ro2">
          <table:table-cell table:style-name="Default" office:value-type="string">
            <text:p>?s9 <text:s/>&lt;isMarriedTo&gt; <text:s/>?o82 <text:s/>?o82 <text:s/>&lt;livesIn&gt; <text:s/>?o9 <text:s text:c="2"/>=&gt; ?s9 <text:s/>&lt;livesIn&gt; <text:s/>?o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B5]/([.B5]+[.C5])" office:value-type="percentage" office:value="0.678571428571429">
            <text:p>67.86%</text:p>
          </table:table-cell>
          <table:table-cell office:value-type="float" office:value="0.000191">
            <text:p>0.000191</text:p>
          </table:table-cell>
          <table:table-cell table:style-name="ce18" office:value-type="float" office:value="0.012403">
            <text:p>0.0124</text:p>
          </table:table-cell>
          <table:table-cell office:value-type="percentage" office:value="0.337058">
            <text:p>33.71%</text:p>
          </table:table-cell>
          <table:table-cell office:value-type="percentage" office:value="0.698842">
            <text:p>69.88%</text:p>
          </table:table-cell>
          <table:table-cell office:value-type="float" office:value="181">
            <text:p>181</text:p>
          </table:table-cell>
          <table:table-cell office:value-type="float" office:value="537">
            <text:p>537</text:p>
          </table:table-cell>
          <table:table-cell office:value-type="string">
            <text:p>?s9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53">
            <text:p>253</text:p>
          </table:table-cell>
          <table:table-cell table:formula="of:=SUM([.M5:.O5])" office:value-type="float" office:value="278">
            <text:p>278</text:p>
          </table:table-cell>
          <table:table-cell table:formula="of:=[.M5]/[.P5]" office:value-type="percentage" office:value="0.0323741007194245">
            <text:p>3.24%</text:p>
          </table:table-cell>
          <table:table-cell table:formula="of:=[.M5]/([.M5]+[.N5])" office:value-type="percentage" office:value="0.36">
            <text:p>36.00%</text:p>
          </table:table-cell>
          <table:table-cell/>
        </table:table-row>
        <table:table-row table:style-name="ro2">
          <table:table-cell table:style-name="Default" office:value-type="string">
            <text:p>?s82 <text:s/>&lt;isMarriedTo&gt; <text:s/>?s9 <text:s/>?s82 <text:s/>&lt;livesIn&gt; <text:s/>?o9 <text:s text:c="2"/>=&gt; ?s9 <text:s/>&lt;livesIn&gt; <text:s/>?o9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B6]/([.B6]+[.C6])" office:value-type="percentage" office:value="0.782608695652174">
            <text:p>78.26%</text:p>
          </table:table-cell>
          <table:table-cell office:value-type="float" office:value="0.000178">
            <text:p>0.000178</text:p>
          </table:table-cell>
          <table:table-cell table:style-name="ce18" office:value-type="float" office:value="0.011581">
            <text:p>0.0116</text:p>
          </table:table-cell>
          <table:table-cell office:value-type="percentage" office:value="0.22807">
            <text:p>22.81%</text:p>
          </table:table-cell>
          <table:table-cell office:value-type="percentage" office:value="0.684211">
            <text:p>68.42%</text:p>
          </table:table-cell>
          <table:table-cell office:value-type="float" office:value="169">
            <text:p>169</text:p>
          </table:table-cell>
          <table:table-cell office:value-type="float" office:value="741">
            <text:p>741</text:p>
          </table:table-cell>
          <table:table-cell office:value-type="string">
            <text:p>?s9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454">
            <text:p>454</text:p>
          </table:table-cell>
          <table:table-cell table:formula="of:=SUM([.M6:.O6])" office:value-type="float" office:value="494">
            <text:p>494</text:p>
          </table:table-cell>
          <table:table-cell table:formula="of:=[.M6]/[.P6]" office:value-type="percentage" office:value="0.0384615384615385">
            <text:p>3.85%</text:p>
          </table:table-cell>
          <table:table-cell table:formula="of:=[.M6]/([.M6]+[.N6])" office:value-type="percentage" office:value="0.475">
            <text:p>47.50%</text:p>
          </table:table-cell>
          <table:table-cell/>
        </table:table-row>
        <table:table-row table:style-name="ro2">
          <table:table-cell table:style-name="Default" office:value-type="string">
            <text:p>?s26 <text:s/>&lt;actedIn&gt; <text:s/>?o26 <text:s/>?s26 <text:s/>&lt;created&gt; <text:s/>?o26 <text:s text:c="2"/>=&gt; ?s26 <text:s/>&lt;produced&gt; <text:s/>?o2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[.B7]/([.B7]+[.C7])" office:value-type="percentage" office:value="0">
            <text:p>0.00%</text:p>
          </table:table-cell>
          <table:table-cell office:value-type="float" office:value="0.000218">
            <text:p>0.000218</text:p>
          </table:table-cell>
          <table:table-cell table:style-name="ce18" office:value-type="float" office:value="0.01026">
            <text:p>0.0103</text:p>
          </table:table-cell>
          <table:table-cell office:value-type="percentage" office:value="0.206381">
            <text:p>20.64%</text:p>
          </table:table-cell>
          <table:table-cell office:value-type="percentage" office:value="0.389831">
            <text:p>38.98%</text:p>
          </table:table-cell>
          <table:table-cell office:value-type="float" office:value="207">
            <text:p>207</text:p>
          </table:table-cell>
          <table:table-cell office:value-type="float" office:value="1003">
            <text:p>1003</text:p>
          </table:table-cell>
          <table:table-cell office:value-type="string">
            <text:p>?o26</text:p>
          </table:table-cell>
          <table:table-cell table:number-columns-repeated="2" office:value-type="float" office:value="0">
            <text:p>0</text:p>
          </table:table-cell>
          <table:table-cell office:value-type="float" office:value="472">
            <text:p>472</text:p>
          </table:table-cell>
          <table:table-cell table:formula="of:=SUM([.M7:.O7])" office:value-type="float" office:value="472">
            <text:p>472</text:p>
          </table:table-cell>
          <table:table-cell table:formula="of:=[.M7]/[.P7]" office:value-type="percentage" office:value="0">
            <text:p>0.00%</text:p>
          </table:table-cell>
          <table:table-cell table:formula="of:=[.M7]/([.M7]+[.N7])" office:value-type="percentage" office:value="0">
            <text:p>#DIV/0!</text:p>
          </table:table-cell>
          <table:table-cell/>
        </table:table-row>
        <table:table-row table:style-name="ro2">
          <table:table-cell table:style-name="Default" office:value-type="string">
            <text:p>?s8 <text:s/>&lt;directed&gt; <text:s/>?o8 <text:s text:c="2"/>=&gt; ?s8 <text:s/>&lt;created&gt; <text:s/>?o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style-name="ce12" office:value-type="string">
            <text:p>0 </text:p>
          </table:table-cell>
          <table:table-cell table:formula="of:=[.B8]/([.B8]+[.C8])" office:value-type="percentage" office:value="0.233333333333333">
            <text:p>23.33%</text:p>
          </table:table-cell>
          <table:table-cell office:value-type="float" office:value="0.006621">
            <text:p>0.006621</text:p>
          </table:table-cell>
          <table:table-cell table:style-name="ce18" office:value-type="float" office:value="0.03136">
            <text:p>0.0314</text:p>
          </table:table-cell>
          <table:table-cell office:value-type="percentage" office:value="0.187524">
            <text:p>18.75%</text:p>
          </table:table-cell>
          <table:table-cell office:value-type="percentage" office:value="0.324644">
            <text:p>32.46%</text:p>
          </table:table-cell>
          <table:table-cell office:value-type="float" office:value="6277">
            <text:p>6277</text:p>
          </table:table-cell>
          <table:table-cell office:value-type="float" office:value="33473">
            <text:p>33473</text:p>
          </table:table-cell>
          <table:table-cell office:value-type="string">
            <text:p>?o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3459">
            <text:p>33459</text:p>
          </table:table-cell>
          <table:table-cell table:formula="of:=SUM([.M8:.O8])" office:value-type="float" office:value="33473">
            <text:p>33473</text:p>
          </table:table-cell>
          <table:table-cell table:formula="of:=[.M8]/[.P8]" office:value-type="percentage" office:value="0">
            <text:p>0.00%</text:p>
          </table:table-cell>
          <table:table-cell table:formula="of:=[.M8]/([.M8]+[.N8])" office:value-type="percentage" office:value="0">
            <text:p>0.00%</text:p>
          </table:table-cell>
          <table:table-cell/>
        </table:table-row>
        <table:table-row table:style-name="ro2">
          <table:table-cell table:style-name="Default" office:value-type="string">
            <text:p>?s34 <text:s/>&lt;hasChild&gt; <text:s/>?o99 <text:s/>?o34 <text:s/>&lt;hasChild&gt; <text:s/>?o99 <text:s text:c="2"/>=&gt; ?s34 <text:s/>&lt;isMarriedTo&gt; <text:s/>?o34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B9]/([.B9]+[.C9])" office:value-type="percentage" office:value="0.1">
            <text:p>10.00%</text:p>
          </table:table-cell>
          <table:table-cell office:value-type="float" office:value="0.001982">
            <text:p>0.001982</text:p>
          </table:table-cell>
          <table:table-cell table:style-name="ce18" office:value-type="float" office:value="0.156675">
            <text:p>0.1567</text:p>
          </table:table-cell>
          <table:table-cell office:value-type="percentage" office:value="0.173212">
            <text:p>17.32%</text:p>
          </table:table-cell>
          <table:table-cell office:value-type="percentage" office:value="0.409815">
            <text:p>40.98%</text:p>
          </table:table-cell>
          <table:table-cell office:value-type="float" office:value="1879">
            <text:p>1879</text:p>
          </table:table-cell>
          <table:table-cell office:value-type="float" office:value="10848">
            <text:p>10848</text:p>
          </table:table-cell>
          <table:table-cell office:value-type="string">
            <text:p>?o34</text:p>
          </table:table-cell>
          <table:table-cell office:value-type="float" office:value="485">
            <text:p>485</text:p>
          </table:table-cell>
          <table:table-cell office:value-type="float" office:value="1089">
            <text:p>1089</text:p>
          </table:table-cell>
          <table:table-cell office:value-type="float" office:value="4689">
            <text:p>4689</text:p>
          </table:table-cell>
          <table:table-cell table:formula="of:=SUM([.M9:.O9])" office:value-type="float" office:value="6263">
            <text:p>6263</text:p>
          </table:table-cell>
          <table:table-cell table:formula="of:=[.M9]/[.P9]" office:value-type="percentage" office:value="0.0774389270317739">
            <text:p>7.74%</text:p>
          </table:table-cell>
          <table:table-cell table:formula="of:=[.M9]/([.M9]+[.N9])" office:value-type="percentage" office:value="0.308132147395172">
            <text:p>30.81%</text:p>
          </table:table-cell>
          <table:table-cell/>
        </table:table-row>
        <table:table-row table:style-name="ro2">
          <table:table-cell office:value-type="string">
            <text:p>?s26 <text:s/>&lt;created&gt; <text:s/>?o26 <text:s/>?s26 <text:s/>&lt;directed&gt; <text:s/>?o26 <text:s text:c="2"/>=&gt; ?s26 <text:s/>&lt;produced&gt; <text:s/>?o2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formula="of:=[.B10]/([.B10]+[.C10])" office:value-type="percentage" office:value="0.037037037037037">
            <text:p>3.70%</text:p>
          </table:table-cell>
          <table:table-cell office:value-type="float" office:value="0.001066">
            <text:p>0.001066</text:p>
          </table:table-cell>
          <table:table-cell table:style-name="ce18" office:value-type="float" office:value="0.050109">
            <text:p>0.0501</text:p>
          </table:table-cell>
          <table:table-cell office:value-type="percentage" office:value="0.161064">
            <text:p>16.11%</text:p>
          </table:table-cell>
          <table:table-cell office:value-type="percentage" office:value="0.374722">
            <text:p>37.47%</text:p>
          </table:table-cell>
          <table:table-cell office:value-type="float" office:value="1011">
            <text:p>1011</text:p>
          </table:table-cell>
          <table:table-cell office:value-type="float" office:value="6277">
            <text:p>6277</text:p>
          </table:table-cell>
          <table:table-cell office:value-type="string">
            <text:p>?o26</text:p>
          </table:table-cell>
          <table:table-cell table:number-columns-repeated="2" office:value-type="float" office:value="0">
            <text:p>0</text:p>
          </table:table-cell>
          <table:table-cell office:value-type="float" office:value="3579">
            <text:p>3579</text:p>
          </table:table-cell>
          <table:table-cell table:formula="of:=SUM([.M10:.O10])" office:value-type="float" office:value="3579">
            <text:p>3579</text:p>
          </table:table-cell>
          <table:table-cell table:formula="of:=[.M10]/[.P10]" office:value-type="percentage" office:value="0">
            <text:p>0.00%</text:p>
          </table:table-cell>
          <table:table-cell table:formula="of:=[.M10]/([.M10]+[.N10])" office:value-type="percentage" office:value="0">
            <text:p>#DIV/0!</text:p>
          </table:table-cell>
          <table:table-cell/>
        </table:table-row>
        <table:table-row table:style-name="ro2">
          <table:table-cell table:style-name="Default" office:value-type="string">
            <text:p>?s63 <text:s/>&lt;dealsWith&gt; <text:s/>?s21 <text:s/>?s63 <text:s/>&lt;dealsWith&gt; <text:s/>?o21 <text:s text:c="2"/>=&gt; ?s21 <text:s/>&lt;dealsWith&gt; <text:s/>?o2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11]/([.B11]+[.C11])" office:value-type="percentage" office:value="0.4">
            <text:p>40.00%</text:p>
          </table:table-cell>
          <table:table-cell office:value-type="float" office:value="0.000282">
            <text:p>0.000282</text:p>
          </table:table-cell>
          <table:table-cell table:style-name="ce18" office:value-type="float" office:value="0.387518">
            <text:p>0.3875</text:p>
          </table:table-cell>
          <table:table-cell office:value-type="percentage" office:value="0.154425">
            <text:p>15.44%</text:p>
          </table:table-cell>
          <table:table-cell office:value-type="percentage" office:value="0.217781">
            <text:p>21.78%</text:p>
          </table:table-cell>
          <table:table-cell office:value-type="float" office:value="267">
            <text:p>267</text:p>
          </table:table-cell>
          <table:table-cell office:value-type="float" office:value="1729">
            <text:p>1729</text:p>
          </table:table-cell>
          <table:table-cell office:value-type="string">
            <text:p>?s21</text:p>
          </table:table-cell>
          <table:table-cell office:value-type="float" office:value="27">
            <text:p>27</text:p>
          </table:table-cell>
          <table:table-cell office:value-type="float" office:value="142">
            <text:p>142</text:p>
          </table:table-cell>
          <table:table-cell office:value-type="float" office:value="334">
            <text:p>334</text:p>
          </table:table-cell>
          <table:table-cell table:formula="of:=SUM([.M11:.O11])" office:value-type="float" office:value="503">
            <text:p>503</text:p>
          </table:table-cell>
          <table:table-cell table:formula="of:=[.M11]/[.P11]" office:value-type="percentage" office:value="0.0536779324055666">
            <text:p>5.37%</text:p>
          </table:table-cell>
          <table:table-cell table:formula="of:=[.M11]/([.M11]+[.N11])" office:value-type="percentage" office:value="0.159763313609467">
            <text:p>15.98%</text:p>
          </table:table-cell>
          <table:table-cell/>
        </table:table-row>
        <table:table-row table:style-name="ro2">
          <table:table-cell table:style-name="Default" office:value-type="string">
            <text:p>?s94 <text:s/>&lt;hasOfficialLanguage&gt; <text:s/>?o36 <text:s/>?s94 <text:s/>&lt;isLocatedIn&gt; <text:s/>?s36 <text:s text:c="2"/>=&gt; ?s36 <text:s/>&lt;hasOfficialLanguage&gt; <text:s/>?o36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formula="of:=[.B12]/([.B12]+[.C12])" office:value-type="percentage" office:value="0.833333333333333">
            <text:p>83.33%</text:p>
          </table:table-cell>
          <table:table-cell office:value-type="float" office:value="0.000019">
            <text:p>0.000019</text:p>
          </table:table-cell>
          <table:table-cell table:style-name="ce18" office:value-type="float" office:value="0.022416">
            <text:p>0.0224</text:p>
          </table:table-cell>
          <table:table-cell office:value-type="percentage" office:value="0.142857">
            <text:p>14.29%</text:p>
          </table:table-cell>
          <table:table-cell office:value-type="percentage" office:value="0.642857">
            <text:p>64.29%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office:value-type="string">
            <text:p>?s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formula="of:=SUM([.M12:.O12])" office:value-type="float" office:value="98">
            <text:p>98</text:p>
          </table:table-cell>
          <table:table-cell table:formula="of:=[.M12]/[.P12]" office:value-type="percentage" office:value="0">
            <text:p>0.00%</text:p>
          </table:table-cell>
          <table:table-cell table:formula="of:=[.M12]/([.M12]+[.N12])" office:value-type="percentage" office:value="0">
            <text:p>#DIV/0!</text:p>
          </table:table-cell>
          <table:table-cell/>
        </table:table-row>
        <table:table-row table:style-name="ro2">
          <table:table-cell table:style-name="Default" office:value-type="string">
            <text:p>?o21 <text:s/>&lt;dealsWith&gt; <text:s/>?s21 <text:s text:c="2"/>=&gt; ?s21 <text:s/>&lt;dealsWith&gt; <text:s/>?o2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2" office:value-type="string">
            <text:p>0 </text:p>
          </table:table-cell>
          <table:table-cell table:formula="of:=[.B13]/([.B13]+[.C13])" office:value-type="percentage" office:value="0.966666666666667">
            <text:p>96.67%</text:p>
          </table:table-cell>
          <table:table-cell office:value-type="float" office:value="0.000099">
            <text:p>0.000099</text:p>
          </table:table-cell>
          <table:table-cell table:style-name="ce18" office:value-type="float" office:value="0.13643">
            <text:p>0.1364</text:p>
          </table:table-cell>
          <table:table-cell office:value-type="percentage" office:value="0.13643">
            <text:p>13.64%</text:p>
          </table:table-cell>
          <table:table-cell office:value-type="percentage" office:value="0.183236">
            <text:p>18.32%</text:p>
          </table:table-cell>
          <table:table-cell office:value-type="float" office:value="94">
            <text:p>94</text:p>
          </table:table-cell>
          <table:table-cell office:value-type="float" office:value="689">
            <text:p>689</text:p>
          </table:table-cell>
          <table:table-cell office:value-type="string">
            <text:p>?s21</text:p>
          </table:table-cell>
          <table:table-cell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table:formula="of:=SUM([.M13:.O13])" office:value-type="float" office:value="290">
            <text:p>290</text:p>
          </table:table-cell>
          <table:table-cell table:formula="of:=[.M13]/[.P13]" office:value-type="percentage" office:value="0.775862068965517">
            <text:p>77.59%</text:p>
          </table:table-cell>
          <table:table-cell table:formula="of:=[.M13]/([.M13]+[.N13])" office:value-type="percentage" office:value="0.792253521126761">
            <text:p>79.23%</text:p>
          </table:table-cell>
          <table:table-cell/>
        </table:table-row>
        <table:table-row table:style-name="ro2">
          <table:table-cell table:style-name="Default" office:value-type="string">
            <text:p>?s67 <text:s/>&lt;hasAcademicAdvisor&gt; <text:s/>?s22 <text:s/>?s67 <text:s/>&lt;graduatedFrom&gt; <text:s/>?o22 <text:s text:c="2"/>=&gt; ?s22 <text:s/>&lt;worksAt&gt; <text:s/>?o2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14]/([.B14]+[.C14])" office:value-type="percentage" office:value="0.533333333333333">
            <text:p>53.33%</text:p>
          </table:table-cell>
          <table:table-cell office:value-type="float" office:value="0.000094">
            <text:p>0.000094</text:p>
          </table:table-cell>
          <table:table-cell table:style-name="ce18" office:value-type="float" office:value="0.036535">
            <text:p>0.0365</text:p>
          </table:table-cell>
          <table:table-cell office:value-type="percentage" office:value="0.134441">
            <text:p>13.44%</text:p>
          </table:table-cell>
          <table:table-cell office:value-type="percentage" office:value="0.390351">
            <text:p>39.04%</text:p>
          </table:table-cell>
          <table:table-cell office:value-type="float" office:value="89">
            <text:p>89</text:p>
          </table:table-cell>
          <table:table-cell office:value-type="float" office:value="662">
            <text:p>662</text:p>
          </table:table-cell>
          <table:table-cell office:value-type="string">
            <text:p>?s22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377">
            <text:p>377</text:p>
          </table:table-cell>
          <table:table-cell table:formula="of:=SUM([.M14:.O14])" office:value-type="float" office:value="434">
            <text:p>434</text:p>
          </table:table-cell>
          <table:table-cell table:formula="of:=[.M14]/[.P14]" office:value-type="percentage" office:value="0.0414746543778802">
            <text:p>4.15%</text:p>
          </table:table-cell>
          <table:table-cell table:formula="of:=[.M14]/([.M14]+[.N14])" office:value-type="percentage" office:value="0.31578947368421">
            <text:p>31.58%</text:p>
          </table:table-cell>
          <table:table-cell/>
        </table:table-row>
        <table:table-row table:style-name="ro2">
          <table:table-cell table:style-name="Default" office:value-type="string">
            <text:p>?s19 <text:s/>&lt;imports&gt; <text:s/>?o19 <text:s text:c="2"/>=&gt; ?s19 <text:s/>&lt;exports&gt; <text:s/>?o19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percentage" office:value="0">
            <text:p>0.00%</text:p>
          </table:table-cell>
          <table:table-cell office:value-type="float" office:value="0.000046">
            <text:p>0.000046</text:p>
          </table:table-cell>
          <table:table-cell table:style-name="ce18" office:value-type="float" office:value="0.086785">
            <text:p>0.0868</text:p>
          </table:table-cell>
          <table:table-cell office:value-type="percentage" office:value="0.130952">
            <text:p>13.10%</text:p>
          </table:table-cell>
          <table:table-cell office:value-type="percentage" office:value="0.144737">
            <text:p>14.47%</text:p>
          </table:table-cell>
          <table:table-cell office:value-type="float" office:value="44">
            <text:p>44</text:p>
          </table:table-cell>
          <table:table-cell office:value-type="float" office:value="336">
            <text:p>336</text:p>
          </table:table-cell>
          <table:table-cell office:value-type="string">
            <text:p>?o19</text:p>
          </table:table-cell>
          <table:table-cell table:number-columns-repeated="2" office:value-type="float" office:value="0">
            <text:p>0</text:p>
          </table:table-cell>
          <table:table-cell office:value-type="float" office:value="336">
            <text:p>336</text:p>
          </table:table-cell>
          <table:table-cell table:formula="of:=SUM([.M15:.O15])" office:value-type="float" office:value="336">
            <text:p>336</text:p>
          </table:table-cell>
          <table:table-cell table:formula="of:=[.M15]/[.P15]" office:value-type="percentage" office:value="0">
            <text:p>0.00%</text:p>
          </table:table-cell>
          <table:table-cell table:formula="of:=[.M15]/([.M15]+[.N15])" office:value-type="percentage" office:value="0">
            <text:p>#DIV/0!</text:p>
          </table:table-cell>
          <table:table-cell/>
        </table:table-row>
        <table:table-row table:style-name="ro2">
          <table:table-cell table:style-name="Default" office:value-type="string">
            <text:p>?s33 <text:s/>&lt;produced&gt; <text:s/>?o33 <text:s text:c="2"/>=&gt; ?s33 <text:s/>&lt;directed&gt; <text:s/>?o3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6]/([.B16]+[.C16])" office:value-type="percentage" office:value="0.483870967741936">
            <text:p>48.39%</text:p>
          </table:table-cell>
          <table:table-cell office:value-type="float" office:value="0.002395">
            <text:p>0.002395</text:p>
          </table:table-cell>
          <table:table-cell table:style-name="ce18" office:value-type="float" office:value="0.067846">
            <text:p>0.0678</text:p>
          </table:table-cell>
          <table:table-cell office:value-type="percentage" office:value="0.112559">
            <text:p>11.26%</text:p>
          </table:table-cell>
          <table:table-cell office:value-type="percentage" office:value="0.133951">
            <text:p>13.40%</text:p>
          </table:table-cell>
          <table:table-cell office:value-type="float" office:value="2271">
            <text:p>2271</text:p>
          </table:table-cell>
          <table:table-cell office:value-type="float" office:value="20176">
            <text:p>20176</text:p>
          </table:table-cell>
          <table:table-cell office:value-type="string">
            <text:p>?o33</text:p>
          </table:table-cell>
          <table:table-cell table:number-columns-repeated="2" office:value-type="float" office:value="0">
            <text:p>0</text:p>
          </table:table-cell>
          <table:table-cell office:value-type="float" office:value="20176">
            <text:p>20176</text:p>
          </table:table-cell>
          <table:table-cell table:formula="of:=SUM([.M16:.O16])" office:value-type="float" office:value="20176">
            <text:p>20176</text:p>
          </table:table-cell>
          <table:table-cell table:formula="of:=[.M16]/[.P16]" office:value-type="percentage" office:value="0">
            <text:p>0.00%</text:p>
          </table:table-cell>
          <table:table-cell table:formula="of:=[.M16]/([.M16]+[.N16])" office:value-type="percentage" office:value="0">
            <text:p>#DIV/0!</text:p>
          </table:table-cell>
          <table:table-cell/>
        </table:table-row>
        <table:table-row table:style-name="ro2">
          <table:table-cell table:style-name="Default" office:value-type="string">
            <text:p>?s13 <text:s/>&lt;dealsWith&gt; <text:s/>?o54 <text:s/>?o54 <text:s/>&lt;imports&gt; <text:s/>?o13 <text:s text:c="2"/>=&gt; ?s13 <text:s/>&lt;imports&gt; <text:s/>?o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7]/([.B17]+[.C17])" office:value-type="percentage" office:value="0.642857142857143">
            <text:p>64.29%</text:p>
          </table:table-cell>
          <table:table-cell office:value-type="float" office:value="0.000117">
            <text:p>0.000117</text:p>
          </table:table-cell>
          <table:table-cell table:style-name="ce18" office:value-type="float" office:value="0.330357">
            <text:p>0.3304</text:p>
          </table:table-cell>
          <table:table-cell office:value-type="percentage" office:value="0.105815">
            <text:p>10.58%</text:p>
          </table:table-cell>
          <table:table-cell office:value-type="percentage" office:value="0.148794">
            <text:p>14.88%</text:p>
          </table:table-cell>
          <table:table-cell office:value-type="float" office:value="111">
            <text:p>111</text:p>
          </table:table-cell>
          <table:table-cell office:value-type="float" office:value="1049">
            <text:p>1049</text:p>
          </table:table-cell>
          <table:table-cell office:value-type="string">
            <text:p>?s13</text:p>
          </table:table-cell>
          <table:table-cell office:value-type="float" office:value="15">
            <text:p>15</text:p>
          </table:table-cell>
          <table:table-cell office:value-type="float" office:value="116">
            <text:p>116</text:p>
          </table:table-cell>
          <table:table-cell office:value-type="float" office:value="172">
            <text:p>172</text:p>
          </table:table-cell>
          <table:table-cell table:formula="of:=SUM([.M17:.O17])" office:value-type="float" office:value="303">
            <text:p>303</text:p>
          </table:table-cell>
          <table:table-cell table:formula="of:=[.M17]/[.P17]" office:value-type="percentage" office:value="0.0495049504950495">
            <text:p>4.95%</text:p>
          </table:table-cell>
          <table:table-cell table:formula="of:=[.M17]/([.M17]+[.N17])" office:value-type="percentage" office:value="0.114503816793893">
            <text:p>11.45%</text:p>
          </table:table-cell>
          <table:table-cell/>
        </table:table-row>
        <table:table-row table:style-name="ro2">
          <table:table-cell table:style-name="Default" office:value-type="string">
            <text:p>?s92 <text:s/>&lt;isCitizenOf&gt; <text:s/>?o29 <text:s/>?s29 <text:s/>&lt;influences&gt; <text:s/>?s92 <text:s text:c="2"/>=&gt; ?s29 <text:s/>&lt;isCitizenOf&gt; <text:s/>?o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.B18]/([.B18]+[.C18])" office:value-type="percentage" office:value="0.3">
            <text:p>30.00%</text:p>
          </table:table-cell>
          <table:table-cell office:value-type="float" office:value="0.000154">
            <text:p>0.000154</text:p>
          </table:table-cell>
          <table:table-cell table:style-name="ce18" office:value-type="float" office:value="0.010021">
            <text:p>0.0100</text:p>
          </table:table-cell>
          <table:table-cell office:value-type="percentage" office:value="0.105644">
            <text:p>10.56%</text:p>
          </table:table-cell>
          <table:table-cell office:value-type="percentage" office:value="0.519573">
            <text:p>51.96%</text:p>
          </table:table-cell>
          <table:table-cell office:value-type="float" office:value="146">
            <text:p>146</text:p>
          </table:table-cell>
          <table:table-cell office:value-type="float" office:value="1382">
            <text:p>1382</text:p>
          </table:table-cell>
          <table:table-cell office:value-type="string">
            <text:p>?s29</text:p>
          </table:table-cell>
          <table:table-cell office:value-type="float" office:value="28">
            <text:p>28</text:p>
          </table:table-cell>
          <table:table-cell office:value-type="float" office:value="105">
            <text:p>105</text:p>
          </table:table-cell>
          <table:table-cell office:value-type="float" office:value="968">
            <text:p>968</text:p>
          </table:table-cell>
          <table:table-cell table:formula="of:=SUM([.M18:.O18])" office:value-type="float" office:value="1101">
            <text:p>1101</text:p>
          </table:table-cell>
          <table:table-cell table:formula="of:=[.M18]/[.P18]" office:value-type="percentage" office:value="0.0254314259763851">
            <text:p>2.54%</text:p>
          </table:table-cell>
          <table:table-cell table:formula="of:=[.M18]/([.M18]+[.N18])" office:value-type="percentage" office:value="0.210526315789474">
            <text:p>21.05%</text:p>
          </table:table-cell>
          <table:table-cell/>
        </table:table-row>
        <table:table-row table:style-name="ro2">
          <table:table-cell table:style-name="Default" office:value-type="string">
            <text:p>?s8 <text:s/>&lt;produced&gt; <text:s/>?o8 <text:s text:c="2"/>=&gt; ?s8 <text:s/>&lt;created&gt; <text:s/>?o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12" office:value-type="string">
            <text:p>3</text:p>
          </table:table-cell>
          <table:table-cell table:formula="of:=[.B19]/([.B19]+[.C19])" office:value-type="percentage" office:value="0.111111111111111">
            <text:p>11.11%</text:p>
          </table:table-cell>
          <table:table-cell office:value-type="float" office:value="0.00214">
            <text:p>0.002140</text:p>
          </table:table-cell>
          <table:table-cell table:style-name="ce18" office:value-type="float" office:value="0.010137">
            <text:p>0.0101</text:p>
          </table:table-cell>
          <table:table-cell office:value-type="percentage" office:value="0.100565">
            <text:p>10.06%</text:p>
          </table:table-cell>
          <table:table-cell office:value-type="percentage" office:value="0.156898">
            <text:p>15.69%</text:p>
          </table:table-cell>
          <table:table-cell office:value-type="float" office:value="2029">
            <text:p>2029</text:p>
          </table:table-cell>
          <table:table-cell office:value-type="float" office:value="20176">
            <text:p>20176</text:p>
          </table:table-cell>
          <table:table-cell office:value-type="string">
            <text:p>?o8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0129">
            <text:p>20129</text:p>
          </table:table-cell>
          <table:table-cell table:formula="of:=SUM([.M19:.O19])" office:value-type="float" office:value="20176">
            <text:p>20176</text:p>
          </table:table-cell>
          <table:table-cell table:formula="of:=[.M19]/[.P19]" office:value-type="percentage" office:value="0">
            <text:p>0.00%</text:p>
          </table:table-cell>
          <table:table-cell table:formula="of:=[.M19]/([.M19]+[.N19])" office:value-type="percentage" office:value="0">
            <text:p>0.00%</text:p>
          </table:table-cell>
          <table:table-cell/>
        </table:table-row>
        <table:table-row table:style-name="ro2">
          <table:table-cell table:style-name="Default" office:value-type="string">
            <text:p>?s54 <text:s/>&lt;dealsWith&gt; <text:s/>?s13 <text:s/>?s54 <text:s/>&lt;imports&gt; <text:s/>?o13 <text:s text:c="2"/>=&gt; ?s13 <text:s/>&lt;imports&gt; <text:s/>?o1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20]/([.B20]+[.C20])" office:value-type="percentage" office:value="0.46875">
            <text:p>46.88%</text:p>
          </table:table-cell>
          <table:table-cell office:value-type="float" office:value="0.000079">
            <text:p>0.000079</text:p>
          </table:table-cell>
          <table:table-cell table:style-name="ce18" office:value-type="float" office:value="0.223214">
            <text:p>0.2232</text:p>
          </table:table-cell>
          <table:table-cell office:value-type="percentage" office:value="0.092822">
            <text:p>9.28%</text:p>
          </table:table-cell>
          <table:table-cell office:value-type="percentage" office:value="0.140977">
            <text:p>14.10%</text:p>
          </table:table-cell>
          <table:table-cell office:value-type="float" office:value="75">
            <text:p>75</text:p>
          </table:table-cell>
          <table:table-cell office:value-type="float" office:value="808">
            <text:p>808</text:p>
          </table:table-cell>
          <table:table-cell office:value-type="string">
            <text:p>?s13</text:p>
          </table:table-cell>
          <table:table-cell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float" office:value="147">
            <text:p>147</text:p>
          </table:table-cell>
          <table:table-cell table:formula="of:=SUM([.M20:.O20])" office:value-type="float" office:value="276">
            <text:p>276</text:p>
          </table:table-cell>
          <table:table-cell table:formula="of:=[.M20]/[.P20]" office:value-type="percentage" office:value="0.0543478260869565">
            <text:p>5.43%</text:p>
          </table:table-cell>
          <table:table-cell table:formula="of:=[.M20]/([.M20]+[.N20])" office:value-type="percentage" office:value="0.116279069767442">
            <text:p>11.63%</text:p>
          </table:table-cell>
          <table:table-cell/>
        </table:table-row>
        <table:table-row table:style-name="ro2">
          <table:table-cell table:style-name="Default" office:value-type="string">
            <text:p>?s23 <text:s/>&lt;worksAt&gt; <text:s/>?o23 <text:s text:c="2"/>=&gt; ?s23 <text:s/>&lt;graduatedFrom&gt; <text:s/>?o2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B21]/([.B21]+[.C21])" office:value-type="percentage" office:value="0.166666666666667">
            <text:p>16.67%</text:p>
          </table:table-cell>
          <table:table-cell office:value-type="float" office:value="0.000231">
            <text:p>0.000231</text:p>
          </table:table-cell>
          <table:table-cell table:style-name="ce18" office:value-type="float" office:value="0.018442">
            <text:p>0.0184</text:p>
          </table:table-cell>
          <table:table-cell office:value-type="percentage" office:value="0.089901">
            <text:p>8.99%</text:p>
          </table:table-cell>
          <table:table-cell office:value-type="percentage" office:value="0.162463">
            <text:p>16.25%</text:p>
          </table:table-cell>
          <table:table-cell office:value-type="float" office:value="219">
            <text:p>219</text:p>
          </table:table-cell>
          <table:table-cell office:value-type="float" office:value="2436">
            <text:p>2436</text:p>
          </table:table-cell>
          <table:table-cell office:value-type="string">
            <text:p>?s23</text:p>
          </table:table-cell>
          <table:table-cell office:value-type="float" office:value="73">
            <text:p>73</text:p>
          </table:table-cell>
          <table:table-cell office:value-type="float" office:value="177">
            <text:p>177</text:p>
          </table:table-cell>
          <table:table-cell office:value-type="float" office:value="838">
            <text:p>838</text:p>
          </table:table-cell>
          <table:table-cell table:formula="of:=SUM([.M21:.O21])" office:value-type="float" office:value="1088">
            <text:p>1088</text:p>
          </table:table-cell>
          <table:table-cell table:formula="of:=[.M21]/[.P21]" office:value-type="percentage" office:value="0.0670955882352941">
            <text:p>6.71%</text:p>
          </table:table-cell>
          <table:table-cell table:formula="of:=[.M21]/([.M21]+[.N21])" office:value-type="percentage" office:value="0.292">
            <text:p>29.20%</text:p>
          </table:table-cell>
          <table:table-cell/>
        </table:table-row>
        <table:table-row table:style-name="ro2">
          <table:table-cell office:value-type="string">
            <text:p>?s15 <text:s/>&lt;diedIn&gt; <text:s/>?o15 <text:s text:c="2"/>=&gt; ?s15 <text:s/>&lt;wasBornIn&gt; <text:s/>?o1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formula="of:=[.B22]/([.B22]+[.C22])" office:value-type="percentage" office:value="0">
            <text:p>0.00%</text:p>
          </table:table-cell>
          <table:table-cell office:value-type="float" office:value="0.002067">
            <text:p>0.002067</text:p>
          </table:table-cell>
          <table:table-cell table:style-name="ce18" office:value-type="float" office:value="0.035023">
            <text:p>0.0350</text:p>
          </table:table-cell>
          <table:table-cell office:value-type="percentage" office:value="0.088464">
            <text:p>8.85%</text:p>
          </table:table-cell>
          <table:table-cell office:value-type="percentage" office:value="0.225313">
            <text:p>22.53%</text:p>
          </table:table-cell>
          <table:table-cell office:value-type="float" office:value="1960">
            <text:p>1960</text:p>
          </table:table-cell>
          <table:table-cell office:value-type="float" office:value="22156">
            <text:p>22156</text:p>
          </table:table-cell>
          <table:table-cell office:value-type="string">
            <text:p>?s15</text:p>
          </table:table-cell>
          <table:table-cell office:value-type="float" office:value="251">
            <text:p>251</text:p>
          </table:table-cell>
          <table:table-cell office:value-type="float" office:value="1507">
            <text:p>1507</text:p>
          </table:table-cell>
          <table:table-cell office:value-type="float" office:value="11699">
            <text:p>11699</text:p>
          </table:table-cell>
          <table:table-cell table:formula="of:=SUM([.M22:.O22])" office:value-type="float" office:value="13457">
            <text:p>13457</text:p>
          </table:table-cell>
          <table:table-cell table:formula="of:=[.M22]/[.P22]" office:value-type="percentage" office:value="0.0186520026751876">
            <text:p>1.87%</text:p>
          </table:table-cell>
          <table:table-cell table:formula="of:=[.M22]/([.M22]+[.N22])" office:value-type="percentage" office:value="0.142775881683732">
            <text:p>14.28%</text:p>
          </table:table-cell>
          <table:table-cell/>
        </table:table-row>
        <table:table-row table:style-name="ro2">
          <table:table-cell office:value-type="string">
            <text:p>?s13 <text:s/>&lt;exports&gt; <text:s/>?o13 <text:s text:c="2"/>=&gt; ?s13 <text:s/>&lt;imports&gt; <text:s/>?o13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formula="of:=[.B23]/([.B23]+[.C23])" office:value-type="percentage" office:value="0.111111111111111">
            <text:p>11.11%</text:p>
          </table:table-cell>
          <table:table-cell office:value-type="float" office:value="0.000046">
            <text:p>0.000046</text:p>
          </table:table-cell>
          <table:table-cell table:style-name="ce18" office:value-type="float" office:value="0.130952">
            <text:p>0.1310</text:p>
          </table:table-cell>
          <table:table-cell office:value-type="percentage" office:value="0.086785">
            <text:p>8.68%</text:p>
          </table:table-cell>
          <table:table-cell office:value-type="percentage" office:value="0.103286">
            <text:p>10.33%</text:p>
          </table:table-cell>
          <table:table-cell office:value-type="float" office:value="44">
            <text:p>44</text:p>
          </table:table-cell>
          <table:table-cell office:value-type="float" office:value="507">
            <text:p>507</text:p>
          </table:table-cell>
          <table:table-cell office:value-type="string">
            <text:p>?s1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formula="of:=SUM([.M23:.O23])" office:value-type="float" office:value="81">
            <text:p>81</text:p>
          </table:table-cell>
          <table:table-cell table:formula="of:=[.M23]/[.P23]" office:value-type="percentage" office:value="0.0246913580246914">
            <text:p>2.47%</text:p>
          </table:table-cell>
          <table:table-cell table:formula="of:=[.M23]/([.M23]+[.N23])" office:value-type="percentage" office:value="0.0363636363636364">
            <text:p>3.64%</text:p>
          </table:table-cell>
          <table:table-cell/>
        </table:table-row>
        <table:table-row table:style-name="ro2">
          <table:table-cell office:value-type="string">
            <text:p>?s67 <text:s/>&lt;hasAcademicAdvisor&gt; <text:s/>?s22 <text:s/>?s67 <text:s/>&lt;worksAt&gt; <text:s/>?o22 <text:s text:c="2"/>=&gt; ?s22 <text:s/>&lt;worksAt&gt; <text:s/>?o2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formula="of:=[.B24]/([.B24]+[.C24])" office:value-type="percentage" office:value="0.08">
            <text:p>8.00%</text:p>
          </table:table-cell>
          <table:table-cell office:value-type="float" office:value="0.00005">
            <text:p>0.000050</text:p>
          </table:table-cell>
          <table:table-cell table:style-name="ce18" office:value-type="float" office:value="0.019294">
            <text:p>0.0193</text:p>
          </table:table-cell>
          <table:table-cell office:value-type="percentage" office:value="0.086556">
            <text:p>8.66%</text:p>
          </table:table-cell>
          <table:table-cell office:value-type="percentage" office:value="0.218605">
            <text:p>21.86%</text:p>
          </table:table-cell>
          <table:table-cell office:value-type="float" office:value="47">
            <text:p>47</text:p>
          </table:table-cell>
          <table:table-cell office:value-type="float" office:value="543">
            <text:p>543</text:p>
          </table:table-cell>
          <table:table-cell office:value-type="string">
            <text:p>?s2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288">
            <text:p>288</text:p>
          </table:table-cell>
          <table:table-cell table:formula="of:=SUM([.M24:.O24])" office:value-type="float" office:value="328">
            <text:p>328</text:p>
          </table:table-cell>
          <table:table-cell table:formula="of:=[.M24]/[.P24]" office:value-type="percentage" office:value="0.0274390243902439">
            <text:p>2.74%</text:p>
          </table:table-cell>
          <table:table-cell table:formula="of:=[.M24]/([.M24]+[.N24])" office:value-type="percentage" office:value="0.225">
            <text:p>22.50%</text:p>
          </table:table-cell>
          <table:table-cell/>
        </table:table-row>
        <table:table-row table:style-name="ro2">
          <table:table-cell office:value-type="string">
            <text:p>?s94 <text:s/>&lt;dealsWith&gt; <text:s/>?s36 <text:s/>?s94 <text:s/>&lt;hasOfficialLanguage&gt; <text:s/>?o36 <text:s text:c="2"/>=&gt; ?s36 <text:s/>&lt;hasOfficialLanguage&gt; <text:s/>?o36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B25]/([.B25]+[.C25])" office:value-type="percentage" office:value="0.1">
            <text:p>10.00%</text:p>
          </table:table-cell>
          <table:table-cell office:value-type="float" office:value="0.000055">
            <text:p>0.000055</text:p>
          </table:table-cell>
          <table:table-cell table:style-name="ce18" office:value-type="float" office:value="0.064757">
            <text:p>0.0648</text:p>
          </table:table-cell>
          <table:table-cell office:value-type="percentage" office:value="0.077844">
            <text:p>7.78%</text:p>
          </table:table-cell>
          <table:table-cell office:value-type="percentage" office:value="0.096475">
            <text:p>9.65%</text:p>
          </table:table-cell>
          <table:table-cell office:value-type="float" office:value="52">
            <text:p>52</text:p>
          </table:table-cell>
          <table:table-cell office:value-type="float" office:value="668">
            <text:p>668</text:p>
          </table:table-cell>
          <table:table-cell office:value-type="string">
            <text:p>?s36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table:formula="of:=SUM([.M25:.O25])" office:value-type="float" office:value="129">
            <text:p>129</text:p>
          </table:table-cell>
          <table:table-cell table:formula="of:=[.M25]/[.P25]" office:value-type="percentage" office:value="0.0310077519379845">
            <text:p>3.10%</text:p>
          </table:table-cell>
          <table:table-cell table:formula="of:=[.M25]/([.M25]+[.N25])" office:value-type="percentage" office:value="0.0563380281690141">
            <text:p>5.63%</text:p>
          </table:table-cell>
          <table:table-cell/>
        </table:table-row>
        <table:table-row table:style-name="ro2">
          <table:table-cell office:value-type="string">
            <text:p>?s15 <text:s/>&lt;isCitizenOf&gt; <text:s/>?o195 <text:s/>?o195 <text:s/>&lt;hasCapital&gt; <text:s/>?o15 <text:s text:c="2"/>=&gt; ?s15 <text:s/>&lt;wasBornIn&gt; <text:s/>?o1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B26]/([.B26]+[.C26])" office:value-type="percentage" office:value="0">
            <text:p>0.00%</text:p>
          </table:table-cell>
          <table:table-cell office:value-type="float" office:value="0.001029">
            <text:p>0.001029</text:p>
          </table:table-cell>
          <table:table-cell table:style-name="ce18" office:value-type="float" office:value="0.01744">
            <text:p>0.0174</text:p>
          </table:table-cell>
          <table:table-cell office:value-type="percentage" office:value="0.071638">
            <text:p>7.16%</text:p>
          </table:table-cell>
          <table:table-cell office:value-type="percentage" office:value="0.268722">
            <text:p>26.87%</text:p>
          </table:table-cell>
          <table:table-cell office:value-type="float" office:value="976">
            <text:p>976</text:p>
          </table:table-cell>
          <table:table-cell office:value-type="float" office:value="13624">
            <text:p>13624</text:p>
          </table:table-cell>
          <table:table-cell office:value-type="string">
            <text:p>?s15</text:p>
          </table:table-cell>
          <table:table-cell office:value-type="float" office:value="238">
            <text:p>238</text:p>
          </table:table-cell>
          <table:table-cell office:value-type="float" office:value="970">
            <text:p>970</text:p>
          </table:table-cell>
          <table:table-cell office:value-type="float" office:value="8784">
            <text:p>8784</text:p>
          </table:table-cell>
          <table:table-cell table:formula="of:=SUM([.M26:.O26])" office:value-type="float" office:value="9992">
            <text:p>9992</text:p>
          </table:table-cell>
          <table:table-cell table:formula="of:=[.M26]/[.P26]" office:value-type="percentage" office:value="0.0238190552441954">
            <text:p>2.38%</text:p>
          </table:table-cell>
          <table:table-cell table:formula="of:=[.M26]/([.M26]+[.N26])" office:value-type="percentage" office:value="0.197019867549669">
            <text:p>19.70%</text:p>
          </table:table-cell>
          <table:table-cell/>
        </table:table-row>
        <table:table-row table:style-name="ro2">
          <table:table-cell office:value-type="string">
            <text:p>?s36 <text:s/>&lt;dealsWith&gt; <text:s/>?o94 <text:s/>?o94 <text:s/>&lt;hasOfficialLanguage&gt; <text:s/>?o36 <text:s text:c="2"/>=&gt; ?s36 <text:s/>&lt;hasOfficialLanguage&gt; <text:s/>?o3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B27]/([.B27]+[.C27])" office:value-type="percentage" office:value="0.166666666666667">
            <text:p>16.67%</text:p>
          </table:table-cell>
          <table:table-cell office:value-type="float" office:value="0.000059">
            <text:p>0.000059</text:p>
          </table:table-cell>
          <table:table-cell table:style-name="ce18" office:value-type="float" office:value="0.069738">
            <text:p>0.0697</text:p>
          </table:table-cell>
          <table:table-cell office:value-type="percentage" office:value="0.069825">
            <text:p>6.98%</text:p>
          </table:table-cell>
          <table:table-cell office:value-type="percentage" office:value="0.086957">
            <text:p>8.70%</text:p>
          </table:table-cell>
          <table:table-cell office:value-type="float" office:value="56">
            <text:p>56</text:p>
          </table:table-cell>
          <table:table-cell office:value-type="float" office:value="802">
            <text:p>802</text:p>
          </table:table-cell>
          <table:table-cell office:value-type="string">
            <text:p>?s36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  <table:table-cell table:formula="of:=SUM([.M27:.O27])" office:value-type="float" office:value="158">
            <text:p>158</text:p>
          </table:table-cell>
          <table:table-cell table:formula="of:=[.M27]/[.P27]" office:value-type="percentage" office:value="0.0569620253164557">
            <text:p>5.70%</text:p>
          </table:table-cell>
          <table:table-cell table:formula="of:=[.M27]/([.M27]+[.N27])" office:value-type="percentage" office:value="0.0918367346938776">
            <text:p>9.18%</text:p>
          </table:table-cell>
          <table:table-cell/>
        </table:table-row>
        <table:table-row table:style-name="ro2">
          <table:table-cell office:value-type="string">
            <text:p>?s22 <text:s/>&lt;hasAcademicAdvisor&gt; <text:s/>?o67 <text:s/>?o67 <text:s/>&lt;worksAt&gt; <text:s/>?o22 <text:s text:c="2"/>=&gt; ?s22 <text:s/>&lt;worksAt&gt; <text:s/>?o2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B28]/([.B28]+[.C28])" office:value-type="percentage" office:value="0.230769230769231">
            <text:p>23.08%</text:p>
          </table:table-cell>
          <table:table-cell office:value-type="float" office:value="0.000053">
            <text:p>0.000053</text:p>
          </table:table-cell>
          <table:table-cell table:style-name="ce18" office:value-type="float" office:value="0.020525">
            <text:p>0.0205</text:p>
          </table:table-cell>
          <table:table-cell office:value-type="percentage" office:value="0.068681">
            <text:p>6.87%</text:p>
          </table:table-cell>
          <table:table-cell office:value-type="percentage" office:value="0.227273">
            <text:p>22.73%</text:p>
          </table:table-cell>
          <table:table-cell office:value-type="float" office:value="50">
            <text:p>50</text:p>
          </table:table-cell>
          <table:table-cell office:value-type="float" office:value="728">
            <text:p>728</text:p>
          </table:table-cell>
          <table:table-cell office:value-type="string">
            <text:p>?s22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448">
            <text:p>448</text:p>
          </table:table-cell>
          <table:table-cell table:formula="of:=SUM([.M28:.O28])" office:value-type="float" office:value="508">
            <text:p>508</text:p>
          </table:table-cell>
          <table:table-cell table:formula="of:=[.M28]/[.P28]" office:value-type="percentage" office:value="0.0118110236220472">
            <text:p>1.18%</text:p>
          </table:table-cell>
          <table:table-cell table:formula="of:=[.M28]/([.M28]+[.N28])" office:value-type="percentage" office:value="0.1">
            <text:p>10.00%</text:p>
          </table:table-cell>
          <table:table-cell/>
        </table:table-row>
        <table:table-row table:style-name="ro2">
          <table:table-cell office:value-type="string">
            <text:p>?s13 <text:s/>&lt;dealsWith&gt; <text:s/>?o54 <text:s/>?o54 <text:s/>&lt;exports&gt; <text:s/>?o13 <text:s text:c="2"/>=&gt; ?s13 <text:s/>&lt;imports&gt; <text:s/>?o13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B29]/([.B29]+[.C29])" office:value-type="percentage" office:value="0.1">
            <text:p>10.00%</text:p>
          </table:table-cell>
          <table:table-cell office:value-type="float" office:value="0.000088">
            <text:p>0.000088</text:p>
          </table:table-cell>
          <table:table-cell table:style-name="ce18" office:value-type="float" office:value="0.247024">
            <text:p>0.2470</text:p>
          </table:table-cell>
          <table:table-cell office:value-type="percentage" office:value="0.068144">
            <text:p>6.81%</text:p>
          </table:table-cell>
          <table:table-cell office:value-type="percentage" office:value="0.091814">
            <text:p>9.18%</text:p>
          </table:table-cell>
          <table:table-cell office:value-type="float" office:value="83">
            <text:p>83</text:p>
          </table:table-cell>
          <table:table-cell office:value-type="float" office:value="1218">
            <text:p>1218</text:p>
          </table:table-cell>
          <table:table-cell office:value-type="string">
            <text:p>?s13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float" office:value="190">
            <text:p>190</text:p>
          </table:table-cell>
          <table:table-cell table:formula="of:=SUM([.M29:.O29])" office:value-type="float" office:value="314">
            <text:p>314</text:p>
          </table:table-cell>
          <table:table-cell table:formula="of:=[.M29]/[.P29]" office:value-type="percentage" office:value="0.0286624203821656">
            <text:p>2.87%</text:p>
          </table:table-cell>
          <table:table-cell table:formula="of:=[.M29]/([.M29]+[.N29])" office:value-type="percentage" office:value="0.0725806451612903">
            <text:p>7.26%</text:p>
          </table:table-cell>
          <table:table-cell/>
        </table:table-row>
        <table:table-row table:style-name="ro2">
          <table:table-cell office:value-type="string">
            <text:p>?s64 <text:s/>&lt;isCitizenOf&gt; <text:s/>?s12 <text:s/>?s64 <text:s/>&lt;diedIn&gt; <text:s/>?o12 <text:s text:c="2"/>=&gt; ?s12 <text:s/>&lt;hasCapital&gt; <text:s/>?o12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[.B30]/([.B30]+[.C30])" office:value-type="percentage" office:value="0.133333333333333">
            <text:p>13.33%</text:p>
          </table:table-cell>
          <table:table-cell office:value-type="float" office:value="0.000051">
            <text:p>0.000051</text:p>
          </table:table-cell>
          <table:table-cell table:style-name="ce18" office:value-type="float" office:value="0.022652">
            <text:p>0.0227</text:p>
          </table:table-cell>
          <table:table-cell office:value-type="percentage" office:value="0.067989">
            <text:p>6.80%</text:p>
          </table:table-cell>
          <table:table-cell office:value-type="percentage" office:value="0.072727">
            <text:p>7.27%</text:p>
          </table:table-cell>
          <table:table-cell office:value-type="float" office:value="48">
            <text:p>48</text:p>
          </table:table-cell>
          <table:table-cell office:value-type="float" office:value="706">
            <text:p>706</text:p>
          </table:table-cell>
          <table:table-cell office:value-type="string">
            <text:p>?s1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SUM([.M30:.O30])" office:value-type="float" office:value="46">
            <text:p>46</text:p>
          </table:table-cell>
          <table:table-cell table:formula="of:=[.M30]/[.P30]" office:value-type="percentage" office:value="0.0652173913043478">
            <text:p>6.52%</text:p>
          </table:table-cell>
          <table:table-cell table:formula="of:=[.M30]/([.M30]+[.N30])" office:value-type="percentage" office:value="0.09375">
            <text:p>9.38%</text:p>
          </table:table-cell>
          <table:table-cell/>
        </table:table-row>
        <table:table-row table:style-name="ro2">
          <table:table-cell office:value-type="string">
            <text:p>?s26 <text:s/>&lt;directed&gt; <text:s/>?o26 <text:s text:c="2"/>=&gt; ?s26 <text:s/>&lt;produced&gt; <text:s/>?o2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[.B31]/([.B31]+[.C31])" office:value-type="percentage" office:value="0.2">
            <text:p>20.00%</text:p>
          </table:table-cell>
          <table:table-cell office:value-type="float" office:value="0.002395">
            <text:p>0.002395</text:p>
          </table:table-cell>
          <table:table-cell table:style-name="ce18" office:value-type="float" office:value="0.112559">
            <text:p>0.1126</text:p>
          </table:table-cell>
          <table:table-cell office:value-type="percentage" office:value="0.067846">
            <text:p>6.78%</text:p>
          </table:table-cell>
          <table:table-cell office:value-type="percentage" office:value="0.161891">
            <text:p>16.19%</text:p>
          </table:table-cell>
          <table:table-cell office:value-type="float" office:value="2271">
            <text:p>2271</text:p>
          </table:table-cell>
          <table:table-cell office:value-type="float" office:value="33473">
            <text:p>33473</text:p>
          </table:table-cell>
          <table:table-cell office:value-type="string">
            <text:p>?o26</text:p>
          </table:table-cell>
          <table:table-cell table:number-columns-repeated="2" office:value-type="float" office:value="0">
            <text:p>0</text:p>
          </table:table-cell>
          <table:table-cell office:value-type="float" office:value="33473">
            <text:p>33473</text:p>
          </table:table-cell>
          <table:table-cell table:formula="of:=SUM([.M31:.O31])" office:value-type="float" office:value="33473">
            <text:p>33473</text:p>
          </table:table-cell>
          <table:table-cell table:formula="of:=[.M31]/[.P31]" office:value-type="percentage" office:value="0">
            <text:p>0.00%</text:p>
          </table:table-cell>
          <table:table-cell table:formula="of:=[.M31]/([.M31]+[.N31])" office:value-type="percentage" office:value="0">
            <text:p>#DIV/0!</text:p>
          </table:table-cell>
          <table:table-cell/>
        </table:table-row>
        <table:table-row table:style-name="ro2">
          <table:table-cell office:value-type="string">
            <text:p>?s64 <text:s/>&lt;isCitizenOf&gt; <text:s/>?s12 <text:s/>?s64 <text:s/>&lt;isLocatedIn&gt; <text:s/>?o12 <text:s text:c="2"/>=&gt; ?s12 <text:s/>&lt;hasCapital&gt; <text:s/>?o1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[.B32]/([.B32]+[.C32])" office:value-type="percentage" office:value="0.0333333333333333">
            <text:p>3.33%</text:p>
          </table:table-cell>
          <table:table-cell office:value-type="float" office:value="0.000037">
            <text:p>0.000037</text:p>
          </table:table-cell>
          <table:table-cell office:value-type="float" office:value="0.016517">
            <text:p>0.016517</text:p>
          </table:table-cell>
          <table:table-cell office:value-type="percentage" office:value="0.060137">
            <text:p>6.01%</text:p>
          </table:table-cell>
          <table:table-cell office:value-type="percentage" office:value="0.064103">
            <text:p>6.41%</text:p>
          </table:table-cell>
          <table:table-cell office:value-type="float" office:value="35">
            <text:p>35</text:p>
          </table:table-cell>
          <table:table-cell office:value-type="float" office:value="582">
            <text:p>582</text:p>
          </table:table-cell>
          <table:table-cell office:value-type="string">
            <text:p>?s1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SUM([.M32:.O32])" office:value-type="float" office:value="36">
            <text:p>36</text:p>
          </table:table-cell>
          <table:table-cell table:formula="of:=[.M32]/[.P32]" office:value-type="percentage" office:value="0">
            <text:p>0.00%</text:p>
          </table:table-cell>
          <table:table-cell table:formula="of:=[.M32]/([.M32]+[.N32])" office:value-type="percentage" office:value="0">
            <text:p>0.00%</text:p>
          </table:table-cell>
          <table:table-cell/>
        </table:table-row>
        <table:table-row table:style-name="ro2">
          <table:table-cell office:value-type="string">
            <text:p>?s64 <text:s/>&lt;isCitizenOf&gt; <text:s/>?s12 <text:s/>?s64 <text:s/>&lt;livesIn&gt; <text:s/>?o12 <text:s text:c="2"/>=&gt; ?s12 <text:s/>&lt;hasCapital&gt; <text:s/>?o1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3]/([.B33]+[.C33])" office:value-type="percentage" office:value="0">
            <text:p>0.00%</text:p>
          </table:table-cell>
          <table:table-cell office:value-type="float" office:value="0.000045">
            <text:p>0.000045</text:p>
          </table:table-cell>
          <table:table-cell office:value-type="float" office:value="0.020293">
            <text:p>0.020293</text:p>
          </table:table-cell>
          <table:table-cell office:value-type="percentage" office:value="0.058583">
            <text:p>5.86%</text:p>
          </table:table-cell>
          <table:table-cell office:value-type="percentage" office:value="0.065749">
            <text:p>6.57%</text:p>
          </table:table-cell>
          <table:table-cell office:value-type="float" office:value="43">
            <text:p>43</text:p>
          </table:table-cell>
          <table:table-cell office:value-type="float" office:value="734">
            <text:p>734</text:p>
          </table:table-cell>
          <table:table-cell office:value-type="string">
            <text:p>?s12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table:formula="of:=SUM([.M33:.O33])" office:value-type="float" office:value="80">
            <text:p>80</text:p>
          </table:table-cell>
          <table:table-cell table:formula="of:=[.M33]/[.P33]" office:value-type="percentage" office:value="0.025">
            <text:p>2.50%</text:p>
          </table:table-cell>
          <table:table-cell table:formula="of:=[.M33]/([.M33]+[.N33])" office:value-type="percentage" office:value="0.0444444444444444">
            <text:p>4.44%</text:p>
          </table:table-cell>
          <table:table-cell/>
        </table:table-row>
        <table:table-row table:style-name="ro2">
          <table:table-cell office:value-type="string">
            <text:p>?s57 <text:s/>&lt;dealsWith&gt; <text:s/>?s19 <text:s/>?s57 <text:s/>&lt;imports&gt; <text:s/>?o19 <text:s text:c="2"/>=&gt; ?s19 <text:s/>&lt;exports&gt; <text:s/>?o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4]/([.B34]+[.C34])" office:value-type="percentage" office:value="0.0344827586206897">
            <text:p>3.45%</text:p>
          </table:table-cell>
          <table:table-cell office:value-type="float" office:value="0.000047">
            <text:p>0.000047</text:p>
          </table:table-cell>
          <table:table-cell office:value-type="float" office:value="0.088757">
            <text:p>0.088757</text:p>
          </table:table-cell>
          <table:table-cell office:value-type="percentage" office:value="0.055693">
            <text:p>5.57%</text:p>
          </table:table-cell>
          <table:table-cell office:value-type="percentage" office:value="0.064748">
            <text:p>6.47%</text:p>
          </table:table-cell>
          <table:table-cell office:value-type="float" office:value="45">
            <text:p>45</text:p>
          </table:table-cell>
          <table:table-cell office:value-type="float" office:value="808">
            <text:p>808</text:p>
          </table:table-cell>
          <table:table-cell office:value-type="string">
            <text:p>?o19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table:formula="of:=SUM([.M34:.O34])" office:value-type="float" office:value="113">
            <text:p>113</text:p>
          </table:table-cell>
          <table:table-cell table:formula="of:=[.M34]/[.P34]" office:value-type="percentage" office:value="0">
            <text:p>0.00%</text:p>
          </table:table-cell>
          <table:table-cell table:formula="of:=[.M34]/([.M34]+[.N34])" office:value-type="percentage" office:value="0">
            <text:p>0.00%</text:p>
          </table:table-cell>
          <table:table-cell/>
        </table:table-row>
        <table:table-row table:style-name="ro2">
          <table:table-cell office:value-type="string">
            <text:p>?s15 <text:s/>&lt;livesIn&gt; <text:s/>?o15 <text:s text:c="2"/>=&gt; ?s15 <text:s/>&lt;wasBornIn&gt; <text:s/>?o1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[.B35]/([.B35]+[.C35])" office:value-type="percentage" office:value="0.407407407407407">
            <text:p>40.74%</text:p>
          </table:table-cell>
          <table:table-cell office:value-type="float" office:value="0.000815">
            <text:p>0.000815</text:p>
          </table:table-cell>
          <table:table-cell office:value-type="float" office:value="0.013813">
            <text:p>0.013813</text:p>
          </table:table-cell>
          <table:table-cell office:value-type="percentage" office:value="0.052971">
            <text:p>5.30%</text:p>
          </table:table-cell>
          <table:table-cell office:value-type="percentage" office:value="0.171169">
            <text:p>17.12%</text:p>
          </table:table-cell>
          <table:table-cell office:value-type="float" office:value="773">
            <text:p>773</text:p>
          </table:table-cell>
          <table:table-cell office:value-type="float" office:value="14593">
            <text:p>14593</text:p>
          </table:table-cell>
          <table:table-cell office:value-type="string">
            <text:p>?s15</text:p>
          </table:table-cell>
          <table:table-cell office:value-type="float" office:value="244">
            <text:p>244</text:p>
          </table:table-cell>
          <table:table-cell office:value-type="float" office:value="1136">
            <text:p>1136</text:p>
          </table:table-cell>
          <table:table-cell office:value-type="float" office:value="8697">
            <text:p>8697</text:p>
          </table:table-cell>
          <table:table-cell table:formula="of:=SUM([.M35:.O35])" office:value-type="float" office:value="10077">
            <text:p>10077</text:p>
          </table:table-cell>
          <table:table-cell table:formula="of:=[.M35]/[.P35]" office:value-type="percentage" office:value="0.0242135556217128">
            <text:p>2.42%</text:p>
          </table:table-cell>
          <table:table-cell table:formula="of:=[.M35]/([.M35]+[.N35])" office:value-type="percentage" office:value="0.176811594202899">
            <text:p>17.68%</text:p>
          </table:table-cell>
          <table:table-cell/>
        </table:table-row>
        <table:table-row table:style-name="ro2">
          <table:table-cell office:value-type="string">
            <text:p>?s11 <text:s/>&lt;isCitizenOf&gt; <text:s/>?o89 <text:s/>?o89 <text:s/>&lt;hasCapital&gt; <text:s/>?o11 <text:s text:c="2"/>=&gt; ?s11 <text:s/>&lt;diedIn&gt; <text:s/>?o11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6]/([.B36]+[.C36])" office:value-type="percentage" office:value="0.103448275862069">
            <text:p>10.34%</text:p>
          </table:table-cell>
          <table:table-cell office:value-type="float" office:value="0.000726">
            <text:p>0.000726</text:p>
          </table:table-cell>
          <table:table-cell office:value-type="float" office:value="0.031053">
            <text:p>0.031053</text:p>
          </table:table-cell>
          <table:table-cell office:value-type="percentage" office:value="0.050499">
            <text:p>5.05%</text:p>
          </table:table-cell>
          <table:table-cell office:value-type="percentage" office:value="0.384572">
            <text:p>38.46%</text:p>
          </table:table-cell>
          <table:table-cell office:value-type="float" office:value="688">
            <text:p>688</text:p>
          </table:table-cell>
          <table:table-cell office:value-type="float" office:value="13624">
            <text:p>13624</text:p>
          </table:table-cell>
          <table:table-cell office:value-type="string">
            <text:p>?s11</text:p>
          </table:table-cell>
          <table:table-cell office:value-type="float" office:value="90">
            <text:p>90</text:p>
          </table:table-cell>
          <table:table-cell office:value-type="float" office:value="218">
            <text:p>218</text:p>
          </table:table-cell>
          <table:table-cell office:value-type="float" office:value="11527">
            <text:p>11527</text:p>
          </table:table-cell>
          <table:table-cell table:formula="of:=SUM([.M36:.O36])" office:value-type="float" office:value="11835">
            <text:p>11835</text:p>
          </table:table-cell>
          <table:table-cell table:formula="of:=[.M36]/[.P36]" office:value-type="percentage" office:value="0.00760456273764259">
            <text:p>0.76%</text:p>
          </table:table-cell>
          <table:table-cell table:formula="of:=[.M36]/([.M36]+[.N36])" office:value-type="percentage" office:value="0.292207792207792">
            <text:p>29.22%</text:p>
          </table:table-cell>
          <table:table-cell/>
        </table:table-row>
        <table:table-row table:style-name="ro2">
          <table:table-cell office:value-type="string">
            <text:p>?s13 <text:s/>&lt;exports&gt; <text:s/>?o13 <text:s text:c="2"/>=&gt; ?s13 <text:s/>&lt;imports&gt; <text:s/>?o1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0">
            <text:p>0</text:p>
          </table:table-cell>
          <table:table-cell table:formula="of:=[.B37]/([.B37]+[.C37])" office:value-type="percentage" office:value="0.1">
            <text:p>10.00%</text:p>
          </table:table-cell>
          <table:table-cell office:value-type="float" office:value="0.000046">
            <text:p>0.000046</text:p>
          </table:table-cell>
          <table:table-cell office:value-type="float" office:value="0.130952">
            <text:p>0.130952</text:p>
          </table:table-cell>
          <table:table-cell office:value-type="percentage" office:value="0.086785">
            <text:p>8.68%</text:p>
          </table:table-cell>
          <table:table-cell office:value-type="percentage" office:value="0.103286">
            <text:p>10.33%</text:p>
          </table:table-cell>
          <table:table-cell office:value-type="float" office:value="44">
            <text:p>44</text:p>
          </table:table-cell>
          <table:table-cell office:value-type="float" office:value="507">
            <text:p>507</text:p>
          </table:table-cell>
          <table:table-cell office:value-type="string">
            <text:p>?s1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formula="of:=SUM([.M37:.O37])" office:value-type="float" office:value="81">
            <text:p>81</text:p>
          </table:table-cell>
          <table:table-cell table:formula="of:=[.M37]/[.P37]" office:value-type="percentage" office:value="0.0246913580246914">
            <text:p>2.47%</text:p>
          </table:table-cell>
          <table:table-cell table:formula="of:=[.M37]/([.M37]+[.N37])" office:value-type="percentage" office:value="0.0363636363636364">
            <text:p>3.64%</text:p>
          </table:table-cell>
          <table:table-cell/>
        </table:table-row>
        <table:table-row table:style-name="ro2">
          <table:table-cell office:value-type="string">
            <text:p>?s68 <text:s/>&lt;hasAcademicAdvisor&gt; <text:s/>?s22 <text:s/>?s68 <text:s/>&lt;worksAt&gt; <text:s/>?o22 <text:s text:c="2"/>=&gt; ?s22 <text:s/>&lt;worksAt&gt; <text:s/>?o2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0">
            <text:p>0</text:p>
          </table:table-cell>
          <table:table-cell table:formula="of:=[.B38]/([.B38]+[.C38])" office:value-type="percentage" office:value="0.2">
            <text:p>20.00%</text:p>
          </table:table-cell>
          <table:table-cell office:value-type="float" office:value="0.00005">
            <text:p>0.000050</text:p>
          </table:table-cell>
          <table:table-cell office:value-type="float" office:value="0.019294">
            <text:p>0.019294</text:p>
          </table:table-cell>
          <table:table-cell office:value-type="percentage" office:value="0.086556">
            <text:p>8.66%</text:p>
          </table:table-cell>
          <table:table-cell office:value-type="percentage" office:value="0.218605">
            <text:p>21.86%</text:p>
          </table:table-cell>
          <table:table-cell office:value-type="float" office:value="47">
            <text:p>47</text:p>
          </table:table-cell>
          <table:table-cell office:value-type="float" office:value="543">
            <text:p>543</text:p>
          </table:table-cell>
          <table:table-cell office:value-type="string">
            <text:p>?s2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288">
            <text:p>288</text:p>
          </table:table-cell>
          <table:table-cell table:formula="of:=SUM([.M38:.O38])" office:value-type="float" office:value="328">
            <text:p>328</text:p>
          </table:table-cell>
          <table:table-cell table:formula="of:=[.M38]/[.P38]" office:value-type="percentage" office:value="0.0274390243902439">
            <text:p>2.74%</text:p>
          </table:table-cell>
          <table:table-cell table:formula="of:=[.M38]/([.M38]+[.N38])" office:value-type="percentage" office:value="0.225">
            <text:p>22.50%</text:p>
          </table:table-cell>
          <table:table-cell/>
        </table:table-row>
        <table:table-row table:style-name="ro2">
          <table:table-cell office:value-type="string">
            <text:p>?s91 <text:s/>&lt;dealsWith&gt; <text:s/>?s36 <text:s/>?s91 <text:s/>&lt;hasOfficialLanguage&gt; <text:s/>?o36 <text:s text:c="2"/>=&gt; ?s36 <text:s/>&lt;hasOfficialLanguage&gt; <text:s/>?o3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0">
            <text:p>0</text:p>
          </table:table-cell>
          <table:table-cell table:formula="of:=[.B39]/([.B39]+[.C39])" office:value-type="percentage" office:value="0.05">
            <text:p>5.00%</text:p>
          </table:table-cell>
          <table:table-cell office:value-type="float" office:value="0.000055">
            <text:p>0.000055</text:p>
          </table:table-cell>
          <table:table-cell office:value-type="float" office:value="0.064757">
            <text:p>0.064757</text:p>
          </table:table-cell>
          <table:table-cell office:value-type="percentage" office:value="0.077844">
            <text:p>7.78%</text:p>
          </table:table-cell>
          <table:table-cell office:value-type="percentage" office:value="0.096475">
            <text:p>9.65%</text:p>
          </table:table-cell>
          <table:table-cell office:value-type="float" office:value="52">
            <text:p>52</text:p>
          </table:table-cell>
          <table:table-cell office:value-type="float" office:value="668">
            <text:p>668</text:p>
          </table:table-cell>
          <table:table-cell office:value-type="string">
            <text:p>?s36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table:formula="of:=SUM([.M39:.O39])" office:value-type="float" office:value="129">
            <text:p>129</text:p>
          </table:table-cell>
          <table:table-cell table:formula="of:=[.M39]/[.P39]" office:value-type="percentage" office:value="0.0310077519379845">
            <text:p>3.10%</text:p>
          </table:table-cell>
          <table:table-cell table:formula="of:=[.M39]/([.M39]+[.N39])" office:value-type="percentage" office:value="0.0563380281690141">
            <text:p>5.63%</text:p>
          </table:table-cell>
          <table:table-cell/>
        </table:table-row>
        <table:table-row table:style-name="ro2">
          <table:table-cell office:value-type="string">
            <text:p>?s15 <text:s/>&lt;isCitizenOf&gt; <text:s/>?o141 <text:s/>?o141 <text:s/>&lt;hasCapital&gt; <text:s/>?o15 <text:s text:c="2"/>=&gt; ?s15 <text:s/>&lt;wasBornIn&gt; <text:s/>?o1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2">
            <text:p>2</text:p>
          </table:table-cell>
          <table:table-cell table:formula="of:=[.B40]/([.B40]+[.C40])" office:value-type="percentage" office:value="0.166666666666667">
            <text:p>16.67%</text:p>
          </table:table-cell>
          <table:table-cell office:value-type="float" office:value="0.001029">
            <text:p>0.001029</text:p>
          </table:table-cell>
          <table:table-cell office:value-type="float" office:value="0.01744">
            <text:p>0.01744</text:p>
          </table:table-cell>
          <table:table-cell office:value-type="percentage" office:value="0.071638">
            <text:p>7.16%</text:p>
          </table:table-cell>
          <table:table-cell office:value-type="percentage" office:value="0.268722">
            <text:p>26.87%</text:p>
          </table:table-cell>
          <table:table-cell office:value-type="float" office:value="976">
            <text:p>976</text:p>
          </table:table-cell>
          <table:table-cell office:value-type="float" office:value="13624">
            <text:p>13624</text:p>
          </table:table-cell>
          <table:table-cell office:value-type="string">
            <text:p>?s15</text:p>
          </table:table-cell>
          <table:table-cell office:value-type="float" office:value="238">
            <text:p>238</text:p>
          </table:table-cell>
          <table:table-cell office:value-type="float" office:value="970">
            <text:p>970</text:p>
          </table:table-cell>
          <table:table-cell office:value-type="float" office:value="8784">
            <text:p>8784</text:p>
          </table:table-cell>
          <table:table-cell table:formula="of:=SUM([.M40:.O40])" office:value-type="float" office:value="9992">
            <text:p>9992</text:p>
          </table:table-cell>
          <table:table-cell table:formula="of:=[.M40]/[.P40]" office:value-type="percentage" office:value="0.0238190552441954">
            <text:p>2.38%</text:p>
          </table:table-cell>
          <table:table-cell table:formula="of:=[.M40]/([.M40]+[.N40])" office:value-type="percentage" office:value="0.197019867549669">
            <text:p>19.70%</text:p>
          </table:table-cell>
          <table:table-cell/>
        </table:table-row>
        <table:table-row table:style-name="ro2">
          <table:table-cell office:value-type="string">
            <text:p>?s36 <text:s/>&lt;dealsWith&gt; <text:s/>?o91 <text:s/>?o91 <text:s/>&lt;hasOfficialLanguage&gt; <text:s/>?o36 <text:s text:c="2"/>=&gt; ?s36 <text:s/>&lt;hasOfficialLanguage&gt; <text:s/>?o3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0">
            <text:p>0</text:p>
          </table:table-cell>
          <table:table-cell table:formula="of:=[.B41]/([.B41]+[.C41])" office:value-type="percentage" office:value="0.1">
            <text:p>10.00%</text:p>
          </table:table-cell>
          <table:table-cell office:value-type="float" office:value="0.000059">
            <text:p>0.000059</text:p>
          </table:table-cell>
          <table:table-cell office:value-type="float" office:value="0.069738">
            <text:p>0.069738</text:p>
          </table:table-cell>
          <table:table-cell office:value-type="percentage" office:value="0.069825">
            <text:p>6.98%</text:p>
          </table:table-cell>
          <table:table-cell office:value-type="percentage" office:value="0.086957">
            <text:p>8.70%</text:p>
          </table:table-cell>
          <table:table-cell office:value-type="float" office:value="56">
            <text:p>56</text:p>
          </table:table-cell>
          <table:table-cell office:value-type="float" office:value="802">
            <text:p>802</text:p>
          </table:table-cell>
          <table:table-cell office:value-type="string">
            <text:p>?s36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  <table:table-cell table:formula="of:=SUM([.M41:.O41])" office:value-type="float" office:value="158">
            <text:p>158</text:p>
          </table:table-cell>
          <table:table-cell table:formula="of:=[.M41]/[.P41]" office:value-type="percentage" office:value="0.0569620253164557">
            <text:p>5.70%</text:p>
          </table:table-cell>
          <table:table-cell table:formula="of:=[.M41]/([.M41]+[.N41])" office:value-type="percentage" office:value="0.0918367346938776">
            <text:p>9.18%</text:p>
          </table:table-cell>
          <table:table-cell/>
        </table:table-row>
        <table:table-row table:style-name="ro2">
          <table:table-cell office:value-type="string">
            <text:p>?s22 <text:s/>&lt;hasAcademicAdvisor&gt; <text:s/>?o68 <text:s/>?o68 <text:s/>&lt;worksAt&gt; <text:s/>?o22 <text:s text:c="2"/>=&gt; ?s22 <text:s/>&lt;worksAt&gt; <text:s/>?o2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formula="of:=[.B42]/([.B42]+[.C42])" office:value-type="percentage" office:value="0.142857142857143">
            <text:p>14.29%</text:p>
          </table:table-cell>
          <table:table-cell office:value-type="float" office:value="0.000053">
            <text:p>0.000053</text:p>
          </table:table-cell>
          <table:table-cell office:value-type="float" office:value="0.020525">
            <text:p>0.020525</text:p>
          </table:table-cell>
          <table:table-cell office:value-type="percentage" office:value="0.068681">
            <text:p>6.87%</text:p>
          </table:table-cell>
          <table:table-cell office:value-type="percentage" office:value="0.227273">
            <text:p>22.73%</text:p>
          </table:table-cell>
          <table:table-cell office:value-type="float" office:value="50">
            <text:p>50</text:p>
          </table:table-cell>
          <table:table-cell office:value-type="float" office:value="728">
            <text:p>728</text:p>
          </table:table-cell>
          <table:table-cell office:value-type="string">
            <text:p>?s22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448">
            <text:p>448</text:p>
          </table:table-cell>
          <table:table-cell table:formula="of:=SUM([.M42:.O42])" office:value-type="float" office:value="508">
            <text:p>508</text:p>
          </table:table-cell>
          <table:table-cell table:formula="of:=[.M42]/[.P42]" office:value-type="percentage" office:value="0.0118110236220472">
            <text:p>1.18%</text:p>
          </table:table-cell>
          <table:table-cell table:formula="of:=[.M42]/([.M42]+[.N42])" office:value-type="percentage" office:value="0.1">
            <text:p>10.00%</text:p>
          </table:table-cell>
          <table:table-cell/>
        </table:table-row>
        <table:table-row table:style-name="ro2">
          <table:table-cell office:value-type="string">
            <text:p>?s13 <text:s/>&lt;dealsWith&gt; <text:s/>?o58 <text:s/>?o58 <text:s/>&lt;exports&gt; <text:s/>?o13 <text:s text:c="2"/>=&gt; ?s13 <text:s/>&lt;imports&gt; <text:s/>?o1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0">
            <text:p>0</text:p>
          </table:table-cell>
          <table:table-cell table:formula="of:=[.B43]/([.B43]+[.C43])" office:value-type="percentage" office:value="0.2">
            <text:p>20.00%</text:p>
          </table:table-cell>
          <table:table-cell office:value-type="float" office:value="0.000088">
            <text:p>0.000088</text:p>
          </table:table-cell>
          <table:table-cell office:value-type="float" office:value="0.247024">
            <text:p>0.247024</text:p>
          </table:table-cell>
          <table:table-cell office:value-type="percentage" office:value="0.068144">
            <text:p>6.81%</text:p>
          </table:table-cell>
          <table:table-cell office:value-type="percentage" office:value="0.091814">
            <text:p>9.18%</text:p>
          </table:table-cell>
          <table:table-cell office:value-type="float" office:value="83">
            <text:p>83</text:p>
          </table:table-cell>
          <table:table-cell office:value-type="float" office:value="1218">
            <text:p>1218</text:p>
          </table:table-cell>
          <table:table-cell office:value-type="string">
            <text:p>?s13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float" office:value="190">
            <text:p>190</text:p>
          </table:table-cell>
          <table:table-cell table:formula="of:=SUM([.M43:.O43])" office:value-type="float" office:value="314">
            <text:p>314</text:p>
          </table:table-cell>
          <table:table-cell table:formula="of:=[.M43]/[.P43]" office:value-type="percentage" office:value="0.0286624203821656">
            <text:p>2.87%</text:p>
          </table:table-cell>
          <table:table-cell table:formula="of:=[.M43]/([.M43]+[.N43])" office:value-type="percentage" office:value="0.0725806451612903">
            <text:p>7.26%</text:p>
          </table:table-cell>
          <table:table-cell/>
        </table:table-row>
        <table:table-row table:style-name="ro2">
          <table:table-cell office:value-type="string">
            <text:p>?s63 <text:s/>&lt;isCitizenOf&gt; <text:s/>?s12 <text:s/>?s63 <text:s/>&lt;diedIn&gt; <text:s/>?o12 <text:s text:c="2"/>=&gt; ?s12 <text:s/>&lt;hasCapital&gt; <text:s/>?o1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0">
            <text:p>0</text:p>
          </table:table-cell>
          <table:table-cell table:formula="of:=[.B44]/([.B44]+[.C44])" office:value-type="percentage" office:value="0.2">
            <text:p>20.00%</text:p>
          </table:table-cell>
          <table:table-cell office:value-type="float" office:value="0.000051">
            <text:p>0.000051</text:p>
          </table:table-cell>
          <table:table-cell office:value-type="float" office:value="0.022652">
            <text:p>0.022652</text:p>
          </table:table-cell>
          <table:table-cell office:value-type="percentage" office:value="0.067989">
            <text:p>6.80%</text:p>
          </table:table-cell>
          <table:table-cell office:value-type="percentage" office:value="0.072727">
            <text:p>7.27%</text:p>
          </table:table-cell>
          <table:table-cell office:value-type="float" office:value="48">
            <text:p>48</text:p>
          </table:table-cell>
          <table:table-cell office:value-type="float" office:value="706">
            <text:p>706</text:p>
          </table:table-cell>
          <table:table-cell office:value-type="string">
            <text:p>?s1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SUM([.M44:.O44])" office:value-type="float" office:value="46">
            <text:p>46</text:p>
          </table:table-cell>
          <table:table-cell table:formula="of:=[.M44]/[.P44]" office:value-type="percentage" office:value="0.0652173913043478">
            <text:p>6.52%</text:p>
          </table:table-cell>
          <table:table-cell table:formula="of:=[.M44]/([.M44]+[.N44])" office:value-type="percentage" office:value="0.09375">
            <text:p>9.38%</text:p>
          </table:table-cell>
          <table:table-cell/>
        </table:table-row>
        <table:table-row table:style-name="ro2">
          <table:table-cell office:value-type="string">
            <text:p>?s26 <text:s/>&lt;directed&gt; <text:s/>?o26 <text:s text:c="2"/>=&gt; ?s26 <text:s/>&lt;produced&gt; <text:s/>?o2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0">
            <text:p>0</text:p>
          </table:table-cell>
          <table:table-cell table:formula="of:=[.B45]/([.B45]+[.C45])" office:value-type="percentage" office:value="0.133333333333333">
            <text:p>13.33%</text:p>
          </table:table-cell>
          <table:table-cell office:value-type="float" office:value="0.002395">
            <text:p>0.002395</text:p>
          </table:table-cell>
          <table:table-cell office:value-type="float" office:value="0.112559">
            <text:p>0.112559</text:p>
          </table:table-cell>
          <table:table-cell office:value-type="percentage" office:value="0.067846">
            <text:p>6.78%</text:p>
          </table:table-cell>
          <table:table-cell office:value-type="percentage" office:value="0.161891">
            <text:p>16.19%</text:p>
          </table:table-cell>
          <table:table-cell office:value-type="float" office:value="2271">
            <text:p>2271</text:p>
          </table:table-cell>
          <table:table-cell office:value-type="float" office:value="33473">
            <text:p>33473</text:p>
          </table:table-cell>
          <table:table-cell office:value-type="string">
            <text:p>?o26</text:p>
          </table:table-cell>
          <table:table-cell table:number-columns-repeated="2" office:value-type="float" office:value="0">
            <text:p>0</text:p>
          </table:table-cell>
          <table:table-cell office:value-type="float" office:value="33473">
            <text:p>33473</text:p>
          </table:table-cell>
          <table:table-cell table:formula="of:=SUM([.M45:.O45])" office:value-type="float" office:value="33473">
            <text:p>33473</text:p>
          </table:table-cell>
          <table:table-cell table:formula="of:=[.M45]/[.P45]" office:value-type="percentage" office:value="0">
            <text:p>0.00%</text:p>
          </table:table-cell>
          <table:table-cell table:formula="of:=[.M45]/([.M45]+[.N45])" office:value-type="percentage" office:value="0">
            <text:p>#DIV/0!</text:p>
          </table:table-cell>
          <table:table-cell/>
        </table:table-row>
        <table:table-row table:style-name="ro2">
          <table:table-cell office:value-type="string">
            <text:p>?s63 <text:s/>&lt;isCitizenOf&gt; <text:s/>?s12 <text:s/>?s63 <text:s/>&lt;isLocatedIn&gt; <text:s/>?o12 <text:s text:c="2"/>=&gt; ?s12 <text:s/>&lt;hasCapital&gt; <text:s/>?o1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0">
            <text:p>0</text:p>
          </table:table-cell>
          <table:table-cell table:formula="of:=[.B46]/([.B46]+[.C46])" office:value-type="percentage" office:value="0.0666666666666667">
            <text:p>6.67%</text:p>
          </table:table-cell>
          <table:table-cell office:value-type="float" office:value="0.000037">
            <text:p>0.000037</text:p>
          </table:table-cell>
          <table:table-cell office:value-type="float" office:value="0.016517">
            <text:p>0.016517</text:p>
          </table:table-cell>
          <table:table-cell office:value-type="percentage" office:value="0.060137">
            <text:p>6.01%</text:p>
          </table:table-cell>
          <table:table-cell office:value-type="percentage" office:value="0.064103">
            <text:p>6.41%</text:p>
          </table:table-cell>
          <table:table-cell office:value-type="float" office:value="35">
            <text:p>35</text:p>
          </table:table-cell>
          <table:table-cell office:value-type="float" office:value="582">
            <text:p>582</text:p>
          </table:table-cell>
          <table:table-cell office:value-type="string">
            <text:p>?s1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SUM([.M46:.O46])" office:value-type="float" office:value="36">
            <text:p>36</text:p>
          </table:table-cell>
          <table:table-cell table:formula="of:=[.M46]/[.P46]" office:value-type="percentage" office:value="0">
            <text:p>0.00%</text:p>
          </table:table-cell>
          <table:table-cell table:formula="of:=[.M46]/([.M46]+[.N46])" office:value-type="percentage" office:value="0">
            <text:p>0.00%</text:p>
          </table:table-cell>
          <table:table-cell/>
        </table:table-row>
        <table:table-row table:style-name="ro2">
          <table:table-cell office:value-type="string">
            <text:p>?s63 <text:s/>&lt;isCitizenOf&gt; <text:s/>?s12 <text:s/>?s63 <text:s/>&lt;livesIn&gt; <text:s/>?o12 <text:s text:c="2"/>=&gt; ?s12 <text:s/>&lt;hasCapital&gt; <text:s/>?o1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">
            <text:p>0</text:p>
          </table:table-cell>
          <table:table-cell table:formula="of:=[.B47]/([.B47]+[.C47])" office:value-type="percentage" office:value="0">
            <text:p>0.00%</text:p>
          </table:table-cell>
          <table:table-cell office:value-type="float" office:value="0.000045">
            <text:p>0.000045</text:p>
          </table:table-cell>
          <table:table-cell office:value-type="float" office:value="0.020293">
            <text:p>0.020293</text:p>
          </table:table-cell>
          <table:table-cell office:value-type="percentage" office:value="0.058583">
            <text:p>5.86%</text:p>
          </table:table-cell>
          <table:table-cell office:value-type="percentage" office:value="0.065749">
            <text:p>6.57%</text:p>
          </table:table-cell>
          <table:table-cell office:value-type="float" office:value="43">
            <text:p>43</text:p>
          </table:table-cell>
          <table:table-cell office:value-type="float" office:value="734">
            <text:p>734</text:p>
          </table:table-cell>
          <table:table-cell office:value-type="string">
            <text:p>?s12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table:formula="of:=SUM([.M47:.O47])" office:value-type="float" office:value="80">
            <text:p>80</text:p>
          </table:table-cell>
          <table:table-cell table:formula="of:=[.M47]/[.P47]" office:value-type="percentage" office:value="0.025">
            <text:p>2.50%</text:p>
          </table:table-cell>
          <table:table-cell table:formula="of:=[.M47]/([.M47]+[.N47])" office:value-type="percentage" office:value="0.0444444444444444">
            <text:p>4.44%</text:p>
          </table:table-cell>
          <table:table-cell/>
        </table:table-row>
        <table:table-row table:style-name="ro2">
          <table:table-cell office:value-type="string">
            <text:p>?s55 <text:s/>&lt;dealsWith&gt; <text:s/>?s19 <text:s/>?s55 <text:s/>&lt;imports&gt; <text:s/>?o19 <text:s text:c="2"/>=&gt; ?s19 <text:s/>&lt;exports&gt; <text:s/>?o19 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0">
            <text:p>0</text:p>
          </table:table-cell>
          <table:table-cell table:formula="of:=[.B48]/([.B48]+[.C48])" office:value-type="percentage" office:value="0.0666666666666667">
            <text:p>6.67%</text:p>
          </table:table-cell>
          <table:table-cell office:value-type="float" office:value="0.000047">
            <text:p>0.000047</text:p>
          </table:table-cell>
          <table:table-cell office:value-type="float" office:value="0.088757">
            <text:p>0.088757</text:p>
          </table:table-cell>
          <table:table-cell office:value-type="percentage" office:value="0.055693">
            <text:p>5.57%</text:p>
          </table:table-cell>
          <table:table-cell office:value-type="percentage" office:value="0.064748">
            <text:p>6.47%</text:p>
          </table:table-cell>
          <table:table-cell office:value-type="float" office:value="45">
            <text:p>45</text:p>
          </table:table-cell>
          <table:table-cell office:value-type="float" office:value="808">
            <text:p>808</text:p>
          </table:table-cell>
          <table:table-cell office:value-type="string">
            <text:p>?o19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table:formula="of:=SUM([.M48:.O48])" office:value-type="float" office:value="113">
            <text:p>113</text:p>
          </table:table-cell>
          <table:table-cell table:formula="of:=[.M48]/[.P48]" office:value-type="percentage" office:value="0">
            <text:p>0.00%</text:p>
          </table:table-cell>
          <table:table-cell table:formula="of:=[.M48]/([.M48]+[.N48])" office:value-type="percentage" office:value="0">
            <text:p>0.00%</text:p>
          </table:table-cell>
          <table:table-cell/>
        </table:table-row>
        <table:table-row table:style-name="ro2">
          <table:table-cell office:value-type="string">
            <text:p>?s15 <text:s/>&lt;livesIn&gt; <text:s/>?o15 <text:s text:c="2"/>=&gt; ?s15 <text:s/>&lt;wasBornIn&gt; <text:s/>?o1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">
            <text:p>3</text:p>
          </table:table-cell>
          <table:table-cell table:formula="of:=[.B49]/([.B49]+[.C49])" office:value-type="percentage" office:value="0.428571428571429">
            <text:p>42.86%</text:p>
          </table:table-cell>
          <table:table-cell office:value-type="float" office:value="0.000815">
            <text:p>0.000815</text:p>
          </table:table-cell>
          <table:table-cell office:value-type="float" office:value="0.013813">
            <text:p>0.013813</text:p>
          </table:table-cell>
          <table:table-cell office:value-type="percentage" office:value="0.052971">
            <text:p>5.30%</text:p>
          </table:table-cell>
          <table:table-cell office:value-type="percentage" office:value="0.171169">
            <text:p>17.12%</text:p>
          </table:table-cell>
          <table:table-cell office:value-type="float" office:value="773">
            <text:p>773</text:p>
          </table:table-cell>
          <table:table-cell office:value-type="float" office:value="14593">
            <text:p>14593</text:p>
          </table:table-cell>
          <table:table-cell office:value-type="string">
            <text:p>?s15</text:p>
          </table:table-cell>
          <table:table-cell office:value-type="float" office:value="244">
            <text:p>244</text:p>
          </table:table-cell>
          <table:table-cell office:value-type="float" office:value="1136">
            <text:p>1136</text:p>
          </table:table-cell>
          <table:table-cell office:value-type="float" office:value="8697">
            <text:p>8697</text:p>
          </table:table-cell>
          <table:table-cell table:formula="of:=SUM([.M49:.O49])" office:value-type="float" office:value="10077">
            <text:p>10077</text:p>
          </table:table-cell>
          <table:table-cell table:formula="of:=[.M49]/[.P49]" office:value-type="percentage" office:value="0.0242135556217128">
            <text:p>2.42%</text:p>
          </table:table-cell>
          <table:table-cell table:formula="of:=[.M49]/([.M49]+[.N49])" office:value-type="percentage" office:value="0.176811594202899">
            <text:p>17.68%</text:p>
          </table:table-cell>
          <table:table-cell/>
        </table:table-row>
        <table:table-row table:style-name="ro2">
          <table:table-cell office:value-type="string">
            <text:p>?s11 <text:s/>&lt;isCitizenOf&gt; <text:s/>?o88 <text:s/>?o88 <text:s/>&lt;hasCapital&gt; <text:s/>?o11 <text:s text:c="2"/>=&gt; ?s11 <text:s/>&lt;diedIn&gt; <text:s/>?o1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1">
            <text:p>21</text:p>
          </table:table-cell>
          <table:table-cell table:formula="of:=[.B50]/([.B50]+[.C50])" office:value-type="percentage" office:value="0.111111111111111">
            <text:p>11.11%</text:p>
          </table:table-cell>
          <table:table-cell office:value-type="float" office:value="0.000726">
            <text:p>0.000726</text:p>
          </table:table-cell>
          <table:table-cell office:value-type="float" office:value="0.031053">
            <text:p>0.031053</text:p>
          </table:table-cell>
          <table:table-cell office:value-type="percentage" office:value="0.050499">
            <text:p>5.05%</text:p>
          </table:table-cell>
          <table:table-cell office:value-type="percentage" office:value="0.384572">
            <text:p>38.46%</text:p>
          </table:table-cell>
          <table:table-cell office:value-type="float" office:value="688">
            <text:p>688</text:p>
          </table:table-cell>
          <table:table-cell office:value-type="float" office:value="13624">
            <text:p>13624</text:p>
          </table:table-cell>
          <table:table-cell office:value-type="string">
            <text:p>?s11</text:p>
          </table:table-cell>
          <table:table-cell office:value-type="float" office:value="90">
            <text:p>90</text:p>
          </table:table-cell>
          <table:table-cell office:value-type="float" office:value="218">
            <text:p>218</text:p>
          </table:table-cell>
          <table:table-cell office:value-type="float" office:value="11527">
            <text:p>11527</text:p>
          </table:table-cell>
          <table:table-cell table:formula="of:=SUM([.M50:.O50])" office:value-type="float" office:value="11835">
            <text:p>11835</text:p>
          </table:table-cell>
          <table:table-cell table:formula="of:=[.M50]/[.P50]" office:value-type="percentage" office:value="0.00760456273764259">
            <text:p>0.76%</text:p>
          </table:table-cell>
          <table:table-cell table:formula="of:=[.M50]/([.M50]+[.N50])" office:value-type="percentage" office:value="0.292207792207792">
            <text:p>29.22%</text:p>
          </table:table-cell>
          <table:table-cell/>
        </table:table-row>
        <table:table-row table:style-name="ro2">
          <table:table-cell office:value-type="string">
            <text:p>?s21 <text:s/>&lt;imports&gt; <text:s/>?o61 <text:s/>?o21 <text:s/>&lt;exports&gt; <text:s/>?o61 <text:s text:c="2"/>=&gt; ?s21 <text:s/>&lt;dealsWith&gt; <text:s/>?o2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0">
            <text:p>0</text:p>
          </table:table-cell>
          <table:table-cell table:formula="of:=[.B51]/([.B51]+[.C51])" office:value-type="percentage" office:value="0.0666666666666667">
            <text:p>6.67%</text:p>
          </table:table-cell>
          <table:table-cell office:value-type="float" office:value="0.000127">
            <text:p>0.000127</text:p>
          </table:table-cell>
          <table:table-cell office:value-type="float" office:value="0.174165">
            <text:p>0.174165</text:p>
          </table:table-cell>
          <table:table-cell office:value-type="percentage" office:value="0.049958">
            <text:p>5.00%</text:p>
          </table:table-cell>
          <table:table-cell office:value-type="percentage" office:value="0.064137">
            <text:p>6.41%</text:p>
          </table:table-cell>
          <table:table-cell office:value-type="float" office:value="120">
            <text:p>120</text:p>
          </table:table-cell>
          <table:table-cell office:value-type="float" office:value="2402">
            <text:p>2402</text:p>
          </table:table-cell>
          <table:table-cell office:value-type="string">
            <text:p>?s21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429">
            <text:p>429</text:p>
          </table:table-cell>
          <table:table-cell table:formula="of:=SUM([.M51:.O51])" office:value-type="float" office:value="531">
            <text:p>531</text:p>
          </table:table-cell>
          <table:table-cell table:formula="of:=[.M51]/[.P51]" office:value-type="percentage" office:value="0.00376647834274953">
            <text:p>0.38%</text:p>
          </table:table-cell>
          <table:table-cell table:formula="of:=[.M51]/([.M51]+[.N51])" office:value-type="percentage" office:value="0.0196078431372549">
            <text:p>1.96%</text:p>
          </table:table-cell>
          <table:table-cell/>
        </table:table-row>
        <table:table-row table:style-name="ro2">
          <table:table-cell office:value-type="string">
            <text:p>?s19 <text:s/>&lt;dealsWith&gt; <text:s/>?o55 <text:s/>?o55 <text:s/>&lt;imports&gt; <text:s/>?o19 <text:s text:c="2"/>=&gt; ?s19 <text:s/>&lt;exports&gt; <text:s/>?o19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">
            <text:p>0</text:p>
          </table:table-cell>
          <table:table-cell table:formula="of:=[.B52]/([.B52]+[.C52])" office:value-type="percentage" office:value="0">
            <text:p>0.00%</text:p>
          </table:table-cell>
          <table:table-cell office:value-type="float" office:value="0.000055">
            <text:p>0.000055</text:p>
          </table:table-cell>
          <table:table-cell office:value-type="float" office:value="0.102564">
            <text:p>0.102564</text:p>
          </table:table-cell>
          <table:table-cell office:value-type="percentage" office:value="0.049571">
            <text:p>4.96%</text:p>
          </table:table-cell>
          <table:table-cell office:value-type="percentage" office:value="0.054507">
            <text:p>5.45%</text:p>
          </table:table-cell>
          <table:table-cell office:value-type="float" office:value="52">
            <text:p>52</text:p>
          </table:table-cell>
          <table:table-cell office:value-type="float" office:value="1049">
            <text:p>1049</text:p>
          </table:table-cell>
          <table:table-cell office:value-type="string">
            <text:p>?o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table:formula="of:=SUM([.M52:.O52])" office:value-type="float" office:value="95">
            <text:p>95</text:p>
          </table:table-cell>
          <table:table-cell table:formula="of:=[.M52]/[.P52]" office:value-type="percentage" office:value="0">
            <text:p>0.00%</text:p>
          </table:table-cell>
          <table:table-cell table:formula="of:=[.M52]/([.M52]+[.N52])" office:value-type="percentage" office:value="0">
            <text:p>0.00%</text:p>
          </table:table-cell>
          <table:table-cell/>
        </table:table-row>
        <table:table-row table:style-name="ro2">
          <table:table-cell office:value-type="string">
            <text:p>?s29 <text:s/>&lt;diedIn&gt; <text:s/>?o99 <text:s/>?o99 <text:s/>&lt;isLocatedIn&gt; <text:s/>?o29 <text:s text:c="2"/>=&gt; ?s29 <text:s/>&lt;isCitizenOf&gt; <text:s/>?o29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82">
            <text:p>82</text:p>
          </table:table-cell>
          <table:table-cell table:style-name="ce10" office:value-type="float" office:value="5">
            <text:p>5</text:p>
          </table:table-cell>
          <table:table-cell table:formula="of:=[.B53]/([.B53]+[.C53])" office:value-type="percentage" office:value="0.136842105263158">
            <text:p>13.68%</text:p>
          </table:table-cell>
          <table:table-cell office:value-type="float" office:value="0.000638">
            <text:p>0.000638</text:p>
          </table:table-cell>
          <table:table-cell office:value-type="float" office:value="0.041524">
            <text:p>0.041524</text:p>
          </table:table-cell>
          <table:table-cell office:value-type="percentage" office:value="0.045149">
            <text:p>4.51%</text:p>
          </table:table-cell>
          <table:table-cell office:value-type="percentage" office:value="0.481305">
            <text:p>48.13%</text:p>
          </table:table-cell>
          <table:table-cell office:value-type="float" office:value="605">
            <text:p>605</text:p>
          </table:table-cell>
          <table:table-cell office:value-type="float" office:value="13400">
            <text:p>13400</text:p>
          </table:table-cell>
          <table:table-cell office:value-type="string">
            <text:p>?s29</text:p>
          </table:table-cell>
          <table:table-cell office:value-type="float" office:value="34">
            <text:p>34</text:p>
          </table:table-cell>
          <table:table-cell office:value-type="float" office:value="854">
            <text:p>854</text:p>
          </table:table-cell>
          <table:table-cell office:value-type="float" office:value="11255">
            <text:p>11255</text:p>
          </table:table-cell>
          <table:table-cell table:formula="of:=SUM([.M53:.O53])" office:value-type="float" office:value="12143">
            <text:p>12143</text:p>
          </table:table-cell>
          <table:table-cell table:formula="of:=[.M53]/[.P53]" office:value-type="percentage" office:value="0.00279996705921107">
            <text:p>0.28%</text:p>
          </table:table-cell>
          <table:table-cell table:formula="of:=[.M53]/([.M53]+[.N53])" office:value-type="percentage" office:value="0.0382882882882883">
            <text:p>3.83%</text:p>
          </table:table-cell>
          <table:table-cell/>
        </table:table-row>
        <table:table-row table:style-name="ro2">
          <table:table-cell office:value-type="string">
            <text:p>?s9 <text:s/>&lt;isCitizenOf&gt; <text:s/>?o9 <text:s text:c="2"/>=&gt; ?s9 <text:s/>&lt;livesIn&gt; <text:s/>?o9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formula="of:=[.B54]/([.B54]+[.C54])" office:value-type="percentage" office:value="1">
            <text:p>100.00%</text:p>
          </table:table-cell>
          <table:table-cell office:value-type="float" office:value="0.000691">
            <text:p>0.000691</text:p>
          </table:table-cell>
          <table:table-cell office:value-type="float" office:value="0.044885">
            <text:p>0.044885</text:p>
          </table:table-cell>
          <table:table-cell office:value-type="percentage" office:value="0.044955">
            <text:p>4.50%</text:p>
          </table:table-cell>
          <table:table-cell office:value-type="percentage" office:value="0.523581">
            <text:p>52.36%</text:p>
          </table:table-cell>
          <table:table-cell office:value-type="float" office:value="655">
            <text:p>655</text:p>
          </table:table-cell>
          <table:table-cell office:value-type="float" office:value="14570">
            <text:p>14570</text:p>
          </table:table-cell>
          <table:table-cell office:value-type="string">
            <text:p>?s9</text:p>
          </table:table-cell>
          <table:table-cell office:value-type="float" office:value="35">
            <text:p>35</text:p>
          </table:table-cell>
          <table:table-cell office:value-type="float" office:value="130">
            <text:p>130</text:p>
          </table:table-cell>
          <table:table-cell office:value-type="float" office:value="13154">
            <text:p>13154</text:p>
          </table:table-cell>
          <table:table-cell table:formula="of:=SUM([.M54:.O54])" office:value-type="float" office:value="13319">
            <text:p>13319</text:p>
          </table:table-cell>
          <table:table-cell table:formula="of:=[.M54]/[.P54]" office:value-type="percentage" office:value="0.00262782491178016">
            <text:p>0.26%</text:p>
          </table:table-cell>
          <table:table-cell table:formula="of:=[.M54]/([.M54]+[.N54])" office:value-type="percentage" office:value="0.212121212121212">
            <text:p>21.21%</text:p>
          </table:table-cell>
          <table:table-cell/>
        </table:table-row>
        <table:table-row table:style-name="ro2">
          <table:table-cell office:value-type="string">
            <text:p>?s29 <text:s/>&lt;livesIn&gt; <text:s/>?o29 <text:s text:c="2"/>=&gt; ?s29 <text:s/>&lt;isCitizenOf&gt; <text:s/>?o29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98">
            <text:p>98</text:p>
          </table:table-cell>
          <table:table-cell table:style-name="ce10" office:value-type="float" office:value="3">
            <text:p>3</text:p>
          </table:table-cell>
          <table:table-cell table:formula="of:=[.B55]/([.B55]+[.C55])" office:value-type="percentage" office:value="0.0841121495327103">
            <text:p>8.41%</text:p>
          </table:table-cell>
          <table:table-cell office:value-type="float" office:value="0.000691">
            <text:p>0.000691</text:p>
          </table:table-cell>
          <table:table-cell office:value-type="float" office:value="0.044955">
            <text:p>0.044955</text:p>
          </table:table-cell>
          <table:table-cell office:value-type="percentage" office:value="0.044885">
            <text:p>4.49%</text:p>
          </table:table-cell>
          <table:table-cell office:value-type="percentage" office:value="0.365717">
            <text:p>36.57%</text:p>
          </table:table-cell>
          <table:table-cell office:value-type="float" office:value="655">
            <text:p>655</text:p>
          </table:table-cell>
          <table:table-cell office:value-type="float" office:value="14593">
            <text:p>14593</text:p>
          </table:table-cell>
          <table:table-cell office:value-type="string">
            <text:p>?s29</text:p>
          </table:table-cell>
          <table:table-cell office:value-type="float" office:value="77">
            <text:p>77</text:p>
          </table:table-cell>
          <table:table-cell office:value-type="float" office:value="1482">
            <text:p>1482</text:p>
          </table:table-cell>
          <table:table-cell office:value-type="float" office:value="11243">
            <text:p>11243</text:p>
          </table:table-cell>
          <table:table-cell table:formula="of:=SUM([.M55:.O55])" office:value-type="float" office:value="12802">
            <text:p>12802</text:p>
          </table:table-cell>
          <table:table-cell table:formula="of:=[.M55]/[.P55]" office:value-type="percentage" office:value="0.00601468520543665">
            <text:p>0.60%</text:p>
          </table:table-cell>
          <table:table-cell table:formula="of:=[.M55]/([.M55]+[.N55])" office:value-type="percentage" office:value="0.0493906350224503">
            <text:p>4.94%</text:p>
          </table:table-cell>
          <table:table-cell/>
        </table:table-row>
        <table:table-row table:style-name="ro2">
          <table:table-cell office:value-type="string">
            <text:p>?s61 <text:s/>&lt;dealsWith&gt; <text:s/>?s21 <text:s/>?o21 <text:s/>&lt;dealsWith&gt; <text:s/>?s61 <text:s text:c="2"/>=&gt; ?s21 <text:s/>&lt;dealsWith&gt; <text:s/>?o21 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0">
            <text:p>0</text:p>
          </table:table-cell>
          <table:table-cell table:formula="of:=[.B56]/([.B56]+[.C56])" office:value-type="percentage" office:value="0.533333333333333">
            <text:p>53.33%</text:p>
          </table:table-cell>
          <table:table-cell office:value-type="float" office:value="0.000075">
            <text:p>0.000075</text:p>
          </table:table-cell>
          <table:table-cell office:value-type="float" office:value="0.103048">
            <text:p>0.103048</text:p>
          </table:table-cell>
          <table:table-cell office:value-type="percentage" office:value="0.043612">
            <text:p>4.36%</text:p>
          </table:table-cell>
          <table:table-cell office:value-type="percentage" office:value="0.055774">
            <text:p>5.58%</text:p>
          </table:table-cell>
          <table:table-cell office:value-type="float" office:value="71">
            <text:p>71</text:p>
          </table:table-cell>
          <table:table-cell office:value-type="float" office:value="1628">
            <text:p>1628</text:p>
          </table:table-cell>
          <table:table-cell office:value-type="string">
            <text:p>?s21</text:p>
          </table:table-cell>
          <table:table-cell office:value-type="float" office:value="8">
            <text:p>8</text:p>
          </table:table-cell>
          <table:table-cell office:value-type="float" office:value="123">
            <text:p>123</text:p>
          </table:table-cell>
          <table:table-cell office:value-type="float" office:value="224">
            <text:p>224</text:p>
          </table:table-cell>
          <table:table-cell table:formula="of:=SUM([.M56:.O56])" office:value-type="float" office:value="355">
            <text:p>355</text:p>
          </table:table-cell>
          <table:table-cell table:formula="of:=[.M56]/[.P56]" office:value-type="percentage" office:value="0.0225352112676056">
            <text:p>2.25%</text:p>
          </table:table-cell>
          <table:table-cell table:formula="of:=[.M56]/([.M56]+[.N56])" office:value-type="percentage" office:value="0.0610687022900763">
            <text:p>6.11%</text:p>
          </table:table-cell>
          <table:table-cell/>
        </table:table-row>
        <table:table-row table:style-name="ro2">
          <table:table-cell table:style-name="Default" office:value-type="string">
            <text:p>?s63 <text:s/>&lt;livesIn&gt; <text:s/>?s12 <text:s/>?s63 <text:s/>&lt;diedIn&gt; <text:s/>?o12 <text:s text:c="2"/>=&gt; ?s12 <text:s/>&lt;hasCapital&gt; <text:s/>?o1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">
            <text:p>0</text:p>
          </table:table-cell>
          <table:table-cell table:formula="of:=[.B57]/([.B57]+[.C57])" office:value-type="percentage" office:value="0">
            <text:p>0.00%</text:p>
          </table:table-cell>
          <table:table-cell office:value-type="float" office:value="0.000026">
            <text:p>0.000026</text:p>
          </table:table-cell>
          <table:table-cell office:value-type="float" office:value="0.011798">
            <text:p>0.011798</text:p>
          </table:table-cell>
          <table:table-cell office:value-type="percentage" office:value="0.042662">
            <text:p>4.27%</text:p>
          </table:table-cell>
          <table:table-cell office:value-type="percentage" office:value="0.159236">
            <text:p>15.92%</text:p>
          </table:table-cell>
          <table:table-cell office:value-type="float" office:value="25">
            <text:p>25</text:p>
          </table:table-cell>
          <table:table-cell office:value-type="float" office:value="586">
            <text:p>586</text:p>
          </table:table-cell>
          <table:table-cell office:value-type="string">
            <text:p>?s1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403">
            <text:p>403</text:p>
          </table:table-cell>
          <table:table-cell table:formula="of:=SUM([.M57:.O57])" office:value-type="float" office:value="429">
            <text:p>429</text:p>
          </table:table-cell>
          <table:table-cell table:formula="of:=[.M57]/[.P57]" office:value-type="percentage" office:value="0.00699300699300699">
            <text:p>0.70%</text:p>
          </table:table-cell>
          <table:table-cell table:formula="of:=[.M57]/([.M57]+[.N57])" office:value-type="percentage" office:value="0.115384615384615">
            <text:p>11.54%</text:p>
          </table:table-cell>
          <table:table-cell/>
        </table:table-row>
        <table:table-row table:style-name="ro2">
          <table:table-cell table:style-name="Default" office:value-type="string">
            <text:p>?s29 <text:s/>&lt;livesIn&gt; <text:s/>?o99 <text:s/>?o29 <text:s/>&lt;hasCapital&gt; <text:s/>?o99 <text:s text:c="2"/>=&gt; ?s29 <text:s/>&lt;isCitizenOf&gt; <text:s/>?o29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formula="of:=[.B58]/([.B58]+[.C58])" office:value-type="percentage" office:value="0.333333333333333">
            <text:p>33.33%</text:p>
          </table:table-cell>
          <table:table-cell table:style-name="ce17" office:value-type="float" office:value="0.000212">
            <text:p>0.0002120</text:p>
          </table:table-cell>
          <table:table-cell office:value-type="float" office:value="0.013795">
            <text:p>0.013795</text:p>
          </table:table-cell>
          <table:table-cell office:value-type="percentage" office:value="0.040837">
            <text:p>4.08%</text:p>
          </table:table-cell>
          <table:table-cell office:value-type="percentage" office:value="0.207003">
            <text:p>20.70%</text:p>
          </table:table-cell>
          <table:table-cell office:value-type="float" office:value="201">
            <text:p>201</text:p>
          </table:table-cell>
          <table:table-cell office:value-type="float" office:value="4922">
            <text:p>4922</text:p>
          </table:table-cell>
          <table:table-cell office:value-type="string">
            <text:p>?s29</text:p>
          </table:table-cell>
          <table:table-cell office:value-type="float" office:value="48">
            <text:p>48</text:p>
          </table:table-cell>
          <table:table-cell office:value-type="float" office:value="200">
            <text:p>200</text:p>
          </table:table-cell>
          <table:table-cell office:value-type="float" office:value="3703">
            <text:p>3703</text:p>
          </table:table-cell>
          <table:table-cell table:formula="of:=SUM([.M58:.O58])" office:value-type="float" office:value="3951">
            <text:p>3951</text:p>
          </table:table-cell>
          <table:table-cell table:formula="of:=[.M58]/[.P58]" office:value-type="percentage" office:value="0.0121488230827639">
            <text:p>1.21%</text:p>
          </table:table-cell>
          <table:table-cell table:formula="of:=[.M58]/([.M58]+[.N58])" office:value-type="percentage" office:value="0.193548387096774">
            <text:p>19.35%</text:p>
          </table:table-cell>
          <table:table-cell/>
        </table:table-row>
        <table:table-row table:style-name="ro2">
          <table:table-cell table:style-name="Default" office:value-type="string">
            <text:p>?s29 <text:s/>&lt;livesIn&gt; <text:s/>?o99 <text:s/>?o99 <text:s/>&lt;isLocatedIn&gt; <text:s/>?o29 <text:s text:c="2"/>=&gt; ?s29 <text:s/>&lt;isCitizenOf&gt; <text:s/>?o29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">
            <text:p>0</text:p>
          </table:table-cell>
          <table:table-cell table:formula="of:=[.B59]/([.B59]+[.C59])" office:value-type="percentage" office:value="0">
            <text:p>0.00%</text:p>
          </table:table-cell>
          <table:table-cell table:style-name="ce17" office:value-type="float" office:value="0.000217">
            <text:p>0.0002170</text:p>
          </table:table-cell>
          <table:table-cell office:value-type="float" office:value="0.014139">
            <text:p>0.014139</text:p>
          </table:table-cell>
          <table:table-cell office:value-type="percentage" office:value="0.039097">
            <text:p>3.91%</text:p>
          </table:table-cell>
          <table:table-cell office:value-type="percentage" office:value="0.481308">
            <text:p>48.13%</text:p>
          </table:table-cell>
          <table:table-cell office:value-type="float" office:value="206">
            <text:p>206</text:p>
          </table:table-cell>
          <table:table-cell office:value-type="float" office:value="5269">
            <text:p>5269</text:p>
          </table:table-cell>
          <table:table-cell office:value-type="string">
            <text:p>?s29</text:p>
          </table:table-cell>
          <table:table-cell office:value-type="float" office:value="24">
            <text:p>24</text:p>
          </table:table-cell>
          <table:table-cell office:value-type="float" office:value="603">
            <text:p>603</text:p>
          </table:table-cell>
          <table:table-cell office:value-type="float" office:value="4214">
            <text:p>4214</text:p>
          </table:table-cell>
          <table:table-cell table:formula="of:=SUM([.M59:.O59])" office:value-type="float" office:value="4841">
            <text:p>4841</text:p>
          </table:table-cell>
          <table:table-cell table:formula="of:=[.M59]/[.P59]" office:value-type="percentage" office:value="0.00495765337740136">
            <text:p>0.50%</text:p>
          </table:table-cell>
          <table:table-cell table:formula="of:=[.M59]/([.M59]+[.N59])" office:value-type="percentage" office:value="0.0382775119617225">
            <text:p>3.83%</text:p>
          </table:table-cell>
          <table:table-cell/>
        </table:table-row>
        <table:table-row table:style-name="ro2">
          <table:table-cell table:style-name="Default" office:value-type="string">
            <text:p>?s29 <text:s/>&lt;wasBornIn&gt; <text:s/>?o99 <text:s/>?o99 <text:s/>&lt;isLocatedIn&gt; <text:s/>?o29 <text:s text:c="2"/>=&gt; ?s29 <text:s/>&lt;isCitizenOf&gt; <text:s/>?o29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0">
            <text:p>0</text:p>
          </table:table-cell>
          <table:table-cell table:formula="of:=[.B60]/([.B60]+[.C60])" office:value-type="percentage" office:value="0.233333333333333">
            <text:p>23.33%</text:p>
          </table:table-cell>
          <table:table-cell table:style-name="ce17" office:value-type="float" office:value="0.001334">
            <text:p>0.0013340</text:p>
          </table:table-cell>
          <table:table-cell office:value-type="float" office:value="0.086822">
            <text:p>0.086822</text:p>
          </table:table-cell>
          <table:table-cell office:value-type="percentage" office:value="0.03745">
            <text:p>3.75%</text:p>
          </table:table-cell>
          <table:table-cell office:value-type="percentage" office:value="0.574217">
            <text:p>57.42%</text:p>
          </table:table-cell>
          <table:table-cell office:value-type="float" office:value="1265">
            <text:p>1265</text:p>
          </table:table-cell>
          <table:table-cell office:value-type="float" office:value="33778">
            <text:p>33778</text:p>
          </table:table-cell>
          <table:table-cell office:value-type="string">
            <text:p>?s29</text:p>
          </table:table-cell>
          <table:table-cell office:value-type="float" office:value="129">
            <text:p>129</text:p>
          </table:table-cell>
          <table:table-cell office:value-type="float" office:value="2862">
            <text:p>2862</text:p>
          </table:table-cell>
          <table:table-cell office:value-type="float" office:value="28584">
            <text:p>28584</text:p>
          </table:table-cell>
          <table:table-cell table:formula="of:=SUM([.M60:.O60])" office:value-type="float" office:value="31575">
            <text:p>31575</text:p>
          </table:table-cell>
          <table:table-cell table:formula="of:=[.M60]/[.P60]" office:value-type="percentage" office:value="0.0040855106888361">
            <text:p>0.41%</text:p>
          </table:table-cell>
          <table:table-cell table:formula="of:=[.M60]/([.M60]+[.N60])" office:value-type="percentage" office:value="0.0431293881644935">
            <text:p>4.31%</text:p>
          </table:table-cell>
          <table:table-cell/>
        </table:table-row>
        <table:table-row table:style-name="ro2">
          <table:table-cell table:style-name="Default" office:value-type="string">
            <text:p>?s21 <text:s/>&lt;exports&gt; <text:s/>?o61 <text:s/>?o21 <text:s/>&lt;imports&gt; <text:s/>?o61 <text:s text:c="2"/>=&gt; ?s21 <text:s/>&lt;dealsWith&gt; <text:s/>?o21 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">
            <text:p>0</text:p>
          </table:table-cell>
          <table:table-cell table:formula="of:=[.B61]/([.B61]+[.C61])" office:value-type="percentage" office:value="0">
            <text:p>0.00%</text:p>
          </table:table-cell>
          <table:table-cell table:style-name="ce17" office:value-type="float" office:value="0.00009">
            <text:p>0.0000900</text:p>
          </table:table-cell>
          <table:table-cell office:value-type="float" office:value="0.123367">
            <text:p>0.123367</text:p>
          </table:table-cell>
          <table:table-cell office:value-type="percentage" office:value="0.035387">
            <text:p>3.54%</text:p>
          </table:table-cell>
          <table:table-cell office:value-type="percentage" office:value="0.042142">
            <text:p>4.21%</text:p>
          </table:table-cell>
          <table:table-cell office:value-type="float" office:value="85">
            <text:p>85</text:p>
          </table:table-cell>
          <table:table-cell office:value-type="float" office:value="2402">
            <text:p>2402</text:p>
          </table:table-cell>
          <table:table-cell office:value-type="string">
            <text:p>?s21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305">
            <text:p>305</text:p>
          </table:table-cell>
          <table:table-cell table:formula="of:=SUM([.M61:.O61])" office:value-type="float" office:value="385">
            <text:p>385</text:p>
          </table:table-cell>
          <table:table-cell table:formula="of:=[.M61]/[.P61]" office:value-type="percentage" office:value="0.0155844155844156">
            <text:p>1.56%</text:p>
          </table:table-cell>
          <table:table-cell table:formula="of:=[.M61]/([.M61]+[.N61])" office:value-type="percentage" office:value="0.075">
            <text:p>7.50%</text:p>
          </table:table-cell>
          <table:table-cell/>
        </table:table-row>
        <table:table-row table:style-name="ro2">
          <table:table-cell table:style-name="Default" office:value-type="string">
            <text:p>?s11 <text:s/>&lt;wasBornIn&gt; <text:s/>?o11 <text:s text:c="2"/>=&gt; ?s11 <text:s/>&lt;diedIn&gt; <text:s/>?o1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0">
            <text:p>0</text:p>
          </table:table-cell>
          <table:table-cell table:formula="of:=[.B62]/([.B62]+[.C62])" office:value-type="percentage" office:value="0.05">
            <text:p>5.00%</text:p>
          </table:table-cell>
          <table:table-cell table:style-name="ce17" office:value-type="float" office:value="0.002067">
            <text:p>0.0020670</text:p>
          </table:table-cell>
          <table:table-cell office:value-type="float" office:value="0.088464">
            <text:p>0.088464</text:p>
          </table:table-cell>
          <table:table-cell office:value-type="percentage" office:value="0.035023">
            <text:p>3.50%</text:p>
          </table:table-cell>
          <table:table-cell office:value-type="percentage" office:value="0.225313">
            <text:p>22.53%</text:p>
          </table:table-cell>
          <table:table-cell office:value-type="float" office:value="1960">
            <text:p>1960</text:p>
          </table:table-cell>
          <table:table-cell office:value-type="float" office:value="55963">
            <text:p>55963</text:p>
          </table:table-cell>
          <table:table-cell office:value-type="string">
            <text:p>?s11</text:p>
          </table:table-cell>
          <table:table-cell office:value-type="float" office:value="123">
            <text:p>123</text:p>
          </table:table-cell>
          <table:table-cell office:value-type="float" office:value="1018">
            <text:p>1018</text:p>
          </table:table-cell>
          <table:table-cell office:value-type="float" office:value="46123">
            <text:p>46123</text:p>
          </table:table-cell>
          <table:table-cell table:formula="of:=SUM([.M62:.O62])" office:value-type="float" office:value="47264">
            <text:p>47264</text:p>
          </table:table-cell>
          <table:table-cell table:formula="of:=[.M62]/[.P62]" office:value-type="percentage" office:value="0.00260240352064997">
            <text:p>0.26%</text:p>
          </table:table-cell>
          <table:table-cell table:formula="of:=[.M62]/([.M62]+[.N62])" office:value-type="percentage" office:value="0.107800175284838">
            <text:p>10.78%</text:p>
          </table:table-cell>
          <table:table-cell/>
        </table:table-row>
        <table:table-row table:style-name="ro2">
          <table:table-cell table:style-name="Default" office:value-type="string">
            <text:p>?s9 <text:s/>&lt;isLeaderOf&gt; <text:s/>?o9 <text:s text:c="2"/>=&gt; ?s9 <text:s/>&lt;livesIn&gt; <text:s/>?o9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formula="of:=[.B63]/([.B63]+[.C63])" office:value-type="percentage" office:value="0.6">
            <text:p>60.00%</text:p>
          </table:table-cell>
          <table:table-cell table:style-name="ce17" office:value-type="float" office:value="0.000227">
            <text:p>0.0002270</text:p>
          </table:table-cell>
          <table:table-cell office:value-type="float" office:value="0.014733">
            <text:p>0.014733</text:p>
          </table:table-cell>
          <table:table-cell office:value-type="percentage" office:value="0.033704">
            <text:p>3.37%</text:p>
          </table:table-cell>
          <table:table-cell office:value-type="percentage" office:value="0.144489">
            <text:p>14.45%</text:p>
          </table:table-cell>
          <table:table-cell office:value-type="float" office:value="215">
            <text:p>215</text:p>
          </table:table-cell>
          <table:table-cell office:value-type="float" office:value="6379">
            <text:p>6379</text:p>
          </table:table-cell>
          <table:table-cell office:value-type="string">
            <text:p>?s9</text:p>
          </table:table-cell>
          <table:table-cell office:value-type="float" office:value="167">
            <text:p>167</text:p>
          </table:table-cell>
          <table:table-cell office:value-type="float" office:value="730">
            <text:p>730</text:p>
          </table:table-cell>
          <table:table-cell office:value-type="float" office:value="3994">
            <text:p>3994</text:p>
          </table:table-cell>
          <table:table-cell table:formula="of:=SUM([.M63:.O63])" office:value-type="float" office:value="4891">
            <text:p>4891</text:p>
          </table:table-cell>
          <table:table-cell table:formula="of:=[.M63]/[.P63]" office:value-type="percentage" office:value="0.0341443467593539">
            <text:p>3.41%</text:p>
          </table:table-cell>
          <table:table-cell table:formula="of:=[.M63]/([.M63]+[.N63])" office:value-type="percentage" office:value="0.186176142697882">
            <text:p>18.62%</text:p>
          </table:table-cell>
          <table:table-cell/>
        </table:table-row>
        <table:table-row table:style-name="ro2">
          <table:table-cell table:style-name="Default" office:value-type="string">
            <text:p>?s21 <text:s/>&lt;exports&gt; <text:s/>?o61 <text:s/>?o21 <text:s/>&lt;exports&gt; <text:s/>?o61 <text:s text:c="2"/>=&gt; ?s21 <text:s/>&lt;dealsWith&gt; <text:s/>?o2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0">
            <text:p>0</text:p>
          </table:table-cell>
          <table:table-cell table:formula="of:=[.B64]/([.B64]+[.C64])" office:value-type="percentage" office:value="0.0666666666666667">
            <text:p>6.67%</text:p>
          </table:table-cell>
          <table:table-cell table:style-name="ce17" office:value-type="float" office:value="0.000107">
            <text:p>0.0001070</text:p>
          </table:table-cell>
          <table:table-cell office:value-type="float" office:value="0.146589">
            <text:p>0.146589</text:p>
          </table:table-cell>
          <table:table-cell office:value-type="percentage" office:value="0.032084">
            <text:p>3.21%</text:p>
          </table:table-cell>
          <table:table-cell office:value-type="percentage" office:value="0.042118">
            <text:p>4.21%</text:p>
          </table:table-cell>
          <table:table-cell office:value-type="float" office:value="101">
            <text:p>101</text:p>
          </table:table-cell>
          <table:table-cell office:value-type="float" office:value="3148">
            <text:p>3148</text:p>
          </table:table-cell>
          <table:table-cell office:value-type="string">
            <text:p>?s21</text:p>
          </table:table-cell>
          <table:table-cell office:value-type="float" office:value="10">
            <text:p>10</text:p>
          </table:table-cell>
          <table:table-cell office:value-type="float" office:value="199">
            <text:p>199</text:p>
          </table:table-cell>
          <table:table-cell office:value-type="float" office:value="541">
            <text:p>541</text:p>
          </table:table-cell>
          <table:table-cell table:formula="of:=SUM([.M64:.O64])" office:value-type="float" office:value="750">
            <text:p>750</text:p>
          </table:table-cell>
          <table:table-cell table:formula="of:=[.M64]/[.P64]" office:value-type="percentage" office:value="0.0133333333333333">
            <text:p>1.33%</text:p>
          </table:table-cell>
          <table:table-cell table:formula="of:=[.M64]/([.M64]+[.N64])" office:value-type="percentage" office:value="0.0478468899521531">
            <text:p>4.78%</text:p>
          </table:table-cell>
          <table:table-cell/>
        </table:table-row>
        <table:table-row table:style-name="ro2">
          <table:table-cell table:style-name="Default" office:value-type="string">
            <text:p>?s21 <text:s/>&lt;imports&gt; <text:s/>?o61 <text:s/>?o21 <text:s/>&lt;imports&gt; <text:s/>?o61 <text:s text:c="2"/>=&gt; ?s21 <text:s/>&lt;dealsWith&gt; <text:s/>?o21 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0">
            <text:p>0</text:p>
          </table:table-cell>
          <table:table-cell table:formula="of:=[.B65]/([.B65]+[.C65])" office:value-type="percentage" office:value="0.0666666666666667">
            <text:p>6.67%</text:p>
          </table:table-cell>
          <table:table-cell table:style-name="ce17" office:value-type="float" office:value="0.000181">
            <text:p>0.0001810</text:p>
          </table:table-cell>
          <table:table-cell office:value-type="float" office:value="0.249637">
            <text:p>0.249637</text:p>
          </table:table-cell>
          <table:table-cell office:value-type="percentage" office:value="0.031935">
            <text:p>3.19%</text:p>
          </table:table-cell>
          <table:table-cell office:value-type="percentage" office:value="0.041546">
            <text:p>4.15%</text:p>
          </table:table-cell>
          <table:table-cell office:value-type="float" office:value="172">
            <text:p>172</text:p>
          </table:table-cell>
          <table:table-cell office:value-type="float" office:value="5386">
            <text:p>5386</text:p>
          </table:table-cell>
          <table:table-cell office:value-type="string">
            <text:p>?s21</text:p>
          </table:table-cell>
          <table:table-cell office:value-type="float" office:value="6">
            <text:p>6</text:p>
          </table:table-cell>
          <table:table-cell office:value-type="float" office:value="222">
            <text:p>222</text:p>
          </table:table-cell>
          <table:table-cell office:value-type="float" office:value="1018">
            <text:p>1018</text:p>
          </table:table-cell>
          <table:table-cell table:formula="of:=SUM([.M65:.O65])" office:value-type="float" office:value="1246">
            <text:p>1246</text:p>
          </table:table-cell>
          <table:table-cell table:formula="of:=[.M65]/[.P65]" office:value-type="percentage" office:value="0.00481540930979133">
            <text:p>0.48%</text:p>
          </table:table-cell>
          <table:table-cell table:formula="of:=[.M65]/([.M65]+[.N65])" office:value-type="percentage" office:value="0.0263157894736842">
            <text:p>2.63%</text:p>
          </table:table-cell>
          <table:table-cell/>
        </table:table-row>
        <table:table-row table:style-name="ro2">
          <table:table-cell table:style-name="Default" office:value-type="string">
            <text:p>?s33 <text:s/>&lt;created&gt; <text:s/>?o33 <text:s text:c="2"/>=&gt; ?s33 <text:s/>&lt;directed&gt; <text:s/>?o3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0">
            <text:p>0</text:p>
          </table:table-cell>
          <table:table-cell table:formula="of:=[.B66]/([.B66]+[.C66])" office:value-type="percentage" office:value="0">
            <text:p>0.00%</text:p>
          </table:table-cell>
          <table:table-cell table:style-name="ce17" office:value-type="float" office:value="0.006621">
            <text:p>0.0066210</text:p>
          </table:table-cell>
          <table:table-cell office:value-type="float" office:value="0.187524">
            <text:p>0.187524</text:p>
          </table:table-cell>
          <table:table-cell office:value-type="percentage" office:value="0.03136">
            <text:p>3.14%</text:p>
          </table:table-cell>
          <table:table-cell office:value-type="percentage" office:value="0.228022">
            <text:p>22.80%</text:p>
          </table:table-cell>
          <table:table-cell office:value-type="float" office:value="6277">
            <text:p>6277</text:p>
          </table:table-cell>
          <table:table-cell office:value-type="float" office:value="200158">
            <text:p>200158</text:p>
          </table:table-cell>
          <table:table-cell office:value-type="string">
            <text:p>?o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156">
            <text:p>200156</text:p>
          </table:table-cell>
          <table:table-cell table:formula="of:=SUM([.M66:.O66])" office:value-type="float" office:value="200157">
            <text:p>200157</text:p>
          </table:table-cell>
          <table:table-cell table:formula="of:=[.M66]/[.P66]" office:value-type="percentage" office:value="0">
            <text:p>0.00%</text:p>
          </table:table-cell>
          <table:table-cell table:formula="of:=[.M66]/([.M66]+[.N66])" office:value-type="percentage" office:value="0">
            <text:p>0.00%</text:p>
          </table:table-cell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10" number:min-integer-digits="1"/>
    </number:number-style>
    <number:number-style style:name="N128">
      <number:number number:decimal-places="11" number:min-integer-digits="1"/>
    </number:number-style>
    <number:number-style style:name="N129">
      <number:number number:decimal-places="12" number:min-integer-digits="1"/>
    </number:number-style>
    <number:number-style style:name="N130">
      <number:number number:decimal-places="13" number:min-integer-digits="1"/>
    </number:number-style>
    <number:number-style style:name="N131">
      <number:number number:decimal-places="14" number:min-integer-digits="1"/>
    </number:number-style>
    <number:number-style style:name="N132">
      <number:number number:decimal-places="15" number:min-integer-digits="1"/>
    </number:number-style>
    <number:number-style style:name="N133">
      <number:number number:decimal-places="16" number:min-integer-digits="1"/>
    </number:number-style>
    <number:number-style style:name="N134">
      <number:number number:decimal-places="17" number:min-integer-digits="1"/>
    </number:number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12/06/2012</text:date>, <text:time>15:1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8T18:31:40</meta:creation-date>
    <dc:date>2012-12-06T15:16:38</dc:date>
    <meta:editing-duration>PT02H55M38S</meta:editing-duration>
    <meta:editing-cycles>11</meta:editing-cycles>
    <meta:generator>OpenOffice.org/3.2$Unix OpenOffice.org_project/320m19$Build-9505</meta:generator>
    <meta:document-statistic meta:table-count="3" meta:cell-count="1648" meta:object-count="0"/>
  </office:meta>
</office:document-meta>
</file>